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09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9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  <style:map style:condition="cell-content()=&quot;u&quot;" style:apply-style-name="unknown" style:base-cell-address="Mapa.C2"/>
      <style:map style:condition="cell-content()=&quot;c&quot;" style:apply-style-name="candle" style:base-cell-address="Mapa.C2"/>
      <style:map style:condition="cell-content()=&quot;b&quot;" style:apply-style-name="barrier" style:base-cell-address="Mapa.C2"/>
      <style:map style:condition="cell-content()=&quot;I&quot;" style:apply-style-name="interesting" style:base-cell-address="Mapa.C2"/>
      <style:map style:condition="cell-content()=&quot;d&quot;" style:apply-style-name="Bez_20_názvu4" style:base-cell-address="Mapa.C2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8" style:family="table-cell" style:parent-style-name="Accent_20_1">
      <style:map style:condition="cell-content()=64" style:apply-style-name="Bez_20_názvu2" style:base-cell-address="Mapa.O2"/>
    </style:style>
    <style:style style:name="ce9" style:family="table-cell" style:parent-style-name="Accent_20_1">
      <style:table-cell-properties style:text-align-source="fix" style:repeat-content="false" style:vertical-align="middle"/>
      <style:paragraph-properties fo:text-align="center" fo:margin-left="0mm"/>
      <style:map style:condition="cell-content()=64" style:apply-style-name="Bez_20_názvu2" style:base-cell-address="Mapa.O2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ystu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ioda L(us)</text:p>
          </table:table-cell>
          <table:table-cell office:value-type="string" calcext:value-type="string">
            <text:p>Perioda R(u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(([.A3]+[.B3])/([.A3]-[.B3]))*([.D8]/2)" office:value-type="float" office:value="-0.09375" calcext:value-type="float">
            <text:p>-0.09375</text:p>
          </table:table-cell>
          <table:table-cell table:number-columns-repeated="3"/>
        </table:table-row>
        <table:table-row table:style-name="ro1">
          <table:table-cell table:formula="of:=[.A2]/1000000" office:value-type="float" office:value="0.002" calcext:value-type="float">
            <text:p>0.002</text:p>
          </table:table-cell>
          <table:table-cell table:formula="of:=[.B2]/1000000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avg</text:p>
          </table:table-cell>
          <table:table-cell table:number-columns-repeated="6"/>
        </table:table-row>
        <table:table-row table:style-name="ro1">
          <table:table-cell table:formula="of:=([.A2]*[.B2])/([.B2]-[.A2])" office:value-type="float" office:value="2500" calcext:value-type="float">
            <text:p>25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lomer kola</text:p>
          </table:table-cell>
          <table:table-cell office:value-type="string" calcext:value-type="string">
            <text:p>rozteč k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44" calcext:value-type="float">
            <text:p>0.044</text:p>
          </table:table-cell>
          <table:table-cell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ekvence</text:p>
          </table:table-cell>
          <table:table-cell office:value-type="string" calcext:value-type="string">
            <text:p>kroky </text:p>
          </table:table-cell>
          <table:table-cell office:value-type="string" calcext:value-type="string">
            <text:p>rychlost L</text:p>
          </table:table-cell>
          <table:table-cell office:value-type="string" calcext:value-type="string">
            <text:p>Rychlost R</text:p>
          </table:table-cell>
          <table:table-cell/>
        </table:table-row>
        <table:table-row table:style-name="ro1">
          <table:table-cell table:number-columns-repeated="2"/>
          <table:table-cell table:formula="of:=1000000/([.A2])"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COM.MICROSOFT.CONCAT (ROUND([.C10]*[.D14]; 5); &quot; m/s&quot;)" office:value-type="string" office:string-value="0.69115 m/s" calcext:value-type="string">
            <text:p>0.69115 m/s</text:p>
          </table:table-cell>
          <table:table-cell table:formula="of:=COM.MICROSOFT.CONCAT (ROUND([.$C$12]*[.$D14]; 5); &quot; m/s&quot;)" office:value-type="string" office:string-value="0.13823 m/s" calcext:value-type="string">
            <text:p>0.13823 m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kvence 2</text:p>
          </table:table-cell>
          <table:table-cell office:value-type="string" calcext:value-type="string">
            <text:p>delka kola</text:p>
          </table:table-cell>
          <table:table-cell office:value-type="string" calcext:value-type="string">
            <text:p>úhlová rychl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000000/([.B2])" office:value-type="float" office:value="100" calcext:value-type="float">
            <text:p>100</text:p>
          </table:table-cell>
          <table:table-cell table:formula="of:=2*[.$C$8]*[.$C$14]" office:value-type="float" office:value="0.276460153515902" calcext:value-type="float">
            <text:p>0.276460153515902</text:p>
          </table:table-cell>
          <table:table-cell table:formula="of:=COM.MICROSOFT.CONCAT(ROUND(([.C14]*[.C8]*([.B3]-[.A3]))/([.D10]*[.A3]*[.B3]*[.D8]); 4); &quot; rad/s&quot;)" office:value-type="string" office:string-value="2.2117 rad/s" calcext:value-type="string">
            <text:p>2.2117 rad/s</text:p>
          </table:table-cell>
          <table:table-cell table:formula="of:=COM.MICROSOFT.CONCAT(ROUND(; 4); &quot; rad/s&quot;)" office:value-type="string" office:string-value="0 rad/s" calcext:value-type="string">
            <text:p>0 rad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</text:p>
          </table:table-cell>
          <table:table-cell office:value-type="string" calcext:value-type="string">
            <text:p>delka na krok</text:p>
          </table:table-cell>
          <table:table-cell office:value-type="string" calcext:value-type="string">
            <text:p>polomě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PI()" office:value-type="float" office:value="3.14159265358979" calcext:value-type="float">
            <text:p>3.14159265358979</text:p>
          </table:table-cell>
          <table:table-cell table:formula="of:=[.D12]/[.D10]" office:value-type="float" office:value="0.00138230076757951" calcext:value-type="float">
            <text:p>0.00138230076758</text:p>
          </table:table-cell>
          <table:table-cell table:formula="of:=((MIN(ABS([$ciste_promenne.$A$2]); ABS([$ciste_promenne.$B$2]))/[$ciste_promenne.$A$4]) + (MAX(ABS([$ciste_promenne.$A$2]); ABS([$ciste_promenne.$B$2]))/[$ciste_promenne.$A$4])) / 2" office:value-type="float" office:value="0.1875" calcext:value-type="float">
            <text:p>0.1875</text:p>
          </table:table-cell>
          <table:table-cell table:formula="of:=(MAX(ABS([$ciste_promenne.$A$2]); ABS([$ciste_promenne.$B$2]))/[$ciste_promenne.$A$4])" office:value-type="float" office:value="0.3125" calcext:value-type="float">
            <text:p>0.3125</text:p>
          </table:table-cell>
          <table:table-cell/>
        </table:table-row>
        <table:table-row table:style-name="ro1">
          <table:table-cell table:number-columns-repeated="4"/>
          <table:table-cell table:formula="of:=[.E14]/2" office:value-type="float" office:value="0.09375" calcext:value-type="float">
            <text:p>0.0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jeta vzdalenost</text:p>
          </table:table-cell>
          <table:table-cell office:value-type="string" calcext:value-type="string">
            <text:p>čas k 2 PI</text:p>
          </table:table-cell>
          <table:table-cell office:value-type="string" calcext:value-type="string">
            <text:p>ujeta vzdalen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D17]*[$ciste_promenne.A2]" office:value-type="float" office:value="1.96349540849362" calcext:value-type="float">
            <text:p>1.96349540849362</text:p>
          </table:table-cell>
          <table:table-cell table:formula="of:=([.C14]*2)/[$ciste_promenne.A4]" office:value-type="float" office:value="2.84090909090909" calcext:value-type="float">
            <text:p>2.84090909090909</text:p>
          </table:table-cell>
          <table:table-cell table:formula="of:=[.D17]*[$ciste_promenne.B2]" office:value-type="float" office:value="0.392699081698724" calcext:value-type="float">
            <text:p>0.392699081698724</text:p>
          </table:table-cell>
          <table:table-cell/>
          <table:table-cell office:value-type="string" calcext:value-type="string">
            <text:p>polomer stackex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omer 2</text:p>
          </table:table-cell>
          <table:table-cell office:value-type="string" calcext:value-type="string">
            <text:p>Polomer 3</text:p>
          </table:table-cell>
          <table:table-cell table:number-columns-repeated="2"/>
          <table:table-cell table:formula="of:=(([$ciste_promenne.A2]+[$ciste_promenne.B2])/([$ciste_promenne.A2]-[$ciste_promenne.B2]))*([.D8]/2)" office:value-type="float" office:value="0.09375" calcext:value-type="float">
            <text:p>0.09375</text:p>
          </table:table-cell>
        </table:table-row>
        <table:table-row table:style-name="ro1">
          <table:table-cell table:number-columns-repeated="2"/>
          <table:table-cell table:formula="of:=[.C17]/(2*[.C14])" office:value-type="float" office:value="0.3125" calcext:value-type="float">
            <text:p>0.3125</text:p>
          </table:table-cell>
          <table:table-cell table:formula="of:=[.E17]/(2*[.C14])" office:value-type="float" office:value="0.0625" calcext:value-type="float">
            <text:p>0.06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]+[.D19]" office:value-type="float" office:value="0.375" calcext:value-type="float">
            <text:p>0.375</text:p>
          </table:table-cell>
          <table:table-cell table:formula="of:=[.C20]/4" office:value-type="float" office:value="0.09375" calcext:value-type="float">
            <text:p>0.09375</text:p>
          </table:table-cell>
          <table:table-cell table:number-columns-repeated="3"/>
        </table:table-row>
      </table:table>
      <table:table table:name="ciste_promenne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ychlost L a R</text:p>
          </table:table-cell>
          <table:covered-table-cell/>
        </table:table-row>
        <table:table-row table:style-name="ro1">
          <table:table-cell table:formula="of:=[Vystup.C10]*[Vystup.D14]" office:value-type="float" office:value="0.691150383789754" calcext:value-type="float">
            <text:p>0.691150383789754</text:p>
          </table:table-cell>
          <table:table-cell table:formula="of:=[Vystup.$C$12]*[Vystup.$D14]" office:value-type="float" office:value="0.138230076757951" calcext:value-type="float">
            <text:p>0.138230076757951</text:p>
          </table:table-cell>
        </table:table-row>
        <table:table-row table:style-name="ro1">
          <table:table-cell office:value-type="string" calcext:value-type="string">
            <text:p>úhlová rychlost</text:p>
          </table:table-cell>
          <table:table-cell office:value-type="string" calcext:value-type="string">
            <text:p>poloměr</text:p>
          </table:table-cell>
        </table:table-row>
        <table:table-row table:style-name="ro1">
          <table:table-cell table:formula="of:=([Vystup.C14]*[Vystup.C8]*([Vystup.B3]-[Vystup.A3]))/([Vystup.D10]*[Vystup.A3]*[Vystup.B3]*[Vystup.D8])" office:value-type="float" office:value="2.21168122812721" calcext:value-type="float">
            <text:p>2.21168122812721</text:p>
          </table:table-cell>
          <table:table-cell table:formula="of:=(MIN(ABS([$ciste_promenne.A2]); ABS([$ciste_promenne.B2]))/[$ciste_promenne.A4])+([$Vystup.D8]/2)" office:value-type="float" office:value="0.125" calcext:value-type="float">
            <text:p>0.125</text:p>
          </table:table-cell>
        </table:table-row>
      </table:table>
      <table:table table:name="Mapa" table:style-name="ta1">
        <table:table-column table:style-name="co5" table:number-columns-repeated="1024" table:default-cell-style-name="Default"/>
        <table:table-row table:style-name="ro2">
          <table:table-cell table:number-columns-repeated="14"/>
          <table:table-cell table:style-name="ce8" table:number-columns-repeated="10"/>
          <table:table-cell table:number-columns-repeated="1000"/>
        </table:table-row>
        <table:table-row table:style-name="ro3">
          <table:table-cell table:number-columns-repeated="2"/>
          <table:table-cell table:number-columns-repeated="10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2]=&quot;u&quot;; [.$AA$12]; IF([.C2]=&quot;c&quot;; [.$AA$13]; IF([.C2]=&quot;b&quot;; [.$AA$14]; IF([.C2]=&quot;d&quot;; [.$AA$11]; IF([.C2]=&quot;I&quot;; [.$AA$15]; 64)))))" office:value-type="float" office:value="-64" calcext:value-type="float">
            <text:p>-64</text:p>
          </table:table-cell>
          <table:table-cell table:style-name="ce9" table:formula="of:=IF([.D2]=&quot;u&quot;; [.$AA$12]; IF([.D2]=&quot;c&quot;; [.$AA$13]; IF([.D2]=&quot;b&quot;; [.$AA$14]; IF([.D2]=&quot;d&quot;; [.$AA$11]; IF([.D2]=&quot;I&quot;; [.$AA$15]; 64)))))" office:value-type="float" office:value="-64" calcext:value-type="float">
            <text:p>-64</text:p>
          </table:table-cell>
          <table:table-cell table:style-name="ce9" table:formula="of:=IF([.E2]=&quot;u&quot;; [.$AA$12]; IF([.E2]=&quot;c&quot;; [.$AA$13]; IF([.E2]=&quot;b&quot;; [.$AA$14]; IF([.E2]=&quot;d&quot;; [.$AA$11]; IF([.E2]=&quot;I&quot;; [.$AA$15]; 64)))))" office:value-type="float" office:value="-64" calcext:value-type="float">
            <text:p>-64</text:p>
          </table:table-cell>
          <table:table-cell table:style-name="ce9" table:formula="of:=IF([.F2]=&quot;u&quot;; [.$AA$12]; IF([.F2]=&quot;c&quot;; [.$AA$13]; IF([.F2]=&quot;b&quot;; [.$AA$14]; IF([.F2]=&quot;d&quot;; [.$AA$11]; IF([.F2]=&quot;I&quot;; [.$AA$15]; 64)))))" office:value-type="float" office:value="-64" calcext:value-type="float">
            <text:p>-64</text:p>
          </table:table-cell>
          <table:table-cell table:style-name="ce9" table:formula="of:=IF([.G2]=&quot;u&quot;; [.$AA$12]; IF([.G2]=&quot;c&quot;; [.$AA$13]; IF([.G2]=&quot;b&quot;; [.$AA$14]; IF([.G2]=&quot;d&quot;; [.$AA$11]; IF([.G2]=&quot;I&quot;; [.$AA$15]; 64)))))" office:value-type="float" office:value="-64" calcext:value-type="float">
            <text:p>-64</text:p>
          </table:table-cell>
          <table:table-cell table:style-name="ce9" table:formula="of:=IF([.H2]=&quot;u&quot;; [.$AA$12]; IF([.H2]=&quot;c&quot;; [.$AA$13]; IF([.H2]=&quot;b&quot;; [.$AA$14]; IF([.H2]=&quot;d&quot;; [.$AA$11]; IF([.H2]=&quot;I&quot;; [.$AA$15]; 64)))))" office:value-type="float" office:value="-64" calcext:value-type="float">
            <text:p>-64</text:p>
          </table:table-cell>
          <table:table-cell table:style-name="ce9" table:formula="of:=IF([.I2]=&quot;u&quot;; [.$AA$12]; IF([.I2]=&quot;c&quot;; [.$AA$13]; IF([.I2]=&quot;b&quot;; [.$AA$14]; IF([.I2]=&quot;d&quot;; [.$AA$11]; IF([.I2]=&quot;I&quot;; [.$AA$15]; 64)))))" office:value-type="float" office:value="-64" calcext:value-type="float">
            <text:p>-64</text:p>
          </table:table-cell>
          <table:table-cell table:style-name="ce9" table:formula="of:=IF([.J2]=&quot;u&quot;; [.$AA$12]; IF([.J2]=&quot;c&quot;; [.$AA$13]; IF([.J2]=&quot;b&quot;; [.$AA$14]; IF([.J2]=&quot;d&quot;; [.$AA$11]; IF([.J2]=&quot;I&quot;; [.$AA$15]; 64)))))" office:value-type="float" office:value="-64" calcext:value-type="float">
            <text:p>-64</text:p>
          </table:table-cell>
          <table:table-cell table:style-name="ce9" table:formula="of:=IF([.K2]=&quot;u&quot;; [.$AA$12]; IF([.K2]=&quot;c&quot;; [.$AA$13]; IF([.K2]=&quot;b&quot;; [.$AA$14]; IF([.K2]=&quot;d&quot;; [.$AA$11]; IF([.K2]=&quot;I&quot;; [.$AA$15]; 64)))))" office:value-type="float" office:value="-64" calcext:value-type="float">
            <text:p>-64</text:p>
          </table:table-cell>
          <table:table-cell table:style-name="ce9" table:formula="of:=IF([.L2]=&quot;u&quot;; [.$AA$12]; IF([.L2]=&quot;c&quot;; [.$AA$13]; IF([.L2]=&quot;b&quot;; [.$AA$14]; IF([.L2]=&quot;d&quot;; [.$AA$11]; IF([.L2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1]=[.$AA$11]; [.$AA$11]/[.$AB$11]; IF([.N1]=[.$AA$12]; [.$AA$12]/[.$AB$12]; IF([.N1]=[.$AA$13]; [.$AA$13]/[.$AB$13]; IF([.N1]=[.$AA$14]; [.$AA$14]/[.$AB$14]; IF([.N1]=[.$AA$15]; [.$AA$15]/[.$AB$15]; 0)))))+IF([.N1]=[.$AA$11]; [.$AA$11]/[.$AB$11]; IF([.O1]=[.$AA$12]; [.$AA$12]/[.$AB$12]; IF([.O1]=[.$AA$13]; [.$AA$13]/[.$AB$13]; IF([.O1]=[.$AA$14]; [.$AA$14]/[.$AB$14]; IF([.O1]=[.$AA$15]; [.$AA$15]/[.$AB$15]; 0)))))+IF([.P1]=[.$AA$11]; [.$AA$11]/[.$AB$11]; IF([.P1]=[.$AA$12]; [.$AA$12]/[.$AB$12]; IF([.P1]=[.$AA$13]; [.$AA$13]/[.$AB$13]; IF([.P1]=[.$AA$14]; [.$AA$14]/[.$AB$14]; IF([.P1]=[.$AA$15]; [.$AA$15]/[.$AB$15]; 0)))))+IF([.N2]=[.$AA$11]; [.$AA$11]/[.$AB$11]; IF([.N2]=[.$AA$12]; [.$AA$12]/[.$AB$12]; IF([.N2]=[.$AA$13]; [.$AA$13]/[.$AB$13]; IF([.N2]=[.$AA$14]; [.$AA$14]/[.$AB$14]; IF([.N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[.O2]" office:value-type="float" office:value="-76" calcext:value-type="float">
            <text:p>-76</text:p>
          </table:table-cell>
          <table:table-cell table:style-name="ce11" table:formula="of:=IF([.O1]=[.$AA$11]; [.$AA$11]/[.$AB$11]; IF([.O1]=[.$AA$12]; [.$AA$12]/[.$AB$12]; IF([.O1]=[.$AA$13]; [.$AA$13]/[.$AB$13]; IF([.O1]=[.$AA$14]; [.$AA$14]/[.$AB$14]; IF([.O1]=[.$AA$15]; [.$AA$15]/[.$AB$15]; 0)))))+IF([.O1]=[.$AA$11]; [.$AA$11]/[.$AB$11]; IF([.P1]=[.$AA$12]; [.$AA$12]/[.$AB$12]; IF([.P1]=[.$AA$13]; [.$AA$13]/[.$AB$13]; IF([.P1]=[.$AA$14]; [.$AA$14]/[.$AB$14]; IF([.P1]=[.$AA$15]; [.$AA$15]/[.$AB$15]; 0)))))+IF([.Q1]=[.$AA$11]; [.$AA$11]/[.$AB$11]; IF([.Q1]=[.$AA$12]; [.$AA$12]/[.$AB$12]; IF([.Q1]=[.$AA$13]; [.$AA$13]/[.$AB$13]; IF([.Q1]=[.$AA$14]; [.$AA$14]/[.$AB$14]; IF([.Q1]=[.$AA$15]; [.$AA$15]/[.$AB$15]; 0)))))+IF([.O2]=[.$AA$11]; [.$AA$11]/[.$AB$11]; IF([.O2]=[.$AA$12]; [.$AA$12]/[.$AB$12]; IF([.O2]=[.$AA$13]; [.$AA$13]/[.$AB$13]; IF([.O2]=[.$AA$14]; [.$AA$14]/[.$AB$14]; IF([.O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[.P2]" office:value-type="float" office:value="-84" calcext:value-type="float">
            <text:p>-84</text:p>
          </table:table-cell>
          <table:table-cell table:style-name="ce11" table:formula="of:=IF([.P1]=[.$AA$11]; [.$AA$11]/[.$AB$11]; IF([.P1]=[.$AA$12]; [.$AA$12]/[.$AB$12]; IF([.P1]=[.$AA$13]; [.$AA$13]/[.$AB$13]; IF([.P1]=[.$AA$14]; [.$AA$14]/[.$AB$14]; IF([.P1]=[.$AA$15]; [.$AA$15]/[.$AB$15]; 0)))))+IF([.P1]=[.$AA$11]; [.$AA$11]/[.$AB$11]; IF([.Q1]=[.$AA$12]; [.$AA$12]/[.$AB$12]; IF([.Q1]=[.$AA$13]; [.$AA$13]/[.$AB$13]; IF([.Q1]=[.$AA$14]; [.$AA$14]/[.$AB$14]; IF([.Q1]=[.$AA$15]; [.$AA$15]/[.$AB$15]; 0)))))+IF([.R1]=[.$AA$11]; [.$AA$11]/[.$AB$11]; IF([.R1]=[.$AA$12]; [.$AA$12]/[.$AB$12]; IF([.R1]=[.$AA$13]; [.$AA$13]/[.$AB$13]; IF([.R1]=[.$AA$14]; [.$AA$14]/[.$AB$14]; IF([.R1]=[.$AA$15]; [.$AA$15]/[.$AB$15]; 0)))))+IF([.P2]=[.$AA$11]; [.$AA$11]/[.$AB$11]; IF([.P2]=[.$AA$12]; [.$AA$12]/[.$AB$12]; IF([.P2]=[.$AA$13]; [.$AA$13]/[.$AB$13]; IF([.P2]=[.$AA$14]; [.$AA$14]/[.$AB$14]; IF([.P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[.Q2]" office:value-type="float" office:value="-84" calcext:value-type="float">
            <text:p>-84</text:p>
          </table:table-cell>
          <table:table-cell table:style-name="ce11" table:formula="of:=IF([.Q1]=[.$AA$11]; [.$AA$11]/[.$AB$11]; IF([.Q1]=[.$AA$12]; [.$AA$12]/[.$AB$12]; IF([.Q1]=[.$AA$13]; [.$AA$13]/[.$AB$13]; IF([.Q1]=[.$AA$14]; [.$AA$14]/[.$AB$14]; IF([.Q1]=[.$AA$15]; [.$AA$15]/[.$AB$15]; 0)))))+IF([.Q1]=[.$AA$11]; [.$AA$11]/[.$AB$11]; IF([.R1]=[.$AA$12]; [.$AA$12]/[.$AB$12]; IF([.R1]=[.$AA$13]; [.$AA$13]/[.$AB$13]; IF([.R1]=[.$AA$14]; [.$AA$14]/[.$AB$14]; IF([.R1]=[.$AA$15]; [.$AA$15]/[.$AB$15]; 0)))))+IF([.S1]=[.$AA$11]; [.$AA$11]/[.$AB$11]; IF([.S1]=[.$AA$12]; [.$AA$12]/[.$AB$12]; IF([.S1]=[.$AA$13]; [.$AA$13]/[.$AB$13]; IF([.S1]=[.$AA$14]; [.$AA$14]/[.$AB$14]; IF([.S1]=[.$AA$15]; [.$AA$15]/[.$AB$15]; 0)))))+IF([.Q2]=[.$AA$11]; [.$AA$11]/[.$AB$11]; IF([.Q2]=[.$AA$12]; [.$AA$12]/[.$AB$12]; IF([.Q2]=[.$AA$13]; [.$AA$13]/[.$AB$13]; IF([.Q2]=[.$AA$14]; [.$AA$14]/[.$AB$14]; IF([.Q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[.R2]" office:value-type="float" office:value="-84" calcext:value-type="float">
            <text:p>-84</text:p>
          </table:table-cell>
          <table:table-cell table:style-name="ce11" table:formula="of:=IF([.R1]=[.$AA$11]; [.$AA$11]/[.$AB$11]; IF([.R1]=[.$AA$12]; [.$AA$12]/[.$AB$12]; IF([.R1]=[.$AA$13]; [.$AA$13]/[.$AB$13]; IF([.R1]=[.$AA$14]; [.$AA$14]/[.$AB$14]; IF([.R1]=[.$AA$15]; [.$AA$15]/[.$AB$15]; 0)))))+IF([.R1]=[.$AA$11]; [.$AA$11]/[.$AB$11]; IF([.S1]=[.$AA$12]; [.$AA$12]/[.$AB$12]; IF([.S1]=[.$AA$13]; [.$AA$13]/[.$AB$13]; IF([.S1]=[.$AA$14]; [.$AA$14]/[.$AB$14]; IF([.S1]=[.$AA$15]; [.$AA$15]/[.$AB$15]; 0)))))+IF([.T1]=[.$AA$11]; [.$AA$11]/[.$AB$11]; IF([.T1]=[.$AA$12]; [.$AA$12]/[.$AB$12]; IF([.T1]=[.$AA$13]; [.$AA$13]/[.$AB$13]; IF([.T1]=[.$AA$14]; [.$AA$14]/[.$AB$14]; IF([.T1]=[.$AA$15]; [.$AA$15]/[.$AB$15]; 0)))))+IF([.R2]=[.$AA$11]; [.$AA$11]/[.$AB$11]; IF([.R2]=[.$AA$12]; [.$AA$12]/[.$AB$12]; IF([.R2]=[.$AA$13]; [.$AA$13]/[.$AB$13]; IF([.R2]=[.$AA$14]; [.$AA$14]/[.$AB$14]; IF([.R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[.S2]" office:value-type="float" office:value="-84" calcext:value-type="float">
            <text:p>-84</text:p>
          </table:table-cell>
          <table:table-cell table:style-name="ce11" table:formula="of:=IF([.S1]=[.$AA$11]; [.$AA$11]/[.$AB$11]; IF([.S1]=[.$AA$12]; [.$AA$12]/[.$AB$12]; IF([.S1]=[.$AA$13]; [.$AA$13]/[.$AB$13]; IF([.S1]=[.$AA$14]; [.$AA$14]/[.$AB$14]; IF([.S1]=[.$AA$15]; [.$AA$15]/[.$AB$15]; 0)))))+IF([.S1]=[.$AA$11]; [.$AA$11]/[.$AB$11]; IF([.T1]=[.$AA$12]; [.$AA$12]/[.$AB$12]; IF([.T1]=[.$AA$13]; [.$AA$13]/[.$AB$13]; IF([.T1]=[.$AA$14]; [.$AA$14]/[.$AB$14]; IF([.T1]=[.$AA$15]; [.$AA$15]/[.$AB$15]; 0)))))+IF([.U1]=[.$AA$11]; [.$AA$11]/[.$AB$11]; IF([.U1]=[.$AA$12]; [.$AA$12]/[.$AB$12]; IF([.U1]=[.$AA$13]; [.$AA$13]/[.$AB$13]; IF([.U1]=[.$AA$14]; [.$AA$14]/[.$AB$14]; IF([.U1]=[.$AA$15]; [.$AA$15]/[.$AB$15]; 0)))))+IF([.S2]=[.$AA$11]; [.$AA$11]/[.$AB$11]; IF([.S2]=[.$AA$12]; [.$AA$12]/[.$AB$12]; IF([.S2]=[.$AA$13]; [.$AA$13]/[.$AB$13]; IF([.S2]=[.$AA$14]; [.$AA$14]/[.$AB$14]; IF([.S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[.T2]" office:value-type="float" office:value="-84" calcext:value-type="float">
            <text:p>-84</text:p>
          </table:table-cell>
          <table:table-cell table:style-name="ce11" table:formula="of:=IF([.T1]=[.$AA$11]; [.$AA$11]/[.$AB$11]; IF([.T1]=[.$AA$12]; [.$AA$12]/[.$AB$12]; IF([.T1]=[.$AA$13]; [.$AA$13]/[.$AB$13]; IF([.T1]=[.$AA$14]; [.$AA$14]/[.$AB$14]; IF([.T1]=[.$AA$15]; [.$AA$15]/[.$AB$15]; 0)))))+IF([.T1]=[.$AA$11]; [.$AA$11]/[.$AB$11]; IF([.U1]=[.$AA$12]; [.$AA$12]/[.$AB$12]; IF([.U1]=[.$AA$13]; [.$AA$13]/[.$AB$13]; IF([.U1]=[.$AA$14]; [.$AA$14]/[.$AB$14]; IF([.U1]=[.$AA$15]; [.$AA$15]/[.$AB$15]; 0)))))+IF([.V1]=[.$AA$11]; [.$AA$11]/[.$AB$11]; IF([.V1]=[.$AA$12]; [.$AA$12]/[.$AB$12]; IF([.V1]=[.$AA$13]; [.$AA$13]/[.$AB$13]; IF([.V1]=[.$AA$14]; [.$AA$14]/[.$AB$14]; IF([.V1]=[.$AA$15]; [.$AA$15]/[.$AB$15]; 0)))))+IF([.T2]=[.$AA$11]; [.$AA$11]/[.$AB$11]; IF([.T2]=[.$AA$12]; [.$AA$12]/[.$AB$12]; IF([.T2]=[.$AA$13]; [.$AA$13]/[.$AB$13]; IF([.T2]=[.$AA$14]; [.$AA$14]/[.$AB$14]; IF([.T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[.U2]" office:value-type="float" office:value="-84" calcext:value-type="float">
            <text:p>-84</text:p>
          </table:table-cell>
          <table:table-cell table:style-name="ce11" table:formula="of:=IF([.U1]=[.$AA$11]; [.$AA$11]/[.$AB$11]; IF([.U1]=[.$AA$12]; [.$AA$12]/[.$AB$12]; IF([.U1]=[.$AA$13]; [.$AA$13]/[.$AB$13]; IF([.U1]=[.$AA$14]; [.$AA$14]/[.$AB$14]; IF([.U1]=[.$AA$15]; [.$AA$15]/[.$AB$15]; 0)))))+IF([.U1]=[.$AA$11]; [.$AA$11]/[.$AB$11]; IF([.V1]=[.$AA$12]; [.$AA$12]/[.$AB$12]; IF([.V1]=[.$AA$13]; [.$AA$13]/[.$AB$13]; IF([.V1]=[.$AA$14]; [.$AA$14]/[.$AB$14]; IF([.V1]=[.$AA$15]; [.$AA$15]/[.$AB$15]; 0)))))+IF([.W1]=[.$AA$11]; [.$AA$11]/[.$AB$11]; IF([.W1]=[.$AA$12]; [.$AA$12]/[.$AB$12]; IF([.W1]=[.$AA$13]; [.$AA$13]/[.$AB$13]; IF([.W1]=[.$AA$14]; [.$AA$14]/[.$AB$14]; IF([.W1]=[.$AA$15]; [.$AA$15]/[.$AB$15]; 0)))))+IF([.U2]=[.$AA$11]; [.$AA$11]/[.$AB$11]; IF([.U2]=[.$AA$12]; [.$AA$12]/[.$AB$12]; IF([.U2]=[.$AA$13]; [.$AA$13]/[.$AB$13]; IF([.U2]=[.$AA$14]; [.$AA$14]/[.$AB$14]; IF([.U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[.V2]" office:value-type="float" office:value="-84" calcext:value-type="float">
            <text:p>-84</text:p>
          </table:table-cell>
          <table:table-cell table:style-name="ce11" table:formula="of:=IF([.V1]=[.$AA$11]; [.$AA$11]/[.$AB$11]; IF([.V1]=[.$AA$12]; [.$AA$12]/[.$AB$12]; IF([.V1]=[.$AA$13]; [.$AA$13]/[.$AB$13]; IF([.V1]=[.$AA$14]; [.$AA$14]/[.$AB$14]; IF([.V1]=[.$AA$15]; [.$AA$15]/[.$AB$15]; 0)))))+IF([.V1]=[.$AA$11]; [.$AA$11]/[.$AB$11]; IF([.W1]=[.$AA$12]; [.$AA$12]/[.$AB$12]; IF([.W1]=[.$AA$13]; [.$AA$13]/[.$AB$13]; IF([.W1]=[.$AA$14]; [.$AA$14]/[.$AB$14]; IF([.W1]=[.$AA$15]; [.$AA$15]/[.$AB$15]; 0)))))+IF([.X1]=[.$AA$11]; [.$AA$11]/[.$AB$11]; IF([.X1]=[.$AA$12]; [.$AA$12]/[.$AB$12]; IF([.X1]=[.$AA$13]; [.$AA$13]/[.$AB$13]; IF([.X1]=[.$AA$14]; [.$AA$14]/[.$AB$14]; IF([.X1]=[.$AA$15]; [.$AA$15]/[.$AB$15]; 0)))))+IF([.V2]=[.$AA$11]; [.$AA$11]/[.$AB$11]; IF([.V2]=[.$AA$12]; [.$AA$12]/[.$AB$12]; IF([.V2]=[.$AA$13]; [.$AA$13]/[.$AB$13]; IF([.V2]=[.$AA$14]; [.$AA$14]/[.$AB$14]; IF([.V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[.W2]" office:value-type="float" office:value="-84" calcext:value-type="float">
            <text:p>-84</text:p>
          </table:table-cell>
          <table:table-cell table:style-name="ce11" table:formula="of:=IF([.W1]=[.$AA$11]; [.$AA$11]/[.$AB$11]; IF([.W1]=[.$AA$12]; [.$AA$12]/[.$AB$12]; IF([.W1]=[.$AA$13]; [.$AA$13]/[.$AB$13]; IF([.W1]=[.$AA$14]; [.$AA$14]/[.$AB$14]; IF([.W1]=[.$AA$15]; [.$AA$15]/[.$AB$15]; 0)))))+IF([.W1]=[.$AA$11]; [.$AA$11]/[.$AB$11]; IF([.X1]=[.$AA$12]; [.$AA$12]/[.$AB$12]; IF([.X1]=[.$AA$13]; [.$AA$13]/[.$AB$13]; IF([.X1]=[.$AA$14]; [.$AA$14]/[.$AB$14]; IF([.X1]=[.$AA$15]; [.$AA$15]/[.$AB$15]; 0)))))+IF([.Y1]=[.$AA$11]; [.$AA$11]/[.$AB$11]; IF([.Y1]=[.$AA$12]; [.$AA$12]/[.$AB$12]; IF([.Y1]=[.$AA$13]; [.$AA$13]/[.$AB$13]; IF([.Y1]=[.$AA$14]; [.$AA$14]/[.$AB$14]; IF([.Y1]=[.$AA$15]; [.$AA$15]/[.$AB$15]; 0)))))+IF([.W2]=[.$AA$11]; [.$AA$11]/[.$AB$11]; IF([.W2]=[.$AA$12]; [.$AA$12]/[.$AB$12]; IF([.W2]=[.$AA$13]; [.$AA$13]/[.$AB$13]; IF([.W2]=[.$AA$14]; [.$AA$14]/[.$AB$14]; IF([.W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[.X2]" office:value-type="float" office:value="-76" calcext:value-type="float">
            <text:p>-76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10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3]=&quot;u&quot;; [.$AA$12]; IF([.C3]=&quot;c&quot;; [.$AA$13]; IF([.C3]=&quot;b&quot;; [.$AA$14]; IF([.C3]=&quot;d&quot;; [.$AA$11]; IF([.C3]=&quot;I&quot;; [.$AA$15]; 64)))))" office:value-type="float" office:value="-64" calcext:value-type="float">
            <text:p>-64</text:p>
          </table:table-cell>
          <table:table-cell table:style-name="ce9" table:formula="of:=IF([.D3]=&quot;u&quot;; [.$AA$12]; IF([.D3]=&quot;c&quot;; [.$AA$13]; IF([.D3]=&quot;b&quot;; [.$AA$14]; IF([.D3]=&quot;d&quot;; [.$AA$11]; IF([.D3]=&quot;I&quot;; [.$AA$15]; 64)))))" office:value-type="float" office:value="-64" calcext:value-type="float">
            <text:p>-64</text:p>
          </table:table-cell>
          <table:table-cell table:style-name="ce9" table:formula="of:=IF([.E3]=&quot;u&quot;; [.$AA$12]; IF([.E3]=&quot;c&quot;; [.$AA$13]; IF([.E3]=&quot;b&quot;; [.$AA$14]; IF([.E3]=&quot;d&quot;; [.$AA$11]; IF([.E3]=&quot;I&quot;; [.$AA$15]; 64)))))" office:value-type="float" office:value="-64" calcext:value-type="float">
            <text:p>-64</text:p>
          </table:table-cell>
          <table:table-cell table:style-name="ce9" table:formula="of:=IF([.F3]=&quot;u&quot;; [.$AA$12]; IF([.F3]=&quot;c&quot;; [.$AA$13]; IF([.F3]=&quot;b&quot;; [.$AA$14]; IF([.F3]=&quot;d&quot;; [.$AA$11]; IF([.F3]=&quot;I&quot;; [.$AA$15]; 64)))))" office:value-type="float" office:value="-64" calcext:value-type="float">
            <text:p>-64</text:p>
          </table:table-cell>
          <table:table-cell table:style-name="ce9" table:formula="of:=IF([.G3]=&quot;u&quot;; [.$AA$12]; IF([.G3]=&quot;c&quot;; [.$AA$13]; IF([.G3]=&quot;b&quot;; [.$AA$14]; IF([.G3]=&quot;d&quot;; [.$AA$11]; IF([.G3]=&quot;I&quot;; [.$AA$15]; 64)))))" office:value-type="float" office:value="-64" calcext:value-type="float">
            <text:p>-64</text:p>
          </table:table-cell>
          <table:table-cell table:style-name="ce9" table:formula="of:=IF([.H3]=&quot;u&quot;; [.$AA$12]; IF([.H3]=&quot;c&quot;; [.$AA$13]; IF([.H3]=&quot;b&quot;; [.$AA$14]; IF([.H3]=&quot;d&quot;; [.$AA$11]; IF([.H3]=&quot;I&quot;; [.$AA$15]; 64)))))" office:value-type="float" office:value="-64" calcext:value-type="float">
            <text:p>-64</text:p>
          </table:table-cell>
          <table:table-cell table:style-name="ce9" table:formula="of:=IF([.I3]=&quot;u&quot;; [.$AA$12]; IF([.I3]=&quot;c&quot;; [.$AA$13]; IF([.I3]=&quot;b&quot;; [.$AA$14]; IF([.I3]=&quot;d&quot;; [.$AA$11]; IF([.I3]=&quot;I&quot;; [.$AA$15]; 64)))))" office:value-type="float" office:value="-64" calcext:value-type="float">
            <text:p>-64</text:p>
          </table:table-cell>
          <table:table-cell table:style-name="ce9" table:formula="of:=IF([.J3]=&quot;u&quot;; [.$AA$12]; IF([.J3]=&quot;c&quot;; [.$AA$13]; IF([.J3]=&quot;b&quot;; [.$AA$14]; IF([.J3]=&quot;d&quot;; [.$AA$11]; IF([.J3]=&quot;I&quot;; [.$AA$15]; 64)))))" office:value-type="float" office:value="-64" calcext:value-type="float">
            <text:p>-64</text:p>
          </table:table-cell>
          <table:table-cell table:style-name="ce9" table:formula="of:=IF([.K3]=&quot;u&quot;; [.$AA$12]; IF([.K3]=&quot;c&quot;; [.$AA$13]; IF([.K3]=&quot;b&quot;; [.$AA$14]; IF([.K3]=&quot;d&quot;; [.$AA$11]; IF([.K3]=&quot;I&quot;; [.$AA$15]; 64)))))" office:value-type="float" office:value="-64" calcext:value-type="float">
            <text:p>-64</text:p>
          </table:table-cell>
          <table:table-cell table:style-name="ce9" table:formula="of:=IF([.L3]=&quot;u&quot;; [.$AA$12]; IF([.L3]=&quot;c&quot;; [.$AA$13]; IF([.L3]=&quot;b&quot;; [.$AA$14]; IF([.L3]=&quot;d&quot;; [.$AA$11]; IF([.L3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2]=[.$AA$11]; [.$AA$11]/[.$AB$11]; IF([.N2]=[.$AA$12]; [.$AA$12]/[.$AB$12]; IF([.N2]=[.$AA$13]; [.$AA$13]/[.$AB$13]; IF([.N2]=[.$AA$14]; [.$AA$14]/[.$AB$14]; IF([.N2]=[.$AA$15]; [.$AA$15]/[.$AB$15]; 0)))))+IF([.N2]=[.$AA$11]; [.$AA$11]/[.$AB$11]; IF([.O2]=[.$AA$12]; [.$AA$12]/[.$AB$12]; IF([.O2]=[.$AA$13]; [.$AA$13]/[.$AB$13]; IF([.O2]=[.$AA$14]; [.$AA$14]/[.$AB$14]; IF([.O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[.O3]" office:value-type="float" office:value="-80" calcext:value-type="float">
            <text:p>-80</text:p>
          </table:table-cell>
          <table:table-cell table:style-name="ce11" table:formula="of:=IF([.O2]=[.$AA$11]; [.$AA$11]/[.$AB$11]; IF([.O2]=[.$AA$12]; [.$AA$12]/[.$AB$12]; IF([.O2]=[.$AA$13]; [.$AA$13]/[.$AB$13]; IF([.O2]=[.$AA$14]; [.$AA$14]/[.$AB$14]; IF([.O2]=[.$AA$15]; [.$AA$15]/[.$AB$15]; 0)))))+IF([.O2]=[.$AA$11]; [.$AA$11]/[.$AB$11]; IF([.P2]=[.$AA$12]; [.$AA$12]/[.$AB$12]; IF([.P2]=[.$AA$13]; [.$AA$13]/[.$AB$13]; IF([.P2]=[.$AA$14]; [.$AA$14]/[.$AB$14]; IF([.P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[.P3]" office:value-type="float" office:value="-96" calcext:value-type="float">
            <text:p>-96</text:p>
          </table:table-cell>
          <table:table-cell table:style-name="ce11" table:formula="of:=IF([.P2]=[.$AA$11]; [.$AA$11]/[.$AB$11]; IF([.P2]=[.$AA$12]; [.$AA$12]/[.$AB$12]; IF([.P2]=[.$AA$13]; [.$AA$13]/[.$AB$13]; IF([.P2]=[.$AA$14]; [.$AA$14]/[.$AB$14]; IF([.P2]=[.$AA$15]; [.$AA$15]/[.$AB$15]; 0)))))+IF([.P2]=[.$AA$11]; [.$AA$11]/[.$AB$11]; IF([.Q2]=[.$AA$12]; [.$AA$12]/[.$AB$12]; IF([.Q2]=[.$AA$13]; [.$AA$13]/[.$AB$13]; IF([.Q2]=[.$AA$14]; [.$AA$14]/[.$AB$14]; IF([.Q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[.Q3]" office:value-type="float" office:value="-96" calcext:value-type="float">
            <text:p>-96</text:p>
          </table:table-cell>
          <table:table-cell table:style-name="ce11" table:formula="of:=IF([.Q2]=[.$AA$11]; [.$AA$11]/[.$AB$11]; IF([.Q2]=[.$AA$12]; [.$AA$12]/[.$AB$12]; IF([.Q2]=[.$AA$13]; [.$AA$13]/[.$AB$13]; IF([.Q2]=[.$AA$14]; [.$AA$14]/[.$AB$14]; IF([.Q2]=[.$AA$15]; [.$AA$15]/[.$AB$15]; 0)))))+IF([.Q2]=[.$AA$11]; [.$AA$11]/[.$AB$11]; IF([.R2]=[.$AA$12]; [.$AA$12]/[.$AB$12]; IF([.R2]=[.$AA$13]; [.$AA$13]/[.$AB$13]; IF([.R2]=[.$AA$14]; [.$AA$14]/[.$AB$14]; IF([.R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[.R3]" office:value-type="float" office:value="-96" calcext:value-type="float">
            <text:p>-96</text:p>
          </table:table-cell>
          <table:table-cell table:style-name="ce11" table:formula="of:=IF([.R2]=[.$AA$11]; [.$AA$11]/[.$AB$11]; IF([.R2]=[.$AA$12]; [.$AA$12]/[.$AB$12]; IF([.R2]=[.$AA$13]; [.$AA$13]/[.$AB$13]; IF([.R2]=[.$AA$14]; [.$AA$14]/[.$AB$14]; IF([.R2]=[.$AA$15]; [.$AA$15]/[.$AB$15]; 0)))))+IF([.R2]=[.$AA$11]; [.$AA$11]/[.$AB$11]; IF([.S2]=[.$AA$12]; [.$AA$12]/[.$AB$12]; IF([.S2]=[.$AA$13]; [.$AA$13]/[.$AB$13]; IF([.S2]=[.$AA$14]; [.$AA$14]/[.$AB$14]; IF([.S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[.S3]" office:value-type="float" office:value="-96" calcext:value-type="float">
            <text:p>-96</text:p>
          </table:table-cell>
          <table:table-cell table:style-name="ce11" table:formula="of:=IF([.S2]=[.$AA$11]; [.$AA$11]/[.$AB$11]; IF([.S2]=[.$AA$12]; [.$AA$12]/[.$AB$12]; IF([.S2]=[.$AA$13]; [.$AA$13]/[.$AB$13]; IF([.S2]=[.$AA$14]; [.$AA$14]/[.$AB$14]; IF([.S2]=[.$AA$15]; [.$AA$15]/[.$AB$15]; 0)))))+IF([.S2]=[.$AA$11]; [.$AA$11]/[.$AB$11]; IF([.T2]=[.$AA$12]; [.$AA$12]/[.$AB$12]; IF([.T2]=[.$AA$13]; [.$AA$13]/[.$AB$13]; IF([.T2]=[.$AA$14]; [.$AA$14]/[.$AB$14]; IF([.T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[.T3]" office:value-type="float" office:value="-96" calcext:value-type="float">
            <text:p>-96</text:p>
          </table:table-cell>
          <table:table-cell table:style-name="ce11" table:formula="of:=IF([.T2]=[.$AA$11]; [.$AA$11]/[.$AB$11]; IF([.T2]=[.$AA$12]; [.$AA$12]/[.$AB$12]; IF([.T2]=[.$AA$13]; [.$AA$13]/[.$AB$13]; IF([.T2]=[.$AA$14]; [.$AA$14]/[.$AB$14]; IF([.T2]=[.$AA$15]; [.$AA$15]/[.$AB$15]; 0)))))+IF([.T2]=[.$AA$11]; [.$AA$11]/[.$AB$11]; IF([.U2]=[.$AA$12]; [.$AA$12]/[.$AB$12]; IF([.U2]=[.$AA$13]; [.$AA$13]/[.$AB$13]; IF([.U2]=[.$AA$14]; [.$AA$14]/[.$AB$14]; IF([.U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[.U3]" office:value-type="float" office:value="-96" calcext:value-type="float">
            <text:p>-96</text:p>
          </table:table-cell>
          <table:table-cell table:style-name="ce11" table:formula="of:=IF([.U2]=[.$AA$11]; [.$AA$11]/[.$AB$11]; IF([.U2]=[.$AA$12]; [.$AA$12]/[.$AB$12]; IF([.U2]=[.$AA$13]; [.$AA$13]/[.$AB$13]; IF([.U2]=[.$AA$14]; [.$AA$14]/[.$AB$14]; IF([.U2]=[.$AA$15]; [.$AA$15]/[.$AB$15]; 0)))))+IF([.U2]=[.$AA$11]; [.$AA$11]/[.$AB$11]; IF([.V2]=[.$AA$12]; [.$AA$12]/[.$AB$12]; IF([.V2]=[.$AA$13]; [.$AA$13]/[.$AB$13]; IF([.V2]=[.$AA$14]; [.$AA$14]/[.$AB$14]; IF([.V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[.V3]" office:value-type="float" office:value="-93" calcext:value-type="float">
            <text:p>-93</text:p>
          </table:table-cell>
          <table:table-cell table:style-name="ce11" table:formula="of:=IF([.V2]=[.$AA$11]; [.$AA$11]/[.$AB$11]; IF([.V2]=[.$AA$12]; [.$AA$12]/[.$AB$12]; IF([.V2]=[.$AA$13]; [.$AA$13]/[.$AB$13]; IF([.V2]=[.$AA$14]; [.$AA$14]/[.$AB$14]; IF([.V2]=[.$AA$15]; [.$AA$15]/[.$AB$15]; 0)))))+IF([.V2]=[.$AA$11]; [.$AA$11]/[.$AB$11]; IF([.W2]=[.$AA$12]; [.$AA$12]/[.$AB$12]; IF([.W2]=[.$AA$13]; [.$AA$13]/[.$AB$13]; IF([.W2]=[.$AA$14]; [.$AA$14]/[.$AB$14]; IF([.W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[.W3]" office:value-type="float" office:value="-93" calcext:value-type="float">
            <text:p>-93</text:p>
          </table:table-cell>
          <table:table-cell table:style-name="ce11" table:formula="of:=IF([.W2]=[.$AA$11]; [.$AA$11]/[.$AB$11]; IF([.W2]=[.$AA$12]; [.$AA$12]/[.$AB$12]; IF([.W2]=[.$AA$13]; [.$AA$13]/[.$AB$13]; IF([.W2]=[.$AA$14]; [.$AA$14]/[.$AB$14]; IF([.W2]=[.$AA$15]; [.$AA$15]/[.$AB$15]; 0)))))+IF([.W2]=[.$AA$11]; [.$AA$11]/[.$AB$11]; IF([.X2]=[.$AA$12]; [.$AA$12]/[.$AB$12]; IF([.X2]=[.$AA$13]; [.$AA$13]/[.$AB$13]; IF([.X2]=[.$AA$14]; [.$AA$14]/[.$AB$14]; IF([.X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[.X3]" office:value-type="float" office:value="-81" calcext:value-type="float">
            <text:p>-81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8"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\</text:p>
          </table:table-cell>
          <table:table-cell/>
          <table:table-cell table:style-name="ce9" table:formula="of:=IF([.C4]=&quot;u&quot;; [.$AA$12]; IF([.C4]=&quot;c&quot;; [.$AA$13]; IF([.C4]=&quot;b&quot;; [.$AA$14]; IF([.C4]=&quot;d&quot;; [.$AA$11]; IF([.C4]=&quot;I&quot;; [.$AA$15]; 64)))))" office:value-type="float" office:value="-64" calcext:value-type="float">
            <text:p>-64</text:p>
          </table:table-cell>
          <table:table-cell table:style-name="ce9" table:formula="of:=IF([.D4]=&quot;u&quot;; [.$AA$12]; IF([.D4]=&quot;c&quot;; [.$AA$13]; IF([.D4]=&quot;b&quot;; [.$AA$14]; IF([.D4]=&quot;d&quot;; [.$AA$11]; IF([.D4]=&quot;I&quot;; [.$AA$15]; 64)))))" office:value-type="float" office:value="-64" calcext:value-type="float">
            <text:p>-64</text:p>
          </table:table-cell>
          <table:table-cell table:style-name="ce9" table:formula="of:=IF([.E4]=&quot;u&quot;; [.$AA$12]; IF([.E4]=&quot;c&quot;; [.$AA$13]; IF([.E4]=&quot;b&quot;; [.$AA$14]; IF([.E4]=&quot;d&quot;; [.$AA$11]; IF([.E4]=&quot;I&quot;; [.$AA$15]; 64)))))" office:value-type="float" office:value="-64" calcext:value-type="float">
            <text:p>-64</text:p>
          </table:table-cell>
          <table:table-cell table:style-name="ce9" table:formula="of:=IF([.F4]=&quot;u&quot;; [.$AA$12]; IF([.F4]=&quot;c&quot;; [.$AA$13]; IF([.F4]=&quot;b&quot;; [.$AA$14]; IF([.F4]=&quot;d&quot;; [.$AA$11]; IF([.F4]=&quot;I&quot;; [.$AA$15]; 64)))))" office:value-type="float" office:value="-64" calcext:value-type="float">
            <text:p>-64</text:p>
          </table:table-cell>
          <table:table-cell table:style-name="ce9" table:formula="of:=IF([.G4]=&quot;u&quot;; [.$AA$12]; IF([.G4]=&quot;c&quot;; [.$AA$13]; IF([.G4]=&quot;b&quot;; [.$AA$14]; IF([.G4]=&quot;d&quot;; [.$AA$11]; IF([.G4]=&quot;I&quot;; [.$AA$15]; 64)))))" office:value-type="float" office:value="-64" calcext:value-type="float">
            <text:p>-64</text:p>
          </table:table-cell>
          <table:table-cell table:style-name="ce9" table:formula="of:=IF([.H4]=&quot;u&quot;; [.$AA$12]; IF([.H4]=&quot;c&quot;; [.$AA$13]; IF([.H4]=&quot;b&quot;; [.$AA$14]; IF([.H4]=&quot;d&quot;; [.$AA$11]; IF([.H4]=&quot;I&quot;; [.$AA$15]; 64)))))" office:value-type="float" office:value="-64" calcext:value-type="float">
            <text:p>-64</text:p>
          </table:table-cell>
          <table:table-cell table:style-name="ce9" table:formula="of:=IF([.I4]=&quot;u&quot;; [.$AA$12]; IF([.I4]=&quot;c&quot;; [.$AA$13]; IF([.I4]=&quot;b&quot;; [.$AA$14]; IF([.I4]=&quot;d&quot;; [.$AA$11]; IF([.I4]=&quot;I&quot;; [.$AA$15]; 64)))))" office:value-type="float" office:value="-64" calcext:value-type="float">
            <text:p>-64</text:p>
          </table:table-cell>
          <table:table-cell table:style-name="ce9" table:formula="of:=IF([.J4]=&quot;u&quot;; [.$AA$12]; IF([.J4]=&quot;c&quot;; [.$AA$13]; IF([.J4]=&quot;b&quot;; [.$AA$14]; IF([.J4]=&quot;d&quot;; [.$AA$11]; IF([.J4]=&quot;I&quot;; [.$AA$15]; 64)))))" office:value-type="float" office:value="-64" calcext:value-type="float">
            <text:p>-64</text:p>
          </table:table-cell>
          <table:table-cell table:style-name="ce9" table:formula="of:=IF([.K4]=&quot;u&quot;; [.$AA$12]; IF([.K4]=&quot;c&quot;; [.$AA$13]; IF([.K4]=&quot;b&quot;; [.$AA$14]; IF([.K4]=&quot;d&quot;; [.$AA$11]; IF([.K4]=&quot;I&quot;; [.$AA$15]; 64)))))" office:value-type="float" office:value="-2" calcext:value-type="float">
            <text:p>-2</text:p>
          </table:table-cell>
          <table:table-cell table:style-name="ce9" table:formula="of:=IF([.L4]=&quot;u&quot;; [.$AA$12]; IF([.L4]=&quot;c&quot;; [.$AA$13]; IF([.L4]=&quot;b&quot;; [.$AA$14]; IF([.L4]=&quot;d&quot;; [.$AA$11]; IF([.L4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3]=[.$AA$11]; [.$AA$11]/[.$AB$11]; IF([.N3]=[.$AA$12]; [.$AA$12]/[.$AB$12]; IF([.N3]=[.$AA$13]; [.$AA$13]/[.$AB$13]; IF([.N3]=[.$AA$14]; [.$AA$14]/[.$AB$14]; IF([.N3]=[.$AA$15]; [.$AA$15]/[.$AB$15]; 0)))))+IF([.N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[.O4]" office:value-type="float" office:value="-77" calcext:value-type="float">
            <text:p>-77</text:p>
          </table:table-cell>
          <table:table-cell table:style-name="ce11" table:formula="of:=IF([.O3]=[.$AA$11]; [.$AA$11]/[.$AB$11]; IF([.O3]=[.$AA$12]; [.$AA$12]/[.$AB$12]; IF([.O3]=[.$AA$13]; [.$AA$13]/[.$AB$13]; IF([.O3]=[.$AA$14]; [.$AA$14]/[.$AB$14]; IF([.O3]=[.$AA$15]; [.$AA$15]/[.$AB$15]; 0)))))+IF([.O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[.P4]" office:value-type="float" office:value="-93" calcext:value-type="float">
            <text:p>-93</text:p>
          </table:table-cell>
          <table:table-cell table:style-name="ce11" table:formula="of:=IF([.P3]=[.$AA$11]; [.$AA$11]/[.$AB$11]; IF([.P3]=[.$AA$12]; [.$AA$12]/[.$AB$12]; IF([.P3]=[.$AA$13]; [.$AA$13]/[.$AB$13]; IF([.P3]=[.$AA$14]; [.$AA$14]/[.$AB$14]; IF([.P3]=[.$AA$15]; [.$AA$15]/[.$AB$15]; 0)))))+IF([.P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[.Q4]" office:value-type="float" office:value="-96" calcext:value-type="float">
            <text:p>-96</text:p>
          </table:table-cell>
          <table:table-cell table:style-name="ce11" table:formula="of:=IF([.Q3]=[.$AA$11]; [.$AA$11]/[.$AB$11]; IF([.Q3]=[.$AA$12]; [.$AA$12]/[.$AB$12]; IF([.Q3]=[.$AA$13]; [.$AA$13]/[.$AB$13]; IF([.Q3]=[.$AA$14]; [.$AA$14]/[.$AB$14]; IF([.Q3]=[.$AA$15]; [.$AA$15]/[.$AB$15]; 0)))))+IF([.Q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[.R4]" office:value-type="float" office:value="-96" calcext:value-type="float">
            <text:p>-96</text:p>
          </table:table-cell>
          <table:table-cell table:style-name="ce11" table:formula="of:=IF([.R3]=[.$AA$11]; [.$AA$11]/[.$AB$11]; IF([.R3]=[.$AA$12]; [.$AA$12]/[.$AB$12]; IF([.R3]=[.$AA$13]; [.$AA$13]/[.$AB$13]; IF([.R3]=[.$AA$14]; [.$AA$14]/[.$AB$14]; IF([.R3]=[.$AA$15]; [.$AA$15]/[.$AB$15]; 0)))))+IF([.R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[.S4]" office:value-type="float" office:value="-96" calcext:value-type="float">
            <text:p>-96</text:p>
          </table:table-cell>
          <table:table-cell table:style-name="ce11" table:formula="of:=IF([.S3]=[.$AA$11]; [.$AA$11]/[.$AB$11]; IF([.S3]=[.$AA$12]; [.$AA$12]/[.$AB$12]; IF([.S3]=[.$AA$13]; [.$AA$13]/[.$AB$13]; IF([.S3]=[.$AA$14]; [.$AA$14]/[.$AB$14]; IF([.S3]=[.$AA$15]; [.$AA$15]/[.$AB$15]; 0)))))+IF([.S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[.T4]" office:value-type="float" office:value="-96" calcext:value-type="float">
            <text:p>-96</text:p>
          </table:table-cell>
          <table:table-cell table:style-name="ce11" table:formula="of:=IF([.T3]=[.$AA$11]; [.$AA$11]/[.$AB$11]; IF([.T3]=[.$AA$12]; [.$AA$12]/[.$AB$12]; IF([.T3]=[.$AA$13]; [.$AA$13]/[.$AB$13]; IF([.T3]=[.$AA$14]; [.$AA$14]/[.$AB$14]; IF([.T3]=[.$AA$15]; [.$AA$15]/[.$AB$15]; 0)))))+IF([.T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[.U4]" office:value-type="float" office:value="-93" calcext:value-type="float">
            <text:p>-93</text:p>
          </table:table-cell>
          <table:table-cell table:style-name="ce11" table:formula="of:=IF([.U3]=[.$AA$11]; [.$AA$11]/[.$AB$11]; IF([.U3]=[.$AA$12]; [.$AA$12]/[.$AB$12]; IF([.U3]=[.$AA$13]; [.$AA$13]/[.$AB$13]; IF([.U3]=[.$AA$14]; [.$AA$14]/[.$AB$14]; IF([.U3]=[.$AA$15]; [.$AA$15]/[.$AB$15]; 0)))))+IF([.U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[.V4]" office:value-type="float" office:value="-90" calcext:value-type="float">
            <text:p>-90</text:p>
          </table:table-cell>
          <table:table-cell table:style-name="ce11" table:formula="of:=IF([.V3]=[.$AA$11]; [.$AA$11]/[.$AB$11]; IF([.V3]=[.$AA$12]; [.$AA$12]/[.$AB$12]; IF([.V3]=[.$AA$13]; [.$AA$13]/[.$AB$13]; IF([.V3]=[.$AA$14]; [.$AA$14]/[.$AB$14]; IF([.V3]=[.$AA$15]; [.$AA$15]/[.$AB$15]; 0)))))+IF([.V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[.W4]" office:value-type="float" office:value="-31" calcext:value-type="float">
            <text:p>-31</text:p>
          </table:table-cell>
          <table:table-cell table:style-name="ce11" table:formula="of:=IF([.W3]=[.$AA$11]; [.$AA$11]/[.$AB$11]; IF([.W3]=[.$AA$12]; [.$AA$12]/[.$AB$12]; IF([.W3]=[.$AA$13]; [.$AA$13]/[.$AB$13]; IF([.W3]=[.$AA$14]; [.$AA$14]/[.$AB$14]; IF([.W3]=[.$AA$15]; [.$AA$15]/[.$AB$15]; 0)))))+IF([.W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[.X4]" office:value-type="float" office:value="-81" calcext:value-type="float">
            <text:p>-81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3" office:value-type="string" calcext:value-type="string">
            <text:p>b</text:p>
          </table:table-cell>
          <table:table-cell table:number-columns-repeated="6"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5]=&quot;u&quot;; [.$AA$12]; IF([.C5]=&quot;c&quot;; [.$AA$13]; IF([.C5]=&quot;b&quot;; [.$AA$14]; IF([.C5]=&quot;d&quot;; [.$AA$11]; IF([.C5]=&quot;I&quot;; [.$AA$15]; 64)))))" office:value-type="float" office:value="-2" calcext:value-type="float">
            <text:p>-2</text:p>
          </table:table-cell>
          <table:table-cell table:style-name="ce9" table:formula="of:=IF([.D5]=&quot;u&quot;; [.$AA$12]; IF([.D5]=&quot;c&quot;; [.$AA$13]; IF([.D5]=&quot;b&quot;; [.$AA$14]; IF([.D5]=&quot;d&quot;; [.$AA$11]; IF([.D5]=&quot;I&quot;; [.$AA$15]; 64)))))" office:value-type="float" office:value="-64" calcext:value-type="float">
            <text:p>-64</text:p>
          </table:table-cell>
          <table:table-cell table:style-name="ce9" table:formula="of:=IF([.E5]=&quot;u&quot;; [.$AA$12]; IF([.E5]=&quot;c&quot;; [.$AA$13]; IF([.E5]=&quot;b&quot;; [.$AA$14]; IF([.E5]=&quot;d&quot;; [.$AA$11]; IF([.E5]=&quot;I&quot;; [.$AA$15]; 64)))))" office:value-type="float" office:value="-64" calcext:value-type="float">
            <text:p>-64</text:p>
          </table:table-cell>
          <table:table-cell table:style-name="ce9" table:formula="of:=IF([.F5]=&quot;u&quot;; [.$AA$12]; IF([.F5]=&quot;c&quot;; [.$AA$13]; IF([.F5]=&quot;b&quot;; [.$AA$14]; IF([.F5]=&quot;d&quot;; [.$AA$11]; IF([.F5]=&quot;I&quot;; [.$AA$15]; 64)))))" office:value-type="float" office:value="-64" calcext:value-type="float">
            <text:p>-64</text:p>
          </table:table-cell>
          <table:table-cell table:style-name="ce9" table:formula="of:=IF([.G5]=&quot;u&quot;; [.$AA$12]; IF([.G5]=&quot;c&quot;; [.$AA$13]; IF([.G5]=&quot;b&quot;; [.$AA$14]; IF([.G5]=&quot;d&quot;; [.$AA$11]; IF([.G5]=&quot;I&quot;; [.$AA$15]; 64)))))" office:value-type="float" office:value="-64" calcext:value-type="float">
            <text:p>-64</text:p>
          </table:table-cell>
          <table:table-cell table:style-name="ce9" table:formula="of:=IF([.H5]=&quot;u&quot;; [.$AA$12]; IF([.H5]=&quot;c&quot;; [.$AA$13]; IF([.H5]=&quot;b&quot;; [.$AA$14]; IF([.H5]=&quot;d&quot;; [.$AA$11]; IF([.H5]=&quot;I&quot;; [.$AA$15]; 64)))))" office:value-type="float" office:value="-64" calcext:value-type="float">
            <text:p>-64</text:p>
          </table:table-cell>
          <table:table-cell table:style-name="ce9" table:formula="of:=IF([.I5]=&quot;u&quot;; [.$AA$12]; IF([.I5]=&quot;c&quot;; [.$AA$13]; IF([.I5]=&quot;b&quot;; [.$AA$14]; IF([.I5]=&quot;d&quot;; [.$AA$11]; IF([.I5]=&quot;I&quot;; [.$AA$15]; 64)))))" office:value-type="float" office:value="-64" calcext:value-type="float">
            <text:p>-64</text:p>
          </table:table-cell>
          <table:table-cell table:style-name="ce9" table:formula="of:=IF([.J5]=&quot;u&quot;; [.$AA$12]; IF([.J5]=&quot;c&quot;; [.$AA$13]; IF([.J5]=&quot;b&quot;; [.$AA$14]; IF([.J5]=&quot;d&quot;; [.$AA$11]; IF([.J5]=&quot;I&quot;; [.$AA$15]; 64)))))" office:value-type="float" office:value="-2" calcext:value-type="float">
            <text:p>-2</text:p>
          </table:table-cell>
          <table:table-cell table:style-name="ce9" table:formula="of:=IF([.K5]=&quot;u&quot;; [.$AA$12]; IF([.K5]=&quot;c&quot;; [.$AA$13]; IF([.K5]=&quot;b&quot;; [.$AA$14]; IF([.K5]=&quot;d&quot;; [.$AA$11]; IF([.K5]=&quot;I&quot;; [.$AA$15]; 64)))))" office:value-type="float" office:value="-64" calcext:value-type="float">
            <text:p>-64</text:p>
          </table:table-cell>
          <table:table-cell table:style-name="ce9" table:formula="of:=IF([.L5]=&quot;u&quot;; [.$AA$12]; IF([.L5]=&quot;c&quot;; [.$AA$13]; IF([.L5]=&quot;b&quot;; [.$AA$14]; IF([.L5]=&quot;d&quot;; [.$AA$11]; IF([.L5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4]=[.$AA$11]; [.$AA$11]/[.$AB$11]; IF([.N4]=[.$AA$12]; [.$AA$12]/[.$AB$12]; IF([.N4]=[.$AA$13]; [.$AA$13]/[.$AB$13]; IF([.N4]=[.$AA$14]; [.$AA$14]/[.$AB$14]; IF([.N4]=[.$AA$15]; [.$AA$15]/[.$AB$15]; 0)))))+IF([.N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[.O5]" office:value-type="float" office:value="-12" calcext:value-type="float">
            <text:p>-12</text:p>
          </table:table-cell>
          <table:table-cell table:style-name="ce11" table:formula="of:=IF([.O4]=[.$AA$11]; [.$AA$11]/[.$AB$11]; IF([.O4]=[.$AA$12]; [.$AA$12]/[.$AB$12]; IF([.O4]=[.$AA$13]; [.$AA$13]/[.$AB$13]; IF([.O4]=[.$AA$14]; [.$AA$14]/[.$AB$14]; IF([.O4]=[.$AA$15]; [.$AA$15]/[.$AB$15]; 0)))))+IF([.O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[.P5]" office:value-type="float" office:value="-87" calcext:value-type="float">
            <text:p>-87</text:p>
          </table:table-cell>
          <table:table-cell table:style-name="ce11" table:formula="of:=IF([.P4]=[.$AA$11]; [.$AA$11]/[.$AB$11]; IF([.P4]=[.$AA$12]; [.$AA$12]/[.$AB$12]; IF([.P4]=[.$AA$13]; [.$AA$13]/[.$AB$13]; IF([.P4]=[.$AA$14]; [.$AA$14]/[.$AB$14]; IF([.P4]=[.$AA$15]; [.$AA$15]/[.$AB$15]; 0)))))+IF([.P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[.Q5]" office:value-type="float" office:value="-93" calcext:value-type="float">
            <text:p>-93</text:p>
          </table:table-cell>
          <table:table-cell table:style-name="ce11" table:formula="of:=IF([.Q4]=[.$AA$11]; [.$AA$11]/[.$AB$11]; IF([.Q4]=[.$AA$12]; [.$AA$12]/[.$AB$12]; IF([.Q4]=[.$AA$13]; [.$AA$13]/[.$AB$13]; IF([.Q4]=[.$AA$14]; [.$AA$14]/[.$AB$14]; IF([.Q4]=[.$AA$15]; [.$AA$15]/[.$AB$15]; 0)))))+IF([.Q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[.R5]" office:value-type="float" office:value="-96" calcext:value-type="float">
            <text:p>-96</text:p>
          </table:table-cell>
          <table:table-cell table:style-name="ce11" table:formula="of:=IF([.R4]=[.$AA$11]; [.$AA$11]/[.$AB$11]; IF([.R4]=[.$AA$12]; [.$AA$12]/[.$AB$12]; IF([.R4]=[.$AA$13]; [.$AA$13]/[.$AB$13]; IF([.R4]=[.$AA$14]; [.$AA$14]/[.$AB$14]; IF([.R4]=[.$AA$15]; [.$AA$15]/[.$AB$15]; 0)))))+IF([.R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[.S5]" office:value-type="float" office:value="-96" calcext:value-type="float">
            <text:p>-96</text:p>
          </table:table-cell>
          <table:table-cell table:style-name="ce11" table:formula="of:=IF([.S4]=[.$AA$11]; [.$AA$11]/[.$AB$11]; IF([.S4]=[.$AA$12]; [.$AA$12]/[.$AB$12]; IF([.S4]=[.$AA$13]; [.$AA$13]/[.$AB$13]; IF([.S4]=[.$AA$14]; [.$AA$14]/[.$AB$14]; IF([.S4]=[.$AA$15]; [.$AA$15]/[.$AB$15]; 0)))))+IF([.S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[.T5]" office:value-type="float" office:value="-93" calcext:value-type="float">
            <text:p>-93</text:p>
          </table:table-cell>
          <table:table-cell table:style-name="ce11" table:formula="of:=IF([.T4]=[.$AA$11]; [.$AA$11]/[.$AB$11]; IF([.T4]=[.$AA$12]; [.$AA$12]/[.$AB$12]; IF([.T4]=[.$AA$13]; [.$AA$13]/[.$AB$13]; IF([.T4]=[.$AA$14]; [.$AA$14]/[.$AB$14]; IF([.T4]=[.$AA$15]; [.$AA$15]/[.$AB$15]; 0)))))+IF([.T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[.U5]" office:value-type="float" office:value="-90" calcext:value-type="float">
            <text:p>-90</text:p>
          </table:table-cell>
          <table:table-cell table:style-name="ce11" table:formula="of:=IF([.U4]=[.$AA$11]; [.$AA$11]/[.$AB$11]; IF([.U4]=[.$AA$12]; [.$AA$12]/[.$AB$12]; IF([.U4]=[.$AA$13]; [.$AA$13]/[.$AB$13]; IF([.U4]=[.$AA$14]; [.$AA$14]/[.$AB$14]; IF([.U4]=[.$AA$15]; [.$AA$15]/[.$AB$15]; 0)))))+IF([.U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[.V5]" office:value-type="float" office:value="-28" calcext:value-type="float">
            <text:p>-28</text:p>
          </table:table-cell>
          <table:table-cell table:style-name="ce11" table:formula="of:=IF([.V4]=[.$AA$11]; [.$AA$11]/[.$AB$11]; IF([.V4]=[.$AA$12]; [.$AA$12]/[.$AB$12]; IF([.V4]=[.$AA$13]; [.$AA$13]/[.$AB$13]; IF([.V4]=[.$AA$14]; [.$AA$14]/[.$AB$14]; IF([.V4]=[.$AA$15]; [.$AA$15]/[.$AB$15]; 0)))))+IF([.V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[.W5]" office:value-type="float" office:value="-93" calcext:value-type="float">
            <text:p>-93</text:p>
          </table:table-cell>
          <table:table-cell table:style-name="ce11" table:formula="of:=IF([.W4]=[.$AA$11]; [.$AA$11]/[.$AB$11]; IF([.W4]=[.$AA$12]; [.$AA$12]/[.$AB$12]; IF([.W4]=[.$AA$13]; [.$AA$13]/[.$AB$13]; IF([.W4]=[.$AA$14]; [.$AA$14]/[.$AB$14]; IF([.W4]=[.$AA$15]; [.$AA$15]/[.$AB$15]; 0)))))+IF([.W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[.X5]" office:value-type="float" office:value="-77" calcext:value-type="float">
            <text:p>-77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2" table:style-name="ce3" office:value-type="string" calcext:value-type="string">
            <text:p>b</text:p>
          </table:table-cell>
          <table:table-cell table:number-columns-repeated="4"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6]=&quot;u&quot;; [.$AA$12]; IF([.C6]=&quot;c&quot;; [.$AA$13]; IF([.C6]=&quot;b&quot;; [.$AA$14]; IF([.C6]=&quot;d&quot;; [.$AA$11]; IF([.C6]=&quot;I&quot;; [.$AA$15]; 64)))))" office:value-type="float" office:value="-2" calcext:value-type="float">
            <text:p>-2</text:p>
          </table:table-cell>
          <table:table-cell table:style-name="ce9" table:formula="of:=IF([.D6]=&quot;u&quot;; [.$AA$12]; IF([.D6]=&quot;c&quot;; [.$AA$13]; IF([.D6]=&quot;b&quot;; [.$AA$14]; IF([.D6]=&quot;d&quot;; [.$AA$11]; IF([.D6]=&quot;I&quot;; [.$AA$15]; 64)))))" office:value-type="float" office:value="-2" calcext:value-type="float">
            <text:p>-2</text:p>
          </table:table-cell>
          <table:table-cell table:style-name="ce9" table:formula="of:=IF([.E6]=&quot;u&quot;; [.$AA$12]; IF([.E6]=&quot;c&quot;; [.$AA$13]; IF([.E6]=&quot;b&quot;; [.$AA$14]; IF([.E6]=&quot;d&quot;; [.$AA$11]; IF([.E6]=&quot;I&quot;; [.$AA$15]; 64)))))" office:value-type="float" office:value="-64" calcext:value-type="float">
            <text:p>-64</text:p>
          </table:table-cell>
          <table:table-cell table:style-name="ce9" table:formula="of:=IF([.F6]=&quot;u&quot;; [.$AA$12]; IF([.F6]=&quot;c&quot;; [.$AA$13]; IF([.F6]=&quot;b&quot;; [.$AA$14]; IF([.F6]=&quot;d&quot;; [.$AA$11]; IF([.F6]=&quot;I&quot;; [.$AA$15]; 64)))))" office:value-type="float" office:value="-64" calcext:value-type="float">
            <text:p>-64</text:p>
          </table:table-cell>
          <table:table-cell table:style-name="ce9" table:formula="of:=IF([.G6]=&quot;u&quot;; [.$AA$12]; IF([.G6]=&quot;c&quot;; [.$AA$13]; IF([.G6]=&quot;b&quot;; [.$AA$14]; IF([.G6]=&quot;d&quot;; [.$AA$11]; IF([.G6]=&quot;I&quot;; [.$AA$15]; 64)))))" office:value-type="float" office:value="-64" calcext:value-type="float">
            <text:p>-64</text:p>
          </table:table-cell>
          <table:table-cell table:style-name="ce9" table:formula="of:=IF([.H6]=&quot;u&quot;; [.$AA$12]; IF([.H6]=&quot;c&quot;; [.$AA$13]; IF([.H6]=&quot;b&quot;; [.$AA$14]; IF([.H6]=&quot;d&quot;; [.$AA$11]; IF([.H6]=&quot;I&quot;; [.$AA$15]; 64)))))" office:value-type="float" office:value="-64" calcext:value-type="float">
            <text:p>-64</text:p>
          </table:table-cell>
          <table:table-cell table:style-name="ce9" table:formula="of:=IF([.I6]=&quot;u&quot;; [.$AA$12]; IF([.I6]=&quot;c&quot;; [.$AA$13]; IF([.I6]=&quot;b&quot;; [.$AA$14]; IF([.I6]=&quot;d&quot;; [.$AA$11]; IF([.I6]=&quot;I&quot;; [.$AA$15]; 64)))))" office:value-type="float" office:value="-2" calcext:value-type="float">
            <text:p>-2</text:p>
          </table:table-cell>
          <table:table-cell table:style-name="ce9" table:formula="of:=IF([.J6]=&quot;u&quot;; [.$AA$12]; IF([.J6]=&quot;c&quot;; [.$AA$13]; IF([.J6]=&quot;b&quot;; [.$AA$14]; IF([.J6]=&quot;d&quot;; [.$AA$11]; IF([.J6]=&quot;I&quot;; [.$AA$15]; 64)))))" office:value-type="float" office:value="-64" calcext:value-type="float">
            <text:p>-64</text:p>
          </table:table-cell>
          <table:table-cell table:style-name="ce9" table:formula="of:=IF([.K6]=&quot;u&quot;; [.$AA$12]; IF([.K6]=&quot;c&quot;; [.$AA$13]; IF([.K6]=&quot;b&quot;; [.$AA$14]; IF([.K6]=&quot;d&quot;; [.$AA$11]; IF([.K6]=&quot;I&quot;; [.$AA$15]; 64)))))" office:value-type="float" office:value="-64" calcext:value-type="float">
            <text:p>-64</text:p>
          </table:table-cell>
          <table:table-cell table:style-name="ce9" table:formula="of:=IF([.L6]=&quot;u&quot;; [.$AA$12]; IF([.L6]=&quot;c&quot;; [.$AA$13]; IF([.L6]=&quot;b&quot;; [.$AA$14]; IF([.L6]=&quot;d&quot;; [.$AA$11]; IF([.L6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5]=[.$AA$11]; [.$AA$11]/[.$AB$11]; IF([.N5]=[.$AA$12]; [.$AA$12]/[.$AB$12]; IF([.N5]=[.$AA$13]; [.$AA$13]/[.$AB$13]; IF([.N5]=[.$AA$14]; [.$AA$14]/[.$AB$14]; IF([.N5]=[.$AA$15]; [.$AA$15]/[.$AB$15]; 0)))))+IF([.N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[.O6]" office:value-type="float" office:value="-13" calcext:value-type="float">
            <text:p>-13</text:p>
          </table:table-cell>
          <table:table-cell table:style-name="ce11" table:formula="of:=IF([.O5]=[.$AA$11]; [.$AA$11]/[.$AB$11]; IF([.O5]=[.$AA$12]; [.$AA$12]/[.$AB$12]; IF([.O5]=[.$AA$13]; [.$AA$13]/[.$AB$13]; IF([.O5]=[.$AA$14]; [.$AA$14]/[.$AB$14]; IF([.O5]=[.$AA$15]; [.$AA$15]/[.$AB$15]; 0)))))+IF([.O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[.P6]" office:value-type="float" office:value="-18" calcext:value-type="float">
            <text:p>-18</text:p>
          </table:table-cell>
          <table:table-cell table:style-name="ce11" table:formula="of:=IF([.P5]=[.$AA$11]; [.$AA$11]/[.$AB$11]; IF([.P5]=[.$AA$12]; [.$AA$12]/[.$AB$12]; IF([.P5]=[.$AA$13]; [.$AA$13]/[.$AB$13]; IF([.P5]=[.$AA$14]; [.$AA$14]/[.$AB$14]; IF([.P5]=[.$AA$15]; [.$AA$15]/[.$AB$15]; 0)))))+IF([.P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[.Q6]" office:value-type="float" office:value="-87" calcext:value-type="float">
            <text:p>-87</text:p>
          </table:table-cell>
          <table:table-cell table:style-name="ce11" table:formula="of:=IF([.Q5]=[.$AA$11]; [.$AA$11]/[.$AB$11]; IF([.Q5]=[.$AA$12]; [.$AA$12]/[.$AB$12]; IF([.Q5]=[.$AA$13]; [.$AA$13]/[.$AB$13]; IF([.Q5]=[.$AA$14]; [.$AA$14]/[.$AB$14]; IF([.Q5]=[.$AA$15]; [.$AA$15]/[.$AB$15]; 0)))))+IF([.Q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[.R6]" office:value-type="float" office:value="-93" calcext:value-type="float">
            <text:p>-93</text:p>
          </table:table-cell>
          <table:table-cell table:style-name="ce11" table:formula="of:=IF([.R5]=[.$AA$11]; [.$AA$11]/[.$AB$11]; IF([.R5]=[.$AA$12]; [.$AA$12]/[.$AB$12]; IF([.R5]=[.$AA$13]; [.$AA$13]/[.$AB$13]; IF([.R5]=[.$AA$14]; [.$AA$14]/[.$AB$14]; IF([.R5]=[.$AA$15]; [.$AA$15]/[.$AB$15]; 0)))))+IF([.R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[.S6]" office:value-type="float" office:value="-93" calcext:value-type="float">
            <text:p>-93</text:p>
          </table:table-cell>
          <table:table-cell table:style-name="ce11" table:formula="of:=IF([.S5]=[.$AA$11]; [.$AA$11]/[.$AB$11]; IF([.S5]=[.$AA$12]; [.$AA$12]/[.$AB$12]; IF([.S5]=[.$AA$13]; [.$AA$13]/[.$AB$13]; IF([.S5]=[.$AA$14]; [.$AA$14]/[.$AB$14]; IF([.S5]=[.$AA$15]; [.$AA$15]/[.$AB$15]; 0)))))+IF([.S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[.T6]" office:value-type="float" office:value="-90" calcext:value-type="float">
            <text:p>-90</text:p>
          </table:table-cell>
          <table:table-cell table:style-name="ce11" table:formula="of:=IF([.T5]=[.$AA$11]; [.$AA$11]/[.$AB$11]; IF([.T5]=[.$AA$12]; [.$AA$12]/[.$AB$12]; IF([.T5]=[.$AA$13]; [.$AA$13]/[.$AB$13]; IF([.T5]=[.$AA$14]; [.$AA$14]/[.$AB$14]; IF([.T5]=[.$AA$15]; [.$AA$15]/[.$AB$15]; 0)))))+IF([.T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[.U6]" office:value-type="float" office:value="-28" calcext:value-type="float">
            <text:p>-28</text:p>
          </table:table-cell>
          <table:table-cell table:style-name="ce11" table:formula="of:=IF([.U5]=[.$AA$11]; [.$AA$11]/[.$AB$11]; IF([.U5]=[.$AA$12]; [.$AA$12]/[.$AB$12]; IF([.U5]=[.$AA$13]; [.$AA$13]/[.$AB$13]; IF([.U5]=[.$AA$14]; [.$AA$14]/[.$AB$14]; IF([.U5]=[.$AA$15]; [.$AA$15]/[.$AB$15]; 0)))))+IF([.U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[.V6]" office:value-type="float" office:value="-93" calcext:value-type="float">
            <text:p>-93</text:p>
          </table:table-cell>
          <table:table-cell table:style-name="ce11" table:formula="of:=IF([.V5]=[.$AA$11]; [.$AA$11]/[.$AB$11]; IF([.V5]=[.$AA$12]; [.$AA$12]/[.$AB$12]; IF([.V5]=[.$AA$13]; [.$AA$13]/[.$AB$13]; IF([.V5]=[.$AA$14]; [.$AA$14]/[.$AB$14]; IF([.V5]=[.$AA$15]; [.$AA$15]/[.$AB$15]; 0)))))+IF([.V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[.W6]" office:value-type="float" office:value="-89" calcext:value-type="float">
            <text:p>-89</text:p>
          </table:table-cell>
          <table:table-cell table:style-name="ce11" table:formula="of:=IF([.W5]=[.$AA$11]; [.$AA$11]/[.$AB$11]; IF([.W5]=[.$AA$12]; [.$AA$12]/[.$AB$12]; IF([.W5]=[.$AA$13]; [.$AA$13]/[.$AB$13]; IF([.W5]=[.$AA$14]; [.$AA$14]/[.$AB$14]; IF([.W5]=[.$AA$15]; [.$AA$15]/[.$AB$15]; 0)))))+IF([.W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[.X6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3" office:value-type="string" calcext:value-type="string">
            <text:p>d</text:p>
          </table:table-cell>
          <table:table-cell table:number-columns-repeated="2"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7]=&quot;u&quot;; [.$AA$12]; IF([.C7]=&quot;c&quot;; [.$AA$13]; IF([.C7]=&quot;b&quot;; [.$AA$14]; IF([.C7]=&quot;d&quot;; [.$AA$11]; IF([.C7]=&quot;I&quot;; [.$AA$15]; 64)))))" office:value-type="float" office:value="-64" calcext:value-type="float">
            <text:p>-64</text:p>
          </table:table-cell>
          <table:table-cell table:style-name="ce9" table:formula="of:=IF([.D7]=&quot;u&quot;; [.$AA$12]; IF([.D7]=&quot;c&quot;; [.$AA$13]; IF([.D7]=&quot;b&quot;; [.$AA$14]; IF([.D7]=&quot;d&quot;; [.$AA$11]; IF([.D7]=&quot;I&quot;; [.$AA$15]; 64)))))" office:value-type="float" office:value="-2" calcext:value-type="float">
            <text:p>-2</text:p>
          </table:table-cell>
          <table:table-cell table:style-name="ce9" table:formula="of:=IF([.E7]=&quot;u&quot;; [.$AA$12]; IF([.E7]=&quot;c&quot;; [.$AA$13]; IF([.E7]=&quot;b&quot;; [.$AA$14]; IF([.E7]=&quot;d&quot;; [.$AA$11]; IF([.E7]=&quot;I&quot;; [.$AA$15]; 64)))))" office:value-type="float" office:value="-2" calcext:value-type="float">
            <text:p>-2</text:p>
          </table:table-cell>
          <table:table-cell table:style-name="ce9" table:formula="of:=IF([.F7]=&quot;u&quot;; [.$AA$12]; IF([.F7]=&quot;c&quot;; [.$AA$13]; IF([.F7]=&quot;b&quot;; [.$AA$14]; IF([.F7]=&quot;d&quot;; [.$AA$11]; IF([.F7]=&quot;I&quot;; [.$AA$15]; 64)))))" office:value-type="float" office:value="-64" calcext:value-type="float">
            <text:p>-64</text:p>
          </table:table-cell>
          <table:table-cell table:style-name="ce9" table:formula="of:=IF([.G7]=&quot;u&quot;; [.$AA$12]; IF([.G7]=&quot;c&quot;; [.$AA$13]; IF([.G7]=&quot;b&quot;; [.$AA$14]; IF([.G7]=&quot;d&quot;; [.$AA$11]; IF([.G7]=&quot;I&quot;; [.$AA$15]; 64)))))" office:value-type="float" office:value="-64" calcext:value-type="float">
            <text:p>-64</text:p>
          </table:table-cell>
          <table:table-cell table:style-name="ce9" table:formula="of:=IF([.H7]=&quot;u&quot;; [.$AA$12]; IF([.H7]=&quot;c&quot;; [.$AA$13]; IF([.H7]=&quot;b&quot;; [.$AA$14]; IF([.H7]=&quot;d&quot;; [.$AA$11]; IF([.H7]=&quot;I&quot;; [.$AA$15]; 64)))))" office:value-type="float" office:value="-2" calcext:value-type="float">
            <text:p>-2</text:p>
          </table:table-cell>
          <table:table-cell table:style-name="ce9" table:formula="of:=IF([.I7]=&quot;u&quot;; [.$AA$12]; IF([.I7]=&quot;c&quot;; [.$AA$13]; IF([.I7]=&quot;b&quot;; [.$AA$14]; IF([.I7]=&quot;d&quot;; [.$AA$11]; IF([.I7]=&quot;I&quot;; [.$AA$15]; 64)))))" office:value-type="float" office:value="-64" calcext:value-type="float">
            <text:p>-64</text:p>
          </table:table-cell>
          <table:table-cell table:style-name="ce9" table:formula="of:=IF([.J7]=&quot;u&quot;; [.$AA$12]; IF([.J7]=&quot;c&quot;; [.$AA$13]; IF([.J7]=&quot;b&quot;; [.$AA$14]; IF([.J7]=&quot;d&quot;; [.$AA$11]; IF([.J7]=&quot;I&quot;; [.$AA$15]; 64)))))" office:value-type="float" office:value="-64" calcext:value-type="float">
            <text:p>-64</text:p>
          </table:table-cell>
          <table:table-cell table:style-name="ce9" table:formula="of:=IF([.K7]=&quot;u&quot;; [.$AA$12]; IF([.K7]=&quot;c&quot;; [.$AA$13]; IF([.K7]=&quot;b&quot;; [.$AA$14]; IF([.K7]=&quot;d&quot;; [.$AA$11]; IF([.K7]=&quot;I&quot;; [.$AA$15]; 64)))))" office:value-type="float" office:value="-64" calcext:value-type="float">
            <text:p>-64</text:p>
          </table:table-cell>
          <table:table-cell table:style-name="ce9" table:formula="of:=IF([.L7]=&quot;u&quot;; [.$AA$12]; IF([.L7]=&quot;c&quot;; [.$AA$13]; IF([.L7]=&quot;b&quot;; [.$AA$14]; IF([.L7]=&quot;d&quot;; [.$AA$11]; IF([.L7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6]=[.$AA$11]; [.$AA$11]/[.$AB$11]; IF([.N6]=[.$AA$12]; [.$AA$12]/[.$AB$12]; IF([.N6]=[.$AA$13]; [.$AA$13]/[.$AB$13]; IF([.N6]=[.$AA$14]; [.$AA$14]/[.$AB$14]; IF([.N6]=[.$AA$15]; [.$AA$15]/[.$AB$15]; 0)))))+IF([.N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[.O7]" office:value-type="float" office:value="-75" calcext:value-type="float">
            <text:p>-75</text:p>
          </table:table-cell>
          <table:table-cell table:style-name="ce11" table:formula="of:=IF([.O6]=[.$AA$11]; [.$AA$11]/[.$AB$11]; IF([.O6]=[.$AA$12]; [.$AA$12]/[.$AB$12]; IF([.O6]=[.$AA$13]; [.$AA$13]/[.$AB$13]; IF([.O6]=[.$AA$14]; [.$AA$14]/[.$AB$14]; IF([.O6]=[.$AA$15]; [.$AA$15]/[.$AB$15]; 0)))))+IF([.O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[.P7]" office:value-type="float" office:value="-25" calcext:value-type="float">
            <text:p>-25</text:p>
          </table:table-cell>
          <table:table-cell table:style-name="ce11" table:formula="of:=IF([.P6]=[.$AA$11]; [.$AA$11]/[.$AB$11]; IF([.P6]=[.$AA$12]; [.$AA$12]/[.$AB$12]; IF([.P6]=[.$AA$13]; [.$AA$13]/[.$AB$13]; IF([.P6]=[.$AA$14]; [.$AA$14]/[.$AB$14]; IF([.P6]=[.$AA$15]; [.$AA$15]/[.$AB$15]; 0)))))+IF([.P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[.Q7]" office:value-type="float" office:value="-24" calcext:value-type="float">
            <text:p>-24</text:p>
          </table:table-cell>
          <table:table-cell table:style-name="ce11" table:formula="of:=IF([.Q6]=[.$AA$11]; [.$AA$11]/[.$AB$11]; IF([.Q6]=[.$AA$12]; [.$AA$12]/[.$AB$12]; IF([.Q6]=[.$AA$13]; [.$AA$13]/[.$AB$13]; IF([.Q6]=[.$AA$14]; [.$AA$14]/[.$AB$14]; IF([.Q6]=[.$AA$15]; [.$AA$15]/[.$AB$15]; 0)))))+IF([.Q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[.R7]" office:value-type="float" office:value="-93" calcext:value-type="float">
            <text:p>-93</text:p>
          </table:table-cell>
          <table:table-cell table:style-name="ce11" table:formula="of:=IF([.R6]=[.$AA$11]; [.$AA$11]/[.$AB$11]; IF([.R6]=[.$AA$12]; [.$AA$12]/[.$AB$12]; IF([.R6]=[.$AA$13]; [.$AA$13]/[.$AB$13]; IF([.R6]=[.$AA$14]; [.$AA$14]/[.$AB$14]; IF([.R6]=[.$AA$15]; [.$AA$15]/[.$AB$15]; 0)))))+IF([.R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[.S7]" office:value-type="float" office:value="-90" calcext:value-type="float">
            <text:p>-90</text:p>
          </table:table-cell>
          <table:table-cell table:style-name="ce11" table:formula="of:=IF([.S6]=[.$AA$11]; [.$AA$11]/[.$AB$11]; IF([.S6]=[.$AA$12]; [.$AA$12]/[.$AB$12]; IF([.S6]=[.$AA$13]; [.$AA$13]/[.$AB$13]; IF([.S6]=[.$AA$14]; [.$AA$14]/[.$AB$14]; IF([.S6]=[.$AA$15]; [.$AA$15]/[.$AB$15]; 0)))))+IF([.S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[.T7]" office:value-type="float" office:value="-28" calcext:value-type="float">
            <text:p>-28</text:p>
          </table:table-cell>
          <table:table-cell table:style-name="ce11" table:formula="of:=IF([.T6]=[.$AA$11]; [.$AA$11]/[.$AB$11]; IF([.T6]=[.$AA$12]; [.$AA$12]/[.$AB$12]; IF([.T6]=[.$AA$13]; [.$AA$13]/[.$AB$13]; IF([.T6]=[.$AA$14]; [.$AA$14]/[.$AB$14]; IF([.T6]=[.$AA$15]; [.$AA$15]/[.$AB$15]; 0)))))+IF([.T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[.U7]" office:value-type="float" office:value="-90" calcext:value-type="float">
            <text:p>-90</text:p>
          </table:table-cell>
          <table:table-cell table:style-name="ce11" table:formula="of:=IF([.U6]=[.$AA$11]; [.$AA$11]/[.$AB$11]; IF([.U6]=[.$AA$12]; [.$AA$12]/[.$AB$12]; IF([.U6]=[.$AA$13]; [.$AA$13]/[.$AB$13]; IF([.U6]=[.$AA$14]; [.$AA$14]/[.$AB$14]; IF([.U6]=[.$AA$15]; [.$AA$15]/[.$AB$15]; 0)))))+IF([.U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[.V7]" office:value-type="float" office:value="-89" calcext:value-type="float">
            <text:p>-89</text:p>
          </table:table-cell>
          <table:table-cell table:style-name="ce11" table:formula="of:=IF([.V6]=[.$AA$11]; [.$AA$11]/[.$AB$11]; IF([.V6]=[.$AA$12]; [.$AA$12]/[.$AB$12]; IF([.V6]=[.$AA$13]; [.$AA$13]/[.$AB$13]; IF([.V6]=[.$AA$14]; [.$AA$14]/[.$AB$14]; IF([.V6]=[.$AA$15]; [.$AA$15]/[.$AB$15]; 0)))))+IF([.V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[.W7]" office:value-type="float" office:value="-96" calcext:value-type="float">
            <text:p>-96</text:p>
          </table:table-cell>
          <table:table-cell table:style-name="ce11" table:formula="of:=IF([.W6]=[.$AA$11]; [.$AA$11]/[.$AB$11]; IF([.W6]=[.$AA$12]; [.$AA$12]/[.$AB$12]; IF([.W6]=[.$AA$13]; [.$AA$13]/[.$AB$13]; IF([.W6]=[.$AA$14]; [.$AA$14]/[.$AB$14]; IF([.W6]=[.$AA$15]; [.$AA$15]/[.$AB$15]; 0)))))+IF([.W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IF([.Y8]=[.$AA$11]; [.$AA$11]/[.$AB$11]; IF([.Y8]=[.$AA$12]; [.$AA$12]/[.$AB$12]; IF([.Y8]=[.$AA$13]; [.$AA$13]/[.$AB$13]; IF([.Y8]=[.$AA$14]; [.$AA$14]/[.$AB$14]; IF([.Y8]=[.$AA$15]; [.$AA$15]/[.$AB$15]; 0)))))+[.X7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5"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8]=&quot;u&quot;; [.$AA$12]; IF([.C8]=&quot;c&quot;; [.$AA$13]; IF([.C8]=&quot;b&quot;; [.$AA$14]; IF([.C8]=&quot;d&quot;; [.$AA$11]; IF([.C8]=&quot;I&quot;; [.$AA$15]; 64)))))" office:value-type="float" office:value="-64" calcext:value-type="float">
            <text:p>-64</text:p>
          </table:table-cell>
          <table:table-cell table:style-name="ce9" table:formula="of:=IF([.D8]=&quot;u&quot;; [.$AA$12]; IF([.D8]=&quot;c&quot;; [.$AA$13]; IF([.D8]=&quot;b&quot;; [.$AA$14]; IF([.D8]=&quot;d&quot;; [.$AA$11]; IF([.D8]=&quot;I&quot;; [.$AA$15]; 64)))))" office:value-type="float" office:value="-64" calcext:value-type="float">
            <text:p>-64</text:p>
          </table:table-cell>
          <table:table-cell table:style-name="ce9" table:formula="of:=IF([.E8]=&quot;u&quot;; [.$AA$12]; IF([.E8]=&quot;c&quot;; [.$AA$13]; IF([.E8]=&quot;b&quot;; [.$AA$14]; IF([.E8]=&quot;d&quot;; [.$AA$11]; IF([.E8]=&quot;I&quot;; [.$AA$15]; 64)))))" office:value-type="float" office:value="-64" calcext:value-type="float">
            <text:p>-64</text:p>
          </table:table-cell>
          <table:table-cell table:style-name="ce9" table:formula="of:=IF([.F8]=&quot;u&quot;; [.$AA$12]; IF([.F8]=&quot;c&quot;; [.$AA$13]; IF([.F8]=&quot;b&quot;; [.$AA$14]; IF([.F8]=&quot;d&quot;; [.$AA$11]; IF([.F8]=&quot;I&quot;; [.$AA$15]; 64)))))" office:value-type="float" office:value="-64" calcext:value-type="float">
            <text:p>-64</text:p>
          </table:table-cell>
          <table:table-cell table:style-name="ce9" table:formula="of:=IF([.G8]=&quot;u&quot;; [.$AA$12]; IF([.G8]=&quot;c&quot;; [.$AA$13]; IF([.G8]=&quot;b&quot;; [.$AA$14]; IF([.G8]=&quot;d&quot;; [.$AA$11]; IF([.G8]=&quot;I&quot;; [.$AA$15]; 64)))))" office:value-type="float" office:value="-64" calcext:value-type="float">
            <text:p>-64</text:p>
          </table:table-cell>
          <table:table-cell table:style-name="ce9" table:formula="of:=IF([.H8]=&quot;u&quot;; [.$AA$12]; IF([.H8]=&quot;c&quot;; [.$AA$13]; IF([.H8]=&quot;b&quot;; [.$AA$14]; IF([.H8]=&quot;d&quot;; [.$AA$11]; IF([.H8]=&quot;I&quot;; [.$AA$15]; 64)))))" office:value-type="float" office:value="-2" calcext:value-type="float">
            <text:p>-2</text:p>
          </table:table-cell>
          <table:table-cell table:style-name="ce9" table:formula="of:=IF([.I8]=&quot;u&quot;; [.$AA$12]; IF([.I8]=&quot;c&quot;; [.$AA$13]; IF([.I8]=&quot;b&quot;; [.$AA$14]; IF([.I8]=&quot;d&quot;; [.$AA$11]; IF([.I8]=&quot;I&quot;; [.$AA$15]; 64)))))" office:value-type="float" office:value="-64" calcext:value-type="float">
            <text:p>-64</text:p>
          </table:table-cell>
          <table:table-cell table:style-name="ce9" table:formula="of:=IF([.J8]=&quot;u&quot;; [.$AA$12]; IF([.J8]=&quot;c&quot;; [.$AA$13]; IF([.J8]=&quot;b&quot;; [.$AA$14]; IF([.J8]=&quot;d&quot;; [.$AA$11]; IF([.J8]=&quot;I&quot;; [.$AA$15]; 64)))))" office:value-type="float" office:value="-64" calcext:value-type="float">
            <text:p>-64</text:p>
          </table:table-cell>
          <table:table-cell table:style-name="ce9" table:formula="of:=IF([.K8]=&quot;u&quot;; [.$AA$12]; IF([.K8]=&quot;c&quot;; [.$AA$13]; IF([.K8]=&quot;b&quot;; [.$AA$14]; IF([.K8]=&quot;d&quot;; [.$AA$11]; IF([.K8]=&quot;I&quot;; [.$AA$15]; 64)))))" office:value-type="float" office:value="-64" calcext:value-type="float">
            <text:p>-64</text:p>
          </table:table-cell>
          <table:table-cell table:style-name="ce9" table:formula="of:=IF([.L8]=&quot;u&quot;; [.$AA$12]; IF([.L8]=&quot;c&quot;; [.$AA$13]; IF([.L8]=&quot;b&quot;; [.$AA$14]; IF([.L8]=&quot;d&quot;; [.$AA$11]; IF([.L8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7]=[.$AA$11]; [.$AA$11]/[.$AB$11]; IF([.N7]=[.$AA$12]; [.$AA$12]/[.$AB$12]; IF([.N7]=[.$AA$13]; [.$AA$13]/[.$AB$13]; IF([.N7]=[.$AA$14]; [.$AA$14]/[.$AB$14]; IF([.N7]=[.$AA$15]; [.$AA$15]/[.$AB$15]; 0)))))+IF([.N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P8]=[.$AA$11]; [.$AA$11]/[.$AB$11]; IF([.P8]=[.$AA$12]; [.$AA$12]/[.$AB$12]; IF([.P8]=[.$AA$13]; [.$AA$13]/[.$AB$13]; IF([.P8]=[.$AA$14]; [.$AA$14]/[.$AB$14]; IF([.P8]=[.$AA$15]; [.$AA$15]/[.$AB$15]; 0)))))+IF([.N9]=[.$AA$11]; [.$AA$11]/[.$AB$11]; IF([.N9]=[.$AA$12]; [.$AA$12]/[.$AB$12]; IF([.N9]=[.$AA$13]; [.$AA$13]/[.$AB$13]; IF([.N9]=[.$AA$14]; [.$AA$14]/[.$AB$14]; IF([.N9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[.O8]" office:value-type="float" office:value="-69" calcext:value-type="float">
            <text:p>-69</text:p>
          </table:table-cell>
          <table:table-cell table:style-name="ce11" table:formula="of:=IF([.O7]=[.$AA$11]; [.$AA$11]/[.$AB$11]; IF([.O7]=[.$AA$12]; [.$AA$12]/[.$AB$12]; IF([.O7]=[.$AA$13]; [.$AA$13]/[.$AB$13]; IF([.O7]=[.$AA$14]; [.$AA$14]/[.$AB$14]; IF([.O7]=[.$AA$15]; [.$AA$15]/[.$AB$15]; 0)))))+IF([.O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Q8]=[.$AA$11]; [.$AA$11]/[.$AB$11]; IF([.Q8]=[.$AA$12]; [.$AA$12]/[.$AB$12]; IF([.Q8]=[.$AA$13]; [.$AA$13]/[.$AB$13]; IF([.Q8]=[.$AA$14]; [.$AA$14]/[.$AB$14]; IF([.Q8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[.P8]" office:value-type="float" office:value="-81" calcext:value-type="float">
            <text:p>-81</text:p>
          </table:table-cell>
          <table:table-cell table:style-name="ce11" table:formula="of:=IF([.P7]=[.$AA$11]; [.$AA$11]/[.$AB$11]; IF([.P7]=[.$AA$12]; [.$AA$12]/[.$AB$12]; IF([.P7]=[.$AA$13]; [.$AA$13]/[.$AB$13]; IF([.P7]=[.$AA$14]; [.$AA$14]/[.$AB$14]; IF([.P7]=[.$AA$15]; [.$AA$15]/[.$AB$15]; 0)))))+IF([.P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R8]=[.$AA$11]; [.$AA$11]/[.$AB$11]; IF([.R8]=[.$AA$12]; [.$AA$12]/[.$AB$12]; IF([.R8]=[.$AA$13]; [.$AA$13]/[.$AB$13]; IF([.R8]=[.$AA$14]; [.$AA$14]/[.$AB$14]; IF([.R8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[.Q8]" office:value-type="float" office:value="-78" calcext:value-type="float">
            <text:p>-78</text:p>
          </table:table-cell>
          <table:table-cell table:style-name="ce11" table:formula="of:=IF([.Q7]=[.$AA$11]; [.$AA$11]/[.$AB$11]; IF([.Q7]=[.$AA$12]; [.$AA$12]/[.$AB$12]; IF([.Q7]=[.$AA$13]; [.$AA$13]/[.$AB$13]; IF([.Q7]=[.$AA$14]; [.$AA$14]/[.$AB$14]; IF([.Q7]=[.$AA$15]; [.$AA$15]/[.$AB$15]; 0)))))+IF([.Q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S8]=[.$AA$11]; [.$AA$11]/[.$AB$11]; IF([.S8]=[.$AA$12]; [.$AA$12]/[.$AB$12]; IF([.S8]=[.$AA$13]; [.$AA$13]/[.$AB$13]; IF([.S8]=[.$AA$14]; [.$AA$14]/[.$AB$14]; IF([.S8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[.R8]" office:value-type="float" office:value="-77" calcext:value-type="float">
            <text:p>-77</text:p>
          </table:table-cell>
          <table:table-cell table:style-name="ce11" table:formula="of:=IF([.R7]=[.$AA$11]; [.$AA$11]/[.$AB$11]; IF([.R7]=[.$AA$12]; [.$AA$12]/[.$AB$12]; IF([.R7]=[.$AA$13]; [.$AA$13]/[.$AB$13]; IF([.R7]=[.$AA$14]; [.$AA$14]/[.$AB$14]; IF([.R7]=[.$AA$15]; [.$AA$15]/[.$AB$15]; 0)))))+IF([.R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T8]=[.$AA$11]; [.$AA$11]/[.$AB$11]; IF([.T8]=[.$AA$12]; [.$AA$12]/[.$AB$12]; IF([.T8]=[.$AA$13]; [.$AA$13]/[.$AB$13]; IF([.T8]=[.$AA$14]; [.$AA$14]/[.$AB$14]; IF([.T8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[.S8]" office:value-type="float" office:value="-78" calcext:value-type="float">
            <text:p>-78</text:p>
          </table:table-cell>
          <table:table-cell table:style-name="ce11" table:formula="of:=IF([.S7]=[.$AA$11]; [.$AA$11]/[.$AB$11]; IF([.S7]=[.$AA$12]; [.$AA$12]/[.$AB$12]; IF([.S7]=[.$AA$13]; [.$AA$13]/[.$AB$13]; IF([.S7]=[.$AA$14]; [.$AA$14]/[.$AB$14]; IF([.S7]=[.$AA$15]; [.$AA$15]/[.$AB$15]; 0)))))+IF([.S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U8]=[.$AA$11]; [.$AA$11]/[.$AB$11]; IF([.U8]=[.$AA$12]; [.$AA$12]/[.$AB$12]; IF([.U8]=[.$AA$13]; [.$AA$13]/[.$AB$13]; IF([.U8]=[.$AA$14]; [.$AA$14]/[.$AB$14]; IF([.U8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[.T8]" office:value-type="float" office:value="-22" calcext:value-type="float">
            <text:p>-22</text:p>
          </table:table-cell>
          <table:table-cell table:style-name="ce11" table:formula="of:=IF([.T7]=[.$AA$11]; [.$AA$11]/[.$AB$11]; IF([.T7]=[.$AA$12]; [.$AA$12]/[.$AB$12]; IF([.T7]=[.$AA$13]; [.$AA$13]/[.$AB$13]; IF([.T7]=[.$AA$14]; [.$AA$14]/[.$AB$14]; IF([.T7]=[.$AA$15]; [.$AA$15]/[.$AB$15]; 0)))))+IF([.T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V8]=[.$AA$11]; [.$AA$11]/[.$AB$11]; IF([.V8]=[.$AA$12]; [.$AA$12]/[.$AB$12]; IF([.V8]=[.$AA$13]; [.$AA$13]/[.$AB$13]; IF([.V8]=[.$AA$14]; [.$AA$14]/[.$AB$14]; IF([.V8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[.U8]" office:value-type="float" office:value="-74" calcext:value-type="float">
            <text:p>-74</text:p>
          </table:table-cell>
          <table:table-cell table:style-name="ce11" table:formula="of:=IF([.U7]=[.$AA$11]; [.$AA$11]/[.$AB$11]; IF([.U7]=[.$AA$12]; [.$AA$12]/[.$AB$12]; IF([.U7]=[.$AA$13]; [.$AA$13]/[.$AB$13]; IF([.U7]=[.$AA$14]; [.$AA$14]/[.$AB$14]; IF([.U7]=[.$AA$15]; [.$AA$15]/[.$AB$15]; 0)))))+IF([.U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W8]=[.$AA$11]; [.$AA$11]/[.$AB$11]; IF([.W8]=[.$AA$12]; [.$AA$12]/[.$AB$12]; IF([.W8]=[.$AA$13]; [.$AA$13]/[.$AB$13]; IF([.W8]=[.$AA$14]; [.$AA$14]/[.$AB$14]; IF([.W8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[.V8]" office:value-type="float" office:value="-84" calcext:value-type="float">
            <text:p>-84</text:p>
          </table:table-cell>
          <table:table-cell table:style-name="ce11" table:formula="of:=IF([.V7]=[.$AA$11]; [.$AA$11]/[.$AB$11]; IF([.V7]=[.$AA$12]; [.$AA$12]/[.$AB$12]; IF([.V7]=[.$AA$13]; [.$AA$13]/[.$AB$13]; IF([.V7]=[.$AA$14]; [.$AA$14]/[.$AB$14]; IF([.V7]=[.$AA$15]; [.$AA$15]/[.$AB$15]; 0)))))+IF([.V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X8]=[.$AA$11]; [.$AA$11]/[.$AB$11]; IF([.X8]=[.$AA$12]; [.$AA$12]/[.$AB$12]; IF([.X8]=[.$AA$13]; [.$AA$13]/[.$AB$13]; IF([.X8]=[.$AA$14]; [.$AA$14]/[.$AB$14]; IF([.X8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[.W8]" office:value-type="float" office:value="-84" calcext:value-type="float">
            <text:p>-84</text:p>
          </table:table-cell>
          <table:table-cell table:style-name="ce11" table:formula="of:=IF([.W7]=[.$AA$11]; [.$AA$11]/[.$AB$11]; IF([.W7]=[.$AA$12]; [.$AA$12]/[.$AB$12]; IF([.W7]=[.$AA$13]; [.$AA$13]/[.$AB$13]; IF([.W7]=[.$AA$14]; [.$AA$14]/[.$AB$14]; IF([.W7]=[.$AA$15]; [.$AA$15]/[.$AB$15]; 0)))))+IF([.W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Y8]=[.$AA$11]; [.$AA$11]/[.$AB$11]; IF([.Y8]=[.$AA$12]; [.$AA$12]/[.$AB$12]; IF([.Y8]=[.$AA$13]; [.$AA$13]/[.$AB$13]; IF([.Y8]=[.$AA$14]; [.$AA$14]/[.$AB$14]; IF([.Y8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IF([.Y9]=[.$AA$11]; [.$AA$11]/[.$AB$11]; IF([.Y9]=[.$AA$12]; [.$AA$12]/[.$AB$12]; IF([.Y9]=[.$AA$13]; [.$AA$13]/[.$AB$13]; IF([.Y9]=[.$AA$14]; [.$AA$14]/[.$AB$14]; IF([.Y9]=[.$AA$15]; [.$AA$15]/[.$AB$15]; 0)))))+[.X8]" office:value-type="float" office:value="-76" calcext:value-type="float">
            <text:p>-76</text:p>
          </table:table-cell>
          <table:table-cell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4" table:formula="of:=([.Z2]-MIN([.$Z$2:.$AI$8]))/(MAX([.$Z$2:.$AI$8])-MIN([.$Z$2:.$AI$8]))*127" office:value-type="float" office:value="30.2380952380952" calcext:value-type="float">
            <text:p>30.2380952380952</text:p>
          </table:table-cell>
          <table:table-cell table:style-name="ce5" table:formula="of:=([.AA2]-MIN([.$Z$2:.$AI$8]))/(MAX([.$Z$2:.$AI$8])-MIN([.$Z$2:.$AI$8]))*127" office:value-type="float" office:value="18.1428571428571" calcext:value-type="float">
            <text:p>18.1428571428571</text:p>
          </table:table-cell>
          <table:table-cell table:style-name="ce5" table:formula="of:=([.AB2]-MIN([.$Z$2:.$AI$8]))/(MAX([.$Z$2:.$AI$8])-MIN([.$Z$2:.$AI$8]))*127" office:value-type="float" office:value="18.1428571428571" calcext:value-type="float">
            <text:p>18.1428571428571</text:p>
          </table:table-cell>
          <table:table-cell table:style-name="ce5" table:formula="of:=([.AC2]-MIN([.$Z$2:.$AI$8]))/(MAX([.$Z$2:.$AI$8])-MIN([.$Z$2:.$AI$8]))*127" office:value-type="float" office:value="18.1428571428571" calcext:value-type="float">
            <text:p>18.1428571428571</text:p>
          </table:table-cell>
          <table:table-cell table:style-name="ce5" table:formula="of:=([.AD2]-MIN([.$Z$2:.$AI$8]))/(MAX([.$Z$2:.$AI$8])-MIN([.$Z$2:.$AI$8]))*127" office:value-type="float" office:value="4.34188034188034" calcext:value-type="float">
            <text:p>4.34188034188034</text:p>
          </table:table-cell>
          <table:table-cell table:style-name="ce5" table:formula="of:=([.AE2]-MIN([.$Z$2:.$AI$8]))/(MAX([.$Z$2:.$AI$8])-MIN([.$Z$2:.$AI$8]))*127" office:value-type="float" office:value="4.34188034188034" calcext:value-type="float">
            <text:p>4.34188034188034</text:p>
          </table:table-cell>
          <table:table-cell table:style-name="ce5" table:formula="of:=([.AF2]-MIN([.$Z$2:.$AI$8]))/(MAX([.$Z$2:.$AI$8])-MIN([.$Z$2:.$AI$8]))*127" office:value-type="float" office:value="4.34188034188034" calcext:value-type="float">
            <text:p>4.34188034188034</text:p>
          </table:table-cell>
          <table:table-cell table:style-name="ce5" table:formula="of:=([.AG2]-MIN([.$Z$2:.$AI$8]))/(MAX([.$Z$2:.$AI$8])-MIN([.$Z$2:.$AI$8]))*127" office:value-type="float" office:value="4.34188034188034" calcext:value-type="float">
            <text:p>4.34188034188034</text:p>
          </table:table-cell>
          <table:table-cell table:style-name="ce5" table:formula="of:=([.AH2]-MIN([.$Z$2:.$AI$8]))/(MAX([.$Z$2:.$AI$8])-MIN([.$Z$2:.$AI$8]))*127" office:value-type="float" office:value="4.34188034188034" calcext:value-type="float">
            <text:p>4.34188034188034</text:p>
          </table:table-cell>
          <table:table-cell table:style-name="ce5" table:formula="of:=([.AI2]-MIN([.$Z$2:.$AI$8]))/(MAX([.$Z$2:.$AI$8])-MIN([.$Z$2:.$AI$8]))*127" office:value-type="float" office:value="7.23646723646724" calcext:value-type="float">
            <text:p>7.23646723646724</text:p>
          </table:table-cell>
          <table:table-cell table:number-columns-repeated="2"/>
          <table:table-cell table:style-name="ce10" table:formula="of:=[.Z2]+(SUM([.B10:.D10])+SUM([.B12:.D12])+[.B11]+[.D11])/[.$AB$16]+(SUM([.A9:.E9];[.A10:.A13];[.B13:.E13];[.E10:.E12])/[.$AB$17])" office:value-type="float" office:value="-41.9821428571429" calcext:value-type="float">
            <text:p>-41.9821428571429</text:p>
          </table:table-cell>
          <table:table-cell table:style-name="ce10" table:formula="of:=[.AA2]+(SUM([.C10:.E10])+SUM([.C12:.E12])+[.C11]+[.E11])/[.$AB$16]+(SUM([.B9:.F9];[.B10:.B13];[.C13:.F13];[.F10:.F12])/[.$AB$17])" office:value-type="float" office:value="-34.8630952380952" calcext:value-type="float">
            <text:p>-34.8630952380952</text:p>
          </table:table-cell>
          <table:table-cell table:style-name="ce10" table:formula="of:=[.AB2]+(SUM([.D10:.F10])+SUM([.D12:.F12])+[.D11]+[.F11])/[.$AB$16]+(SUM([.C9:.G9];[.C10:.C13];[.D13:.G13];[.G10:.G12])/[.$AB$17])" office:value-type="float" office:value="-42.8490537240537" calcext:value-type="float">
            <text:p>-42.8490537240537</text:p>
          </table:table-cell>
          <table:table-cell table:style-name="ce10" table:formula="of:=[.AC2]+(SUM([.E10:.G10])+SUM([.E12:.G12])+[.E11]+[.G11])/[.$AB$16]+(SUM([.D9:.H9];[.D10:.D13];[.E13:.H13];[.H10:.H12])/[.$AB$17])" office:value-type="float" office:value="-66.0025183150183" calcext:value-type="float">
            <text:p>-66.0025183150183</text:p>
          </table:table-cell>
          <table:table-cell table:style-name="ce10" table:formula="of:=[.AD2]+(SUM([.F10:.H10])+SUM([.F12:.H12])+[.F11]+[.H11])/[.$AB$16]+(SUM([.E9:.I9];[.E10:.E13];[.F13:.I13];[.I10:.I12])/[.$AB$17])" office:value-type="float" office:value="-66.8650793650794" calcext:value-type="float">
            <text:p>-66.8650793650794</text:p>
          </table:table-cell>
          <table:table-cell table:style-name="ce10" table:formula="of:=[.AE2]+(SUM([.G10:.I10])+SUM([.G12:.I12])+[.G11]+[.I11])/[.$AB$16]+(SUM([.F9:.J9];[.F10:.F13];[.G13:.J13];[.J10:.J12])/[.$AB$17])" office:value-type="float" office:value="-57.5868945868946" calcext:value-type="float">
            <text:p>-57.5868945868946</text:p>
          </table:table-cell>
          <table:table-cell table:style-name="ce10" table:formula="of:=[.AF2]+(SUM([.H10:.J10])+SUM([.H12:.J12])+[.H11]+[.J11])/[.$AB$16]+(SUM([.G9:.K9];[.G10:.G13];[.H13:.K13];[.K10:.K12])/[.$AB$17])" office:value-type="float" office:value="-51.1645299145299" calcext:value-type="float">
            <text:p>-51.1645299145299</text:p>
          </table:table-cell>
          <table:table-cell table:style-name="ce10" table:formula="of:=[.AG2]+(SUM([.I10:.K10])+SUM([.I12:.K12])+[.I11]+[.K11])/[.$AB$16]+(SUM([.H9:.L9];[.H10:.H13];[.I13:.L13];[.L10:.L12])/[.$AB$17])" office:value-type="float" office:value="-53.6068376068376" calcext:value-type="float">
            <text:p>-53.6068376068376</text:p>
          </table:table-cell>
          <table:table-cell table:style-name="ce10" table:formula="of:=[.AH2]+(SUM([.J10:.L10])+SUM([.J12:.L12])+[.J11]+[.L11])/[.$AB$16]+(SUM([.I9:.M9];[.I10:.I13];[.J13:.M13];[.M10:.M12])/[.$AB$17])" office:value-type="float" office:value="-52.6118233618234" calcext:value-type="float">
            <text:p>-52.6118233618234</text:p>
          </table:table-cell>
          <table:table-cell table:style-name="ce10" table:formula="of:=[.AI2]+(SUM([.K10:.M10])+SUM([.K12:.M12])+[.K11]+[.M11])/[.$AB$16]+(SUM([.J9:.N9];[.J10:.J13];[.K13:.N13];[.N10:.N12])/[.$AB$17])" office:value-type="float" office:value="-61.4366096866097" calcext:value-type="float">
            <text:p>-61.436609686609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-64" calcext:value-type="float">
            <text:p>-64</text:p>
          </table:table-cell>
          <table:table-cell office:value-type="float" office:value="16" calcext:value-type="float">
            <text:p>16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3]-MIN([.$Z$2:.$AI$8]))/(MAX([.$Z$2:.$AI$8])-MIN([.$Z$2:.$AI$8]))*127" office:value-type="float" office:value="24.1904761904762" calcext:value-type="float">
            <text:p>24.1904761904762</text:p>
          </table:table-cell>
          <table:table-cell table:style-name="ce5" table:formula="of:=([.AA3]-MIN([.$Z$2:.$AI$8]))/(MAX([.$Z$2:.$AI$8])-MIN([.$Z$2:.$AI$8]))*127" office:value-type="float" office:value="0" calcext:value-type="float">
            <text:p>0</text:p>
          </table:table-cell>
          <table:table-cell table:style-name="ce5" table:formula="of:=([.AB3]-MIN([.$Z$2:.$AI$8]))/(MAX([.$Z$2:.$AI$8])-MIN([.$Z$2:.$AI$8]))*127" office:value-type="float" office:value="0" calcext:value-type="float">
            <text:p>0</text:p>
          </table:table-cell>
          <table:table-cell table:style-name="ce5" table:formula="of:=([.AC3]-MIN([.$Z$2:.$AI$8]))/(MAX([.$Z$2:.$AI$8])-MIN([.$Z$2:.$AI$8]))*127" office:value-type="float" office:value="0" calcext:value-type="float">
            <text:p>0</text:p>
          </table:table-cell>
          <table:table-cell table:style-name="ce5" table:formula="of:=([.AD3]-MIN([.$Z$2:.$AI$8]))/(MAX([.$Z$2:.$AI$8])-MIN([.$Z$2:.$AI$8]))*127" office:value-type="float" office:value="0" calcext:value-type="float">
            <text:p>0</text:p>
          </table:table-cell>
          <table:table-cell table:style-name="ce5" table:formula="of:=([.AE3]-MIN([.$Z$2:.$AI$8]))/(MAX([.$Z$2:.$AI$8])-MIN([.$Z$2:.$AI$8]))*127" office:value-type="float" office:value="0" calcext:value-type="float">
            <text:p>0</text:p>
          </table:table-cell>
          <table:table-cell table:style-name="ce5" table:formula="of:=([.AF3]-MIN([.$Z$2:.$AI$8]))/(MAX([.$Z$2:.$AI$8])-MIN([.$Z$2:.$AI$8]))*127" office:value-type="float" office:value="0" calcext:value-type="float">
            <text:p>0</text:p>
          </table:table-cell>
          <table:table-cell table:style-name="ce5" table:formula="of:=([.AG3]-MIN([.$Z$2:.$AI$8]))/(MAX([.$Z$2:.$AI$8])-MIN([.$Z$2:.$AI$8]))*127" office:value-type="float" office:value="1.08547008547009" calcext:value-type="float">
            <text:p>1.08547008547009</text:p>
          </table:table-cell>
          <table:table-cell table:style-name="ce5" table:formula="of:=([.AH3]-MIN([.$Z$2:.$AI$8]))/(MAX([.$Z$2:.$AI$8])-MIN([.$Z$2:.$AI$8]))*127" office:value-type="float" office:value="1.08547008547009" calcext:value-type="float">
            <text:p>1.08547008547009</text:p>
          </table:table-cell>
          <table:table-cell table:style-name="ce5" table:formula="of:=([.AI3]-MIN([.$Z$2:.$AI$8]))/(MAX([.$Z$2:.$AI$8])-MIN([.$Z$2:.$AI$8]))*127" office:value-type="float" office:value="5.42735042735043" calcext:value-type="float">
            <text:p>5.42735042735043</text:p>
          </table:table-cell>
          <table:table-cell table:number-columns-repeated="2"/>
          <table:table-cell table:style-name="ce10" table:formula="of:=[.Z3]+(SUM([.B11:.D11])+SUM([.B13:.D13])+[.B12]+[.D12])/[.$AB$16]+(SUM([.A10:.E10];[.A11:.A14];[.B14:.E14];[.E11:.E13])/[.$AB$17])" office:value-type="float" office:value="1.64285714285714" calcext:value-type="float">
            <text:p>1.64285714285714</text:p>
          </table:table-cell>
          <table:table-cell table:style-name="ce10" table:formula="of:=[.AA3]+(SUM([.C11:.E11])+SUM([.C13:.E13])+[.C12]+[.E12])/[.$AB$16]+(SUM([.B10:.F10];[.B11:.B14];[.C14:.F14];[.F11:.F13])/[.$AB$17])" office:value-type="float" office:value="6.8095238095238" calcext:value-type="float">
            <text:p>6.8095238095238</text:p>
          </table:table-cell>
          <table:table-cell table:style-name="ce10" table:formula="of:=[.AB3]+(SUM([.D11:.F11])+SUM([.D13:.F13])+[.D12]+[.F12])/[.$AB$16]+(SUM([.C10:.G10];[.C11:.C14];[.D14:.G14];[.G11:.G13])/[.$AB$17])" office:value-type="float" office:value="-8.35798229548229" calcext:value-type="float">
            <text:p>-8.35798229548229</text:p>
          </table:table-cell>
          <table:table-cell table:style-name="ce10" table:formula="of:=[.AC3]+(SUM([.E11:.G11])+SUM([.E13:.G13])+[.E12]+[.G12])/[.$AB$16]+(SUM([.D10:.H10];[.D11:.D14];[.E14:.H14];[.H11:.H13])/[.$AB$17])" office:value-type="float" office:value="-64.1240079365079" calcext:value-type="float">
            <text:p>-64.1240079365079</text:p>
          </table:table-cell>
          <table:table-cell table:style-name="ce10" table:formula="of:=[.AD3]+(SUM([.F11:.H11])+SUM([.F13:.H13])+[.F12]+[.H12])/[.$AB$16]+(SUM([.E10:.I10];[.E11:.E14];[.F14:.I14];[.I11:.I13])/[.$AB$17])" office:value-type="float" office:value="-74.7461080586081" calcext:value-type="float">
            <text:p>-74.7461080586081</text:p>
          </table:table-cell>
          <table:table-cell table:style-name="ce10" table:formula="of:=[.AE3]+(SUM([.G11:.I11])+SUM([.G13:.I13])+[.G12]+[.I12])/[.$AB$16]+(SUM([.F10:.J10];[.F11:.F14];[.G14:.J14];[.J11:.J13])/[.$AB$17])" office:value-type="float" office:value="-54.02849002849" calcext:value-type="float">
            <text:p>-54.02849002849</text:p>
          </table:table-cell>
          <table:table-cell table:style-name="ce10" table:formula="of:=[.AF3]+(SUM([.H11:.J11])+SUM([.H13:.J13])+[.H12]+[.J12])/[.$AB$16]+(SUM([.G10:.K10];[.G11:.G14];[.H14:.K14];[.K11:.K13])/[.$AB$17])" office:value-type="float" office:value="-52.9430199430199" calcext:value-type="float">
            <text:p>-52.9430199430199</text:p>
          </table:table-cell>
          <table:table-cell table:style-name="ce10" table:formula="of:=[.AG3]+(SUM([.I11:.K11])+SUM([.I13:.K13])+[.I12]+[.K12])/[.$AB$16]+(SUM([.H10:.L10];[.H11:.H14];[.I14:.L14];[.L11:.L13])/[.$AB$17])" office:value-type="float" office:value="-45.3297720797721" calcext:value-type="float">
            <text:p>-45.3297720797721</text:p>
          </table:table-cell>
          <table:table-cell table:style-name="ce10" table:formula="of:=[.AH3]+(SUM([.J11:.L11])+SUM([.J13:.L13])+[.J12]+[.L12])/[.$AB$16]+(SUM([.I10:.M10];[.I11:.I14];[.J14:.M14];[.M11:.M13])/[.$AB$17])" office:value-type="float" office:value="-43.5206552706553" calcext:value-type="float">
            <text:p>-43.5206552706553</text:p>
          </table:table-cell>
          <table:table-cell table:style-name="ce10" table:formula="of:=[.AI3]+(SUM([.K11:.M11])+SUM([.K13:.M13])+[.K12]+[.M12])/[.$AB$16]+(SUM([.J10:.N10];[.J11:.J14];[.K14:.N14];[.N11:.N13])/[.$AB$17])" office:value-type="float" office:value="-50.1545584045584" calcext:value-type="float">
            <text:p>-50.1545584045584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4]-MIN([.$Z$2:.$AI$8]))/(MAX([.$Z$2:.$AI$8])-MIN([.$Z$2:.$AI$8]))*127" office:value-type="float" office:value="28.7261904761905" calcext:value-type="float">
            <text:p>28.7261904761905</text:p>
          </table:table-cell>
          <table:table-cell table:style-name="ce5" table:formula="of:=([.AA4]-MIN([.$Z$2:.$AI$8]))/(MAX([.$Z$2:.$AI$8])-MIN([.$Z$2:.$AI$8]))*127" office:value-type="float" office:value="4.53571428571429" calcext:value-type="float">
            <text:p>4.53571428571429</text:p>
          </table:table-cell>
          <table:table-cell table:style-name="ce5" table:formula="of:=([.AB4]-MIN([.$Z$2:.$AI$8]))/(MAX([.$Z$2:.$AI$8])-MIN([.$Z$2:.$AI$8]))*127" office:value-type="float" office:value="0" calcext:value-type="float">
            <text:p>0</text:p>
          </table:table-cell>
          <table:table-cell table:style-name="ce5" table:formula="of:=([.AC4]-MIN([.$Z$2:.$AI$8]))/(MAX([.$Z$2:.$AI$8])-MIN([.$Z$2:.$AI$8]))*127" office:value-type="float" office:value="0" calcext:value-type="float">
            <text:p>0</text:p>
          </table:table-cell>
          <table:table-cell table:style-name="ce5" table:formula="of:=([.AD4]-MIN([.$Z$2:.$AI$8]))/(MAX([.$Z$2:.$AI$8])-MIN([.$Z$2:.$AI$8]))*127" office:value-type="float" office:value="0" calcext:value-type="float">
            <text:p>0</text:p>
          </table:table-cell>
          <table:table-cell table:style-name="ce5" table:formula="of:=([.AE4]-MIN([.$Z$2:.$AI$8]))/(MAX([.$Z$2:.$AI$8])-MIN([.$Z$2:.$AI$8]))*127" office:value-type="float" office:value="0" calcext:value-type="float">
            <text:p>0</text:p>
          </table:table-cell>
          <table:table-cell table:style-name="ce5" table:formula="of:=([.AF4]-MIN([.$Z$2:.$AI$8]))/(MAX([.$Z$2:.$AI$8])-MIN([.$Z$2:.$AI$8]))*127" office:value-type="float" office:value="1.08547008547009" calcext:value-type="float">
            <text:p>1.08547008547009</text:p>
          </table:table-cell>
          <table:table-cell table:style-name="ce5" table:formula="of:=([.AG4]-MIN([.$Z$2:.$AI$8]))/(MAX([.$Z$2:.$AI$8])-MIN([.$Z$2:.$AI$8]))*127" office:value-type="float" office:value="2.17094017094017" calcext:value-type="float">
            <text:p>2.17094017094017</text:p>
          </table:table-cell>
          <table:table-cell table:style-name="ce5" table:formula="of:=([.AH4]-MIN([.$Z$2:.$AI$8]))/(MAX([.$Z$2:.$AI$8])-MIN([.$Z$2:.$AI$8]))*127" office:value-type="float" office:value="23.5185185185185" calcext:value-type="float">
            <text:p>23.5185185185185</text:p>
          </table:table-cell>
          <table:table-cell table:style-name="ce5" table:formula="of:=([.AI4]-MIN([.$Z$2:.$AI$8]))/(MAX([.$Z$2:.$AI$8])-MIN([.$Z$2:.$AI$8]))*127" office:value-type="float" office:value="5.42735042735043" calcext:value-type="float">
            <text:p>5.42735042735043</text:p>
          </table:table-cell>
          <table:table-cell table:number-columns-repeated="2"/>
          <table:table-cell table:style-name="ce10" table:formula="of:=[.Z4]+(SUM([.B12:.D12])+SUM([.B14:.D14])+[.B13]+[.D13])/[.$AB$16]+(SUM([.A11:.E11];[.A12:.A15];[.B15:.E15];[.E12:.E14])/[.$AB$17])" office:value-type="float" office:value="89.6875" calcext:value-type="float">
            <text:p>89.6875</text:p>
          </table:table-cell>
          <table:table-cell table:style-name="ce10" table:formula="of:=[.AA4]+(SUM([.C12:.E12])+SUM([.C14:.E14])+[.C13]+[.E13])/[.$AB$16]+(SUM([.B11:.F11];[.B12:.B15];[.C15:.F15];[.F12:.F14])/[.$AB$17])" office:value-type="float" office:value="92.5863095238095" calcext:value-type="float">
            <text:p>92.5863095238095</text:p>
          </table:table-cell>
          <table:table-cell table:style-name="ce10" table:formula="of:=[.AB4]+(SUM([.D12:.F12])+SUM([.D14:.F14])+[.D13]+[.F13])/[.$AB$16]+(SUM([.C11:.G11];[.C12:.C15];[.D15:.G15];[.G12:.G14])/[.$AB$17])" office:value-type="float" office:value="48.2318376068376" calcext:value-type="float">
            <text:p>48.2318376068376</text:p>
          </table:table-cell>
          <table:table-cell table:style-name="ce10" table:formula="of:=[.AC4]+(SUM([.E12:.G12])+SUM([.E14:.G14])+[.E13]+[.G13])/[.$AB$16]+(SUM([.D11:.H11];[.D12:.D15];[.E15:.H15];[.H12:.H14])/[.$AB$17])" office:value-type="float" office:value="-12.0569800569801" calcext:value-type="float">
            <text:p>-12.0569800569801</text:p>
          </table:table-cell>
          <table:table-cell table:style-name="ce10" table:formula="of:=[.AD4]+(SUM([.F12:.H12])+SUM([.F14:.H14])+[.F13]+[.H13])/[.$AB$16]+(SUM([.E11:.I11];[.E12:.E15];[.F15:.I15];[.I12:.I14])/[.$AB$17])" office:value-type="float" office:value="-44.3497150997151" calcext:value-type="float">
            <text:p>-44.3497150997151</text:p>
          </table:table-cell>
          <table:table-cell table:style-name="ce10" table:formula="of:=[.AE4]+(SUM([.G12:.I12])+SUM([.G14:.I14])+[.G13]+[.I13])/[.$AB$16]+(SUM([.F11:.J11];[.F12:.F15];[.G15:.J15];[.J12:.J14])/[.$AB$17])" office:value-type="float" office:value="-42.4501424501425" calcext:value-type="float">
            <text:p>-42.4501424501425</text:p>
          </table:table-cell>
          <table:table-cell table:style-name="ce10" table:formula="of:=[.AF4]+(SUM([.H12:.J12])+SUM([.H14:.J14])+[.H13]+[.J13])/[.$AB$16]+(SUM([.G11:.K11];[.G12:.G15];[.H15:.K15];[.K12:.K14])/[.$AB$17])" office:value-type="float" office:value="181.699797812701" calcext:value-type="float">
            <text:p>181.699797812701</text:p>
          </table:table-cell>
          <table:table-cell table:style-name="ce10" table:formula="of:=[.AG4]+(SUM([.I12:.K12])+SUM([.I14:.K14])+[.I13]+[.K13])/[.$AB$16]+(SUM([.H11:.L11];[.H12:.H15];[.I15:.L15];[.L12:.L14])/[.$AB$17])" office:value-type="float" office:value="168.219327267714" calcext:value-type="float">
            <text:p>168.219327267714</text:p>
          </table:table-cell>
          <table:table-cell table:style-name="ce10" table:formula="of:=[.AH4]+(SUM([.J12:.L12])+SUM([.J14:.L14])+[.J13]+[.L13])/[.$AB$16]+(SUM([.I11:.M11];[.I12:.I15];[.J15:.M15];[.M12:.M14])/[.$AB$17])" office:value-type="float" office:value="158.143162393162" calcext:value-type="float">
            <text:p>158.143162393162</text:p>
          </table:table-cell>
          <table:table-cell table:style-name="ce10" table:formula="of:=[.AI4]+(SUM([.K12:.M12])+SUM([.K14:.M14])+[.K13]+[.M13])/[.$AB$16]+(SUM([.J11:.N11];[.J12:.J15];[.K15:.N15];[.N12:.N14])/[.$AB$17])" office:value-type="float" office:value="41.7485754985755" calcext:value-type="float">
            <text:p>41.748575498575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A5]-MIN([.$Z$2:.$AI$8]))/(MAX([.$Z$2:.$AI$8])-MIN([.$Z$2:.$AI$8]))*127" office:value-type="float" office:value="13.6071428571429" calcext:value-type="float">
            <text:p>13.6071428571429</text:p>
          </table:table-cell>
          <table:table-cell table:style-name="ce5" table:formula="of:=([.AB5]-MIN([.$Z$2:.$AI$8]))/(MAX([.$Z$2:.$AI$8])-MIN([.$Z$2:.$AI$8]))*127" office:value-type="float" office:value="4.53571428571429" calcext:value-type="float">
            <text:p>4.53571428571429</text:p>
          </table:table-cell>
          <table:table-cell table:style-name="ce5" table:formula="of:=([.AC5]-MIN([.$Z$2:.$AI$8]))/(MAX([.$Z$2:.$AI$8])-MIN([.$Z$2:.$AI$8]))*127" office:value-type="float" office:value="0" calcext:value-type="float">
            <text:p>0</text:p>
          </table:table-cell>
          <table:table-cell table:style-name="ce5" table:formula="of:=([.AD5]-MIN([.$Z$2:.$AI$8]))/(MAX([.$Z$2:.$AI$8])-MIN([.$Z$2:.$AI$8]))*127" office:value-type="float" office:value="0" calcext:value-type="float">
            <text:p>0</text:p>
          </table:table-cell>
          <table:table-cell table:style-name="ce5" table:formula="of:=([.AE5]-MIN([.$Z$2:.$AI$8]))/(MAX([.$Z$2:.$AI$8])-MIN([.$Z$2:.$AI$8]))*127" office:value-type="float" office:value="1.08547008547009" calcext:value-type="float">
            <text:p>1.08547008547009</text:p>
          </table:table-cell>
          <table:table-cell table:style-name="ce5" table:formula="of:=([.AF5]-MIN([.$Z$2:.$AI$8]))/(MAX([.$Z$2:.$AI$8])-MIN([.$Z$2:.$AI$8]))*127" office:value-type="float" office:value="2.17094017094017" calcext:value-type="float">
            <text:p>2.17094017094017</text:p>
          </table:table-cell>
          <table:table-cell table:style-name="ce5" table:formula="of:=([.AG5]-MIN([.$Z$2:.$AI$8]))/(MAX([.$Z$2:.$AI$8])-MIN([.$Z$2:.$AI$8]))*127" office:value-type="float" office:value="24.6039886039886" calcext:value-type="float">
            <text:p>24.6039886039886</text:p>
          </table:table-cell>
          <table:table-cell table:style-name="ce5" table:formula="of:=([.AH5]-MIN([.$Z$2:.$AI$8]))/(MAX([.$Z$2:.$AI$8])-MIN([.$Z$2:.$AI$8]))*127" office:value-type="float" office:value="1.08547008547009" calcext:value-type="float">
            <text:p>1.08547008547009</text:p>
          </table:table-cell>
          <table:table-cell table:style-name="ce5" table:formula="of:=([.AI5]-MIN([.$Z$2:.$AI$8]))/(MAX([.$Z$2:.$AI$8])-MIN([.$Z$2:.$AI$8]))*127" office:value-type="float" office:value="6.87464387464387" calcext:value-type="float">
            <text:p>6.87464387464387</text:p>
          </table:table-cell>
          <table:table-cell table:number-columns-repeated="2"/>
          <table:table-cell table:style-name="ce10" table:formula="of:=[.Z5]+(SUM([.B13:.D13])+SUM([.B15:.D15])+[.B14]+[.D14])/[.$AB$16]+(SUM([.A12:.E12];[.A13:.A16];[.B16:.E16];[.E13:.E15])/[.$AB$17])" office:value-type="float" office:value="205.714285714286" calcext:value-type="float">
            <text:p>205.714285714286</text:p>
          </table:table-cell>
          <table:table-cell table:style-name="ce10" table:formula="of:=[.AA5]+(SUM([.C13:.E13])+SUM([.C15:.E15])+[.C14]+[.E14])/[.$AB$16]+(SUM([.B12:.F12];[.B13:.B16];[.C16:.F16];[.F13:.F15])/[.$AB$17])" office:value-type="float" office:value="194.214285714286" calcext:value-type="float">
            <text:p>194.214285714286</text:p>
          </table:table-cell>
          <table:table-cell table:style-name="ce10" table:formula="of:=[.AB5]+(SUM([.D13:.F13])+SUM([.D15:.F15])+[.D14]+[.F14])/[.$AB$16]+(SUM([.C12:.G12];[.C13:.C16];[.D16:.G16];[.G13:.G15])/[.$AB$17])" office:value-type="float" office:value="57.3376068376068" calcext:value-type="float">
            <text:p>57.3376068376068</text:p>
          </table:table-cell>
          <table:table-cell table:style-name="ce10" table:formula="of:=[.AC5]+(SUM([.E13:.G13])+SUM([.E15:.G15])+[.E14]+[.G14])/[.$AB$16]+(SUM([.D12:.H12];[.D13:.D16];[.E16:.H16];[.H13:.H15])/[.$AB$17])" office:value-type="float" office:value="-13.9565527065527" calcext:value-type="float">
            <text:p>-13.9565527065527</text:p>
          </table:table-cell>
          <table:table-cell table:style-name="ce10" table:formula="of:=[.AD5]+(SUM([.F13:.H13])+SUM([.F15:.H15])+[.F14]+[.H14])/[.$AB$16]+(SUM([.E12:.I12];[.E13:.E16];[.F16:.I16];[.I13:.I15])/[.$AB$17])" office:value-type="float" office:value="-58.5512820512821" calcext:value-type="float">
            <text:p>-58.5512820512821</text:p>
          </table:table-cell>
          <table:table-cell table:style-name="ce10" table:formula="of:=[.AE5]+(SUM([.G13:.I13])+SUM([.G15:.I15])+[.G14]+[.I14])/[.$AB$16]+(SUM([.F12:.J12];[.F13:.F16];[.G16:.J16];[.J13:.J15])/[.$AB$17])" office:value-type="float" office:value="60.7953542872898" calcext:value-type="float">
            <text:p>60.7953542872898</text:p>
          </table:table-cell>
          <table:table-cell table:style-name="ce10" table:formula="of:=[.AF5]+(SUM([.H13:.J13])+SUM([.H15:.J15])+[.H14]+[.J14])/[.$AB$16]+(SUM([.G12:.K12];[.G13:.G16];[.H16:.K16];[.K13:.K15])/[.$AB$17])" office:value-type="float" office:value="64.4606424041908" calcext:value-type="float">
            <text:p>64.4606424041908</text:p>
          </table:table-cell>
          <table:table-cell table:style-name="ce10" table:formula="of:=[.AG5]+(SUM([.I13:.K13])+SUM([.I15:.K15])+[.I14]+[.K14])/[.$AB$16]+(SUM([.H12:.L12];[.H13:.H16];[.I16:.L16];[.L13:.L15])/[.$AB$17])" office:value-type="float" office:value="113.41161432548" calcext:value-type="float">
            <text:p>113.41161432548</text:p>
          </table:table-cell>
          <table:table-cell table:style-name="ce10" table:formula="of:=[.AH5]+(SUM([.J13:.L13])+SUM([.J15:.L15])+[.J14]+[.L14])/[.$AB$16]+(SUM([.I12:.M12];[.I13:.I16];[.J16:.M16];[.M13:.M15])/[.$AB$17])" office:value-type="float" office:value="36.1577896615261" calcext:value-type="float">
            <text:p>36.1577896615261</text:p>
          </table:table-cell>
          <table:table-cell table:style-name="ce10" table:formula="of:=[.AI5]+(SUM([.K13:.M13])+SUM([.K15:.M15])+[.K14]+[.M14])/[.$AB$16]+(SUM([.J12:.N12];[.J13:.J16];[.K16:.N16];[.N13:.N15])/[.$AB$17])" office:value-type="float" office:value="11.9843353229902" calcext:value-type="float">
            <text:p>11.984335322990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6]-MIN([.$Z$2:.$AI$8]))/(MAX([.$Z$2:.$AI$8])-MIN([.$Z$2:.$AI$8]))*127" office:value-type="float" office:value="125.488095238095" calcext:value-type="float">
            <text:p>125.488095238095</text:p>
          </table:table-cell>
          <table:table-cell table:style-name="ce5" table:formula="of:=([.AA6]-MIN([.$Z$2:.$AI$8]))/(MAX([.$Z$2:.$AI$8])-MIN([.$Z$2:.$AI$8]))*127" office:value-type="float" office:value="117.928571428571" calcext:value-type="float">
            <text:p>117.928571428571</text:p>
          </table:table-cell>
          <table:table-cell table:style-name="ce5" table:formula="of:=([.AB6]-MIN([.$Z$2:.$AI$8]))/(MAX([.$Z$2:.$AI$8])-MIN([.$Z$2:.$AI$8]))*127" office:value-type="float" office:value="13.6071428571429" calcext:value-type="float">
            <text:p>13.6071428571429</text:p>
          </table:table-cell>
          <table:table-cell table:style-name="ce5" table:formula="of:=([.AC6]-MIN([.$Z$2:.$AI$8]))/(MAX([.$Z$2:.$AI$8])-MIN([.$Z$2:.$AI$8]))*127" office:value-type="float" office:value="4.53571428571429" calcext:value-type="float">
            <text:p>4.53571428571429</text:p>
          </table:table-cell>
          <table:table-cell table:style-name="ce5" table:formula="of:=([.AD6]-MIN([.$Z$2:.$AI$8]))/(MAX([.$Z$2:.$AI$8])-MIN([.$Z$2:.$AI$8]))*127" office:value-type="float" office:value="1.08547008547009" calcext:value-type="float">
            <text:p>1.08547008547009</text:p>
          </table:table-cell>
          <table:table-cell table:style-name="ce5" table:formula="of:=([.AE6]-MIN([.$Z$2:.$AI$8]))/(MAX([.$Z$2:.$AI$8])-MIN([.$Z$2:.$AI$8]))*127" office:value-type="float" office:value="2.17094017094017" calcext:value-type="float">
            <text:p>2.17094017094017</text:p>
          </table:table-cell>
          <table:table-cell table:style-name="ce5" table:formula="of:=([.AF6]-MIN([.$Z$2:.$AI$8]))/(MAX([.$Z$2:.$AI$8])-MIN([.$Z$2:.$AI$8]))*127" office:value-type="float" office:value="24.6039886039886" calcext:value-type="float">
            <text:p>24.6039886039886</text:p>
          </table:table-cell>
          <table:table-cell table:style-name="ce5" table:formula="of:=([.AG6]-MIN([.$Z$2:.$AI$8]))/(MAX([.$Z$2:.$AI$8])-MIN([.$Z$2:.$AI$8]))*127" office:value-type="float" office:value="1.08547008547009" calcext:value-type="float">
            <text:p>1.08547008547009</text:p>
          </table:table-cell>
          <table:table-cell table:style-name="ce5" table:formula="of:=([.AH6]-MIN([.$Z$2:.$AI$8]))/(MAX([.$Z$2:.$AI$8])-MIN([.$Z$2:.$AI$8]))*127" office:value-type="float" office:value="2.53276353276353" calcext:value-type="float">
            <text:p>2.53276353276353</text:p>
          </table:table-cell>
          <table:table-cell table:style-name="ce5" table:formula="of:=([.AI6]-MIN([.$Z$2:.$AI$8]))/(MAX([.$Z$2:.$AI$8])-MIN([.$Z$2:.$AI$8]))*127" office:value-type="float" office:value="4.34188034188034" calcext:value-type="float">
            <text:p>4.34188034188034</text:p>
          </table:table-cell>
          <table:table-cell table:number-columns-repeated="2"/>
          <table:table-cell table:style-name="ce10" table:formula="of:=[.Z6]+(SUM([.B14:.D14])+SUM([.B16:.D16])+[.B15]+[.D15])/[.$AB$16]+(SUM([.A13:.E13];[.A14:.A17];[.B17:.E17];[.E14:.E16])/[.$AB$17])" office:value-type="float" office:value="248.559523809524" calcext:value-type="float">
            <text:p>248.559523809524</text:p>
          </table:table-cell>
          <table:table-cell table:style-name="ce10" table:formula="of:=[.AA6]+(SUM([.C14:.E14])+SUM([.C16:.E16])+[.C15]+[.E15])/[.$AB$16]+(SUM([.B13:.F13];[.B14:.B17];[.C17:.F17];[.F14:.F16])/[.$AB$17])" office:value-type="float" office:value="288.53869047619" calcext:value-type="float">
            <text:p>288.53869047619</text:p>
          </table:table-cell>
          <table:table-cell table:style-name="ce10" table:formula="of:=[.AB6]+(SUM([.D14:.F14])+SUM([.D16:.F16])+[.D15]+[.F15])/[.$AB$16]+(SUM([.C13:.G13];[.C14:.C17];[.D17:.G17];[.G14:.G16])/[.$AB$17])" office:value-type="float" office:value="22.1605330193903" calcext:value-type="float">
            <text:p>22.1605330193903</text:p>
          </table:table-cell>
          <table:table-cell table:style-name="ce10" table:formula="of:=[.AC6]+(SUM([.E14:.G14])+SUM([.E16:.G16])+[.E15]+[.G15])/[.$AB$16]+(SUM([.D13:.H13];[.D14:.D17];[.E17:.H17];[.H14:.H16])/[.$AB$17])" office:value-type="float" office:value="31.9195156695157" calcext:value-type="float">
            <text:p>31.9195156695157</text:p>
          </table:table-cell>
          <table:table-cell table:style-name="ce10" table:formula="of:=[.AD6]+(SUM([.F14:.H14])+SUM([.F16:.H16])+[.F15]+[.H15])/[.$AB$16]+(SUM([.E13:.I13];[.E14:.E17];[.F17:.I17];[.I14:.I16])/[.$AB$17])" office:value-type="float" office:value="-35.8319088319088" calcext:value-type="float">
            <text:p>-35.8319088319088</text:p>
          </table:table-cell>
          <table:table-cell table:style-name="ce10" table:formula="of:=[.AE6]+(SUM([.G14:.I14])+SUM([.G16:.I16])+[.G15]+[.I15])/[.$AB$16]+(SUM([.F13:.J13];[.F14:.F17];[.G17:.J17];[.J14:.J16])/[.$AB$17])" office:value-type="float" office:value="59.8473945409429" calcext:value-type="float">
            <text:p>59.8473945409429</text:p>
          </table:table-cell>
          <table:table-cell table:style-name="ce10" table:formula="of:=[.AF6]+(SUM([.H14:.J14])+SUM([.H16:.J16])+[.H15]+[.J15])/[.$AB$16]+(SUM([.G13:.K13];[.G14:.G17];[.H17:.K17];[.K14:.K16])/[.$AB$17])" office:value-type="float" office:value="119.621529088899" calcext:value-type="float">
            <text:p>119.621529088899</text:p>
          </table:table-cell>
          <table:table-cell table:style-name="ce10" table:formula="of:=[.AG6]+(SUM([.I14:.K14])+SUM([.I16:.K16])+[.I15]+[.K15])/[.$AB$16]+(SUM([.H13:.L13];[.H14:.H17];[.I17:.L17];[.L14:.L16])/[.$AB$17])" office:value-type="float" office:value="55.6051530976912" calcext:value-type="float">
            <text:p>55.6051530976912</text:p>
          </table:table-cell>
          <table:table-cell table:style-name="ce10" table:formula="of:=[.AH6]+(SUM([.J14:.L14])+SUM([.J16:.L16])+[.J15]+[.L15])/[.$AB$16]+(SUM([.I13:.M13];[.I14:.I17];[.J17:.M17];[.M14:.M16])/[.$AB$17])" office:value-type="float" office:value="27.0577850226562" calcext:value-type="float">
            <text:p>27.0577850226562</text:p>
          </table:table-cell>
          <table:table-cell table:style-name="ce10" table:formula="of:=[.AI6]+(SUM([.K14:.M14])+SUM([.K16:.M16])+[.K15]+[.M15])/[.$AB$16]+(SUM([.J13:.N13];[.J14:.J17];[.K17:.N17];[.N14:.N16])/[.$AB$17])" office:value-type="float" office:value="9.65387228260869" calcext:value-type="float">
            <text:p>9.65387228260869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7]-MIN([.$Z$2:.$AI$8]))/(MAX([.$Z$2:.$AI$8])-MIN([.$Z$2:.$AI$8]))*127" office:value-type="float" office:value="31.75" calcext:value-type="float">
            <text:p>31.75</text:p>
          </table:table-cell>
          <table:table-cell table:style-name="ce5" table:formula="of:=([.AA7]-MIN([.$Z$2:.$AI$8]))/(MAX([.$Z$2:.$AI$8])-MIN([.$Z$2:.$AI$8]))*127" office:value-type="float" office:value="107.345238095238" calcext:value-type="float">
            <text:p>107.345238095238</text:p>
          </table:table-cell>
          <table:table-cell table:style-name="ce5" table:formula="of:=([.AB7]-MIN([.$Z$2:.$AI$8]))/(MAX([.$Z$2:.$AI$8])-MIN([.$Z$2:.$AI$8]))*127" office:value-type="float" office:value="108.857142857143" calcext:value-type="float">
            <text:p>108.857142857143</text:p>
          </table:table-cell>
          <table:table-cell table:style-name="ce5" table:formula="of:=([.AC7]-MIN([.$Z$2:.$AI$8]))/(MAX([.$Z$2:.$AI$8])-MIN([.$Z$2:.$AI$8]))*127" office:value-type="float" office:value="4.53571428571429" calcext:value-type="float">
            <text:p>4.53571428571429</text:p>
          </table:table-cell>
          <table:table-cell table:style-name="ce5" table:formula="of:=([.AD7]-MIN([.$Z$2:.$AI$8]))/(MAX([.$Z$2:.$AI$8])-MIN([.$Z$2:.$AI$8]))*127" office:value-type="float" office:value="2.17094017094017" calcext:value-type="float">
            <text:p>2.17094017094017</text:p>
          </table:table-cell>
          <table:table-cell table:style-name="ce5" table:formula="of:=([.AE7]-MIN([.$Z$2:.$AI$8]))/(MAX([.$Z$2:.$AI$8])-MIN([.$Z$2:.$AI$8]))*127" office:value-type="float" office:value="24.6039886039886" calcext:value-type="float">
            <text:p>24.6039886039886</text:p>
          </table:table-cell>
          <table:table-cell table:style-name="ce5" table:formula="of:=([.AF7]-MIN([.$Z$2:.$AI$8]))/(MAX([.$Z$2:.$AI$8])-MIN([.$Z$2:.$AI$8]))*127" office:value-type="float" office:value="2.17094017094017" calcext:value-type="float">
            <text:p>2.17094017094017</text:p>
          </table:table-cell>
          <table:table-cell table:style-name="ce5" table:formula="of:=([.AG7]-MIN([.$Z$2:.$AI$8]))/(MAX([.$Z$2:.$AI$8])-MIN([.$Z$2:.$AI$8]))*127" office:value-type="float" office:value="2.53276353276353" calcext:value-type="float">
            <text:p>2.53276353276353</text:p>
          </table:table-cell>
          <table:table-cell table:style-name="ce5" table:formula="of:=([.AH7]-MIN([.$Z$2:.$AI$8]))/(MAX([.$Z$2:.$AI$8])-MIN([.$Z$2:.$AI$8]))*127" office:value-type="float" office:value="0" calcext:value-type="float">
            <text:p>0</text:p>
          </table:table-cell>
          <table:table-cell table:style-name="ce5" table:formula="of:=([.AI7]-MIN([.$Z$2:.$AI$8]))/(MAX([.$Z$2:.$AI$8])-MIN([.$Z$2:.$AI$8]))*127" office:value-type="float" office:value="4.34188034188034" calcext:value-type="float">
            <text:p>4.34188034188034</text:p>
          </table:table-cell>
          <table:table-cell table:number-columns-repeated="2"/>
          <table:table-cell table:style-name="ce10" table:formula="of:=[.Z7]+(SUM([.B15:.D15])+SUM([.B17:.D17])+[.B16]+[.D16])/[.$AB$16]+(SUM([.A14:.E14];[.A15:.A18];[.B18:.E18];[.E15:.E17])/[.$AB$17])" office:value-type="float" office:value="205.83630952381" calcext:value-type="float">
            <text:p>205.83630952381</text:p>
          </table:table-cell>
          <table:table-cell table:style-name="ce10" table:formula="of:=[.AA7]+(SUM([.C15:.E15])+SUM([.C17:.E17])+[.C16]+[.E16])/[.$AB$16]+(SUM([.B14:.F14];[.B15:.B18];[.C18:.F18];[.F15:.F17])/[.$AB$17])" office:value-type="float" office:value="264.907738095238" calcext:value-type="float">
            <text:p>264.907738095238</text:p>
          </table:table-cell>
          <table:table-cell table:style-name="ce10" table:formula="of:=[.AB7]+(SUM([.D15:.F15])+SUM([.D17:.F17])+[.D16]+[.F16])/[.$AB$16]+(SUM([.C14:.G14];[.C15:.C18];[.D18:.G18];[.G15:.G17])/[.$AB$17])" office:value-type="float" office:value="72.0297873609428" calcext:value-type="float">
            <text:p>72.0297873609428</text:p>
          </table:table-cell>
          <table:table-cell table:style-name="ce10" table:formula="of:=[.AC7]+(SUM([.E15:.G15])+SUM([.E17:.G17])+[.E16]+[.G16])/[.$AB$16]+(SUM([.D14:.H14];[.D15:.D18];[.E18:.H18];[.H15:.H17])/[.$AB$17])" office:value-type="float" office:value="9.96431699435233" calcext:value-type="float">
            <text:p>9.96431699435233</text:p>
          </table:table-cell>
          <table:table-cell table:style-name="ce10" table:formula="of:=[.AD7]+(SUM([.F15:.H15])+SUM([.F17:.H17])+[.F16]+[.H16])/[.$AB$16]+(SUM([.E14:.I14];[.E15:.E18];[.F18:.I18];[.I15:.I17])/[.$AB$17])" office:value-type="float" office:value="88.6035980148884" calcext:value-type="float">
            <text:p>88.6035980148884</text:p>
          </table:table-cell>
          <table:table-cell table:style-name="ce10" table:formula="of:=[.AE7]+(SUM([.G15:.I15])+SUM([.G17:.I17])+[.G16]+[.I16])/[.$AB$16]+(SUM([.F14:.J14];[.F15:.F18];[.G18:.J18];[.J15:.J17])/[.$AB$17])" office:value-type="float" office:value="133.338636348312" calcext:value-type="float">
            <text:p>133.338636348312</text:p>
          </table:table-cell>
          <table:table-cell table:style-name="ce10" table:formula="of:=[.AF7]+(SUM([.H15:.J15])+SUM([.H17:.J17])+[.H16]+[.J16])/[.$AB$16]+(SUM([.G14:.K14];[.G15:.G18];[.H18:.K18];[.K15:.K17])/[.$AB$17])" office:value-type="float" office:value="68.6477733237135" calcext:value-type="float">
            <text:p>68.6477733237135</text:p>
          </table:table-cell>
          <table:table-cell table:style-name="ce10" table:formula="of:=[.AG7]+(SUM([.I15:.K15])+SUM([.I17:.K17])+[.I16]+[.K16])/[.$AB$16]+(SUM([.H14:.L14];[.H15:.H18];[.I18:.L18];[.L15:.L17])/[.$AB$17])" office:value-type="float" office:value="43.6674255245981" calcext:value-type="float">
            <text:p>43.6674255245981</text:p>
          </table:table-cell>
          <table:table-cell table:style-name="ce10" table:formula="of:=[.AH7]+(SUM([.J15:.L15])+SUM([.J17:.L17])+[.J16]+[.L16])/[.$AB$16]+(SUM([.I14:.M14];[.I15:.I18];[.J18:.M18];[.M15:.M17])/[.$AB$17])" office:value-type="float" office:value="6.45223734386259" calcext:value-type="float">
            <text:p>6.45223734386259</text:p>
          </table:table-cell>
          <table:table-cell table:style-name="ce10" table:formula="of:=[.AI7]+(SUM([.K15:.M15])+SUM([.K17:.M17])+[.K16]+[.M16])/[.$AB$16]+(SUM([.J14:.N14];[.J15:.J18];[.K18:.N18];[.N15:.N17])/[.$AB$17])" office:value-type="float" office:value="-27.7060506996157" calcext:value-type="float">
            <text:p>-27.706050699615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8]-MIN([.$Z$2:.$AI$8]))/(MAX([.$Z$2:.$AI$8])-MIN([.$Z$2:.$AI$8]))*127" office:value-type="float" office:value="40.8214285714286" calcext:value-type="float">
            <text:p>40.8214285714286</text:p>
          </table:table-cell>
          <table:table-cell table:style-name="ce5" table:formula="of:=([.AA8]-MIN([.$Z$2:.$AI$8]))/(MAX([.$Z$2:.$AI$8])-MIN([.$Z$2:.$AI$8]))*127" office:value-type="float" office:value="22.6785714285714" calcext:value-type="float">
            <text:p>22.6785714285714</text:p>
          </table:table-cell>
          <table:table-cell table:style-name="ce5" table:formula="of:=([.AB8]-MIN([.$Z$2:.$AI$8]))/(MAX([.$Z$2:.$AI$8])-MIN([.$Z$2:.$AI$8]))*127" office:value-type="float" office:value="27.2142857142857" calcext:value-type="float">
            <text:p>27.2142857142857</text:p>
          </table:table-cell>
          <table:table-cell table:style-name="ce5" table:formula="of:=([.AC8]-MIN([.$Z$2:.$AI$8]))/(MAX([.$Z$2:.$AI$8])-MIN([.$Z$2:.$AI$8]))*127" office:value-type="float" office:value="28.7261904761905" calcext:value-type="float">
            <text:p>28.7261904761905</text:p>
          </table:table-cell>
          <table:table-cell table:style-name="ce5" table:formula="of:=([.AD8]-MIN([.$Z$2:.$AI$8]))/(MAX([.$Z$2:.$AI$8])-MIN([.$Z$2:.$AI$8]))*127" office:value-type="float" office:value="6.51282051282051" calcext:value-type="float">
            <text:p>6.51282051282051</text:p>
          </table:table-cell>
          <table:table-cell table:style-name="ce5" table:formula="of:=([.AE8]-MIN([.$Z$2:.$AI$8]))/(MAX([.$Z$2:.$AI$8])-MIN([.$Z$2:.$AI$8]))*127" office:value-type="float" office:value="26.7749287749288" calcext:value-type="float">
            <text:p>26.7749287749288</text:p>
          </table:table-cell>
          <table:table-cell table:style-name="ce5" table:formula="of:=([.AF8]-MIN([.$Z$2:.$AI$8]))/(MAX([.$Z$2:.$AI$8])-MIN([.$Z$2:.$AI$8]))*127" office:value-type="float" office:value="7.96011396011396" calcext:value-type="float">
            <text:p>7.96011396011396</text:p>
          </table:table-cell>
          <table:table-cell table:style-name="ce5" table:formula="of:=([.AG8]-MIN([.$Z$2:.$AI$8]))/(MAX([.$Z$2:.$AI$8])-MIN([.$Z$2:.$AI$8]))*127" office:value-type="float" office:value="4.34188034188034" calcext:value-type="float">
            <text:p>4.34188034188034</text:p>
          </table:table-cell>
          <table:table-cell table:style-name="ce5" table:formula="of:=([.AH8]-MIN([.$Z$2:.$AI$8]))/(MAX([.$Z$2:.$AI$8])-MIN([.$Z$2:.$AI$8]))*127" office:value-type="float" office:value="4.34188034188034" calcext:value-type="float">
            <text:p>4.34188034188034</text:p>
          </table:table-cell>
          <table:table-cell table:style-name="ce5" table:formula="of:=([.AI8]-MIN([.$Z$2:.$AI$8]))/(MAX([.$Z$2:.$AI$8])-MIN([.$Z$2:.$AI$8]))*127" office:value-type="float" office:value="7.23646723646724" calcext:value-type="float">
            <text:p>7.23646723646724</text:p>
          </table:table-cell>
          <table:table-cell table:number-columns-repeated="2"/>
          <table:table-cell table:style-name="ce10" table:formula="of:=[.Z8]+(SUM([.B16:.D16])+SUM([.B18:.D18])+[.B17]+[.D17])/[.$AB$16]+(SUM([.A15:.E15];[.A16:.A19];[.B19:.E19];[.E16:.E18])/[.$AB$17])" office:value-type="float" office:value="110.160714285714" calcext:value-type="float">
            <text:p>110.160714285714</text:p>
          </table:table-cell>
          <table:table-cell table:style-name="ce10" table:formula="of:=[.AA8]+(SUM([.C16:.E16])+SUM([.C18:.E18])+[.C17]+[.E17])/[.$AB$16]+(SUM([.B15:.F15];[.B16:.B19];[.C19:.F19];[.F16:.F18])/[.$AB$17])" office:value-type="float" office:value="150.699404761905" calcext:value-type="float">
            <text:p>150.699404761905</text:p>
          </table:table-cell>
          <table:table-cell table:style-name="ce10" table:formula="of:=[.AB8]+(SUM([.D16:.F16])+SUM([.D18:.F18])+[.D17]+[.F17])/[.$AB$16]+(SUM([.C15:.G15];[.C16:.C19];[.D19:.G19];[.G16:.G18])/[.$AB$17])" office:value-type="float" office:value="144.046474358974" calcext:value-type="float">
            <text:p>144.046474358974</text:p>
          </table:table-cell>
          <table:table-cell table:style-name="ce10" table:formula="of:=[.AC8]+(SUM([.E16:.G16])+SUM([.E18:.G18])+[.E17]+[.G17])/[.$AB$16]+(SUM([.D15:.H15];[.D16:.D19];[.E19:.H19];[.H16:.H18])/[.$AB$17])" office:value-type="float" office:value="-12.4198008262279" calcext:value-type="float">
            <text:p>-12.4198008262279</text:p>
          </table:table-cell>
          <table:table-cell table:style-name="ce10" table:formula="of:=[.AD8]+(SUM([.F16:.H16])+SUM([.F18:.H18])+[.F17]+[.H17])/[.$AB$16]+(SUM([.E15:.I15];[.E16:.E19];[.F19:.I19];[.I16:.I18])/[.$AB$17])" office:value-type="float" office:value="-26.3688930164195" calcext:value-type="float">
            <text:p>-26.3688930164195</text:p>
          </table:table-cell>
          <table:table-cell table:style-name="ce10" table:formula="of:=[.AE8]+(SUM([.G16:.I16])+SUM([.G18:.I18])+[.G17]+[.I17])/[.$AB$16]+(SUM([.F15:.J15];[.F16:.F19];[.G19:.J19];[.J16:.J18])/[.$AB$17])" office:value-type="float" office:value="10.9259259259259" calcext:value-type="float">
            <text:p>10.9259259259259</text:p>
          </table:table-cell>
          <table:table-cell table:style-name="ce10" table:formula="of:=[.AF8]+(SUM([.H16:.J16])+SUM([.H18:.J18])+[.H17]+[.J17])/[.$AB$16]+(SUM([.G15:.K15];[.G16:.G19];[.H19:.K19];[.K16:.K18])/[.$AB$17])" office:value-type="float" office:value="-38.6729226790916" calcext:value-type="float">
            <text:p>-38.6729226790916</text:p>
          </table:table-cell>
          <table:table-cell table:style-name="ce10" table:formula="of:=[.AG8]+(SUM([.I16:.K16])+SUM([.I18:.K18])+[.I17]+[.K17])/[.$AB$16]+(SUM([.H15:.L15];[.H16:.H19];[.I19:.L19];[.L16:.L18])/[.$AB$17])" office:value-type="float" office:value="-57.9959955564246" calcext:value-type="float">
            <text:p>-57.9959955564246</text:p>
          </table:table-cell>
          <table:table-cell table:style-name="ce10" table:formula="of:=[.AH8]+(SUM([.J16:.L16])+SUM([.J18:.L18])+[.J17]+[.L17])/[.$AB$16]+(SUM([.I15:.M15];[.I16:.I19];[.J19:.M19];[.M16:.M18])/[.$AB$17])" office:value-type="float" office:value="-69.6260729649908" calcext:value-type="float">
            <text:p>-69.6260729649908</text:p>
          </table:table-cell>
          <table:table-cell table:style-name="ce10" table:formula="of:=[.AI8]+(SUM([.K16:.M16])+SUM([.K18:.M18])+[.K17]+[.M17])/[.$AB$16]+(SUM([.J15:.N15];[.J16:.J19];[.K19:.N19];[.N16:.N18])/[.$AB$17])" office:value-type="float" office:value="-71.3764640535656" calcext:value-type="float">
            <text:p>-71.376464053565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6"/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table:style-name="ce7" table:formula="of:=([.O11]-MIN([.$O$11:.$X$17]))/(MAX([.$O$11:.$X$17])-MIN([.$O$11:.$X$17]))*127" office:value-type="float" office:value="11.4538885121765" calcext:value-type="float">
            <text:p>11.4538885121765</text:p>
          </table:table-cell>
          <table:table-cell table:style-name="ce7" table:formula="of:=([.P11]-MIN([.$O$11:.$X$17]))/(MAX([.$O$11:.$X$17])-MIN([.$O$11:.$X$17]))*127" office:value-type="float" office:value="13.9426220107031" calcext:value-type="float">
            <text:p>13.9426220107031</text:p>
          </table:table-cell>
          <table:table-cell table:style-name="ce7" table:formula="of:=([.Q11]-MIN([.$O$11:.$X$17]))/(MAX([.$O$11:.$X$17])-MIN([.$O$11:.$X$17]))*127" office:value-type="float" office:value="11.1508268907111" calcext:value-type="float">
            <text:p>11.1508268907111</text:p>
          </table:table-cell>
          <table:table-cell table:style-name="ce7" table:formula="of:=([.R11]-MIN([.$O$11:.$X$17]))/(MAX([.$O$11:.$X$17])-MIN([.$O$11:.$X$17]))*127" office:value-type="float" office:value="3.05665390325857" calcext:value-type="float">
            <text:p>3.05665390325857</text:p>
          </table:table-cell>
          <table:table-cell table:style-name="ce7" table:formula="of:=([.S11]-MIN([.$O$11:.$X$17]))/(MAX([.$O$11:.$X$17])-MIN([.$O$11:.$X$17]))*127" office:value-type="float" office:value="2.75511292549245" calcext:value-type="float">
            <text:p>2.75511292549245</text:p>
          </table:table-cell>
          <table:table-cell table:style-name="ce7" table:formula="of:=([.T11]-MIN([.$O$11:.$X$17]))/(MAX([.$O$11:.$X$17])-MIN([.$O$11:.$X$17]))*127" office:value-type="float" office:value="5.99865482865468" calcext:value-type="float">
            <text:p>5.99865482865468</text:p>
          </table:table-cell>
          <table:table-cell table:style-name="ce7" table:formula="of:=([.U11]-MIN([.$O$11:.$X$17]))/(MAX([.$O$11:.$X$17])-MIN([.$O$11:.$X$17]))*127" office:value-type="float" office:value="8.24383634101071" calcext:value-type="float">
            <text:p>8.24383634101071</text:p>
          </table:table-cell>
          <table:table-cell table:style-name="ce7" table:formula="of:=([.V11]-MIN([.$O$11:.$X$17]))/(MAX([.$O$11:.$X$17])-MIN([.$O$11:.$X$17]))*127" office:value-type="float" office:value="7.39003492081898" calcext:value-type="float">
            <text:p>7.39003492081898</text:p>
          </table:table-cell>
          <table:table-cell table:style-name="ce7" table:formula="of:=([.W11]-MIN([.$O$11:.$X$17]))/(MAX([.$O$11:.$X$17])-MIN([.$O$11:.$X$17]))*127" office:value-type="float" office:value="7.73787994386005" calcext:value-type="float">
            <text:p>7.73787994386005</text:p>
          </table:table-cell>
          <table:table-cell table:style-name="ce7" table:formula="of:=([.X11]-MIN([.$O$11:.$X$17]))/(MAX([.$O$11:.$X$17])-MIN([.$O$11:.$X$17]))*127" office:value-type="float" office:value="4.65284069154873" calcext:value-type="float">
            <text:p>4.65284069154873</text:p>
          </table:table-cell>
          <table:table-cell table:number-columns-repeated="2"/>
          <table:table-cell table:style-name="ce11" table:formula="of:=([.N2]+[.N3]+[.O3]+[.P3]+[.P2]+[.P1]+[.O1]+[.N1])/2 + [.O2]" office:value-type="float" office:value="-160" calcext:value-type="float">
            <text:p>-160</text:p>
          </table:table-cell>
          <table:table-cell table:style-name="ce11" table:formula="of:=([.O2]+[.O3]+[.P3]+[.Q3]+[.Q2]+[.Q1]+[.P1]+[.O1])/2 + [.P2]" office:value-type="float" office:value="-224" calcext:value-type="float">
            <text:p>-224</text:p>
          </table:table-cell>
          <table:table-cell table:style-name="ce11" table:formula="of:=([.P2]+[.P3]+[.Q3]+[.R3]+[.R2]+[.R1]+[.Q1]+[.P1])/2 + [.Q2]" office:value-type="float" office:value="-224" calcext:value-type="float">
            <text:p>-224</text:p>
          </table:table-cell>
          <table:table-cell table:style-name="ce11" table:formula="of:=([.Q2]+[.Q3]+[.R3]+[.S3]+[.S2]+[.S1]+[.R1]+[.Q1])/2 + [.R2]" office:value-type="float" office:value="-224" calcext:value-type="float">
            <text:p>-224</text:p>
          </table:table-cell>
          <table:table-cell table:style-name="ce11" table:formula="of:=([.R2]+[.R3]+[.S3]+[.T3]+[.T2]+[.T1]+[.S1]+[.R1])/2 + [.S2]" office:value-type="float" office:value="-224" calcext:value-type="float">
            <text:p>-224</text:p>
          </table:table-cell>
          <table:table-cell table:style-name="ce11" table:formula="of:=([.S2]+[.S3]+[.T3]+[.U3]+[.U2]+[.U1]+[.T1]+[.S1])/2 + [.T2]" office:value-type="float" office:value="-224" calcext:value-type="float">
            <text:p>-224</text:p>
          </table:table-cell>
          <table:table-cell table:style-name="ce11" table:formula="of:=([.T2]+[.T3]+[.U3]+[.V3]+[.V2]+[.V1]+[.U1]+[.T1])/2 + [.U2]" office:value-type="float" office:value="-224" calcext:value-type="float">
            <text:p>-224</text:p>
          </table:table-cell>
          <table:table-cell table:style-name="ce11" table:formula="of:=([.U2]+[.U3]+[.V3]+[.W3]+[.W2]+[.W1]+[.V1]+[.U1])/2 + [.V2]" office:value-type="float" office:value="-224" calcext:value-type="float">
            <text:p>-224</text:p>
          </table:table-cell>
          <table:table-cell table:style-name="ce11" table:formula="of:=([.V2]+[.V3]+[.W3]+[.X3]+[.X2]+[.X1]+[.W1]+[.V1])/2 + [.W2]" office:value-type="float" office:value="-224" calcext:value-type="float">
            <text:p>-224</text:p>
          </table:table-cell>
          <table:table-cell table:style-name="ce11" table:formula="of:=([.W2]+[.W3]+[.X3]+[.Y3]+[.Y2]+[.Y1]+[.X1]+[.W1])/2 + [.X2]" office:value-type="float" office:value="-160" calcext:value-type="float">
            <text:p>-160</text:p>
          </table:table-cell>
          <table:table-cell/>
          <table:table-cell table:style-name="ce11" table:formula="of:=IF([.N1]=[.$AA$11]; [.$AA$11]/[.$AB$11]; IF([.N1]=[.$AA$12]; [.$AA$12]/[.$AB$12]; IF([.N1]=[.$AA$13]; [.$AA$13]/[.$AB$13]; IF([.N1]=[.$AA$14]; [.$AA$14]/[.$AB$14]; IF([.N1]=[.$AA$15]; [.$AA$15]/[.$AB$15]; 0)))))+IF([.N1]=[.$AA$11]; [.$AA$11]/[.$AB$11]; IF([.O1]=[.$AA$12]; [.$AA$12]/[.$AB$12]; IF([.O1]=[.$AA$13]; [.$AA$13]/[.$AB$13]; IF([.O1]=[.$AA$14]; [.$AA$14]/[.$AB$14]; IF([.O1]=[.$AA$15]; [.$AA$15]/[.$AB$15]; 0)))))+IF([.P1]=[.$AA$11]; [.$AA$11]/[.$AB$11]; IF([.P1]=[.$AA$12]; [.$AA$12]/[.$AB$12]; IF([.P1]=[.$AA$13]; [.$AA$13]/[.$AB$13]; IF([.P1]=[.$AA$14]; [.$AA$14]/[.$AB$14]; IF([.P1]=[.$AA$15]; [.$AA$15]/[.$AB$15]; 0)))))+IF([.N2]=[.$AA$11]; [.$AA$11]/[.$AB$11]; IF([.N2]=[.$AA$12]; [.$AA$12]/[.$AB$12]; IF([.N2]=[.$AA$13]; [.$AA$13]/[.$AB$13]; IF([.N2]=[.$AA$14]; [.$AA$14]/[.$AB$14]; IF([.N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[.O2]" office:value-type="float" office:value="-76" calcext:value-type="float">
            <text:p>-76</text:p>
          </table:table-cell>
          <table:table-cell table:style-name="ce11" table:formula="of:=IF([.O1]=[.$AA$11]; [.$AA$11]/[.$AB$11]; IF([.O1]=[.$AA$12]; [.$AA$12]/[.$AB$12]; IF([.O1]=[.$AA$13]; [.$AA$13]/[.$AB$13]; IF([.O1]=[.$AA$14]; [.$AA$14]/[.$AB$14]; IF([.O1]=[.$AA$15]; [.$AA$15]/[.$AB$15]; 0)))))+IF([.O1]=[.$AA$11]; [.$AA$11]/[.$AB$11]; IF([.P1]=[.$AA$12]; [.$AA$12]/[.$AB$12]; IF([.P1]=[.$AA$13]; [.$AA$13]/[.$AB$13]; IF([.P1]=[.$AA$14]; [.$AA$14]/[.$AB$14]; IF([.P1]=[.$AA$15]; [.$AA$15]/[.$AB$15]; 0)))))+IF([.Q1]=[.$AA$11]; [.$AA$11]/[.$AB$11]; IF([.Q1]=[.$AA$12]; [.$AA$12]/[.$AB$12]; IF([.Q1]=[.$AA$13]; [.$AA$13]/[.$AB$13]; IF([.Q1]=[.$AA$14]; [.$AA$14]/[.$AB$14]; IF([.Q1]=[.$AA$15]; [.$AA$15]/[.$AB$15]; 0)))))+IF([.O2]=[.$AA$11]; [.$AA$11]/[.$AB$11]; IF([.O2]=[.$AA$12]; [.$AA$12]/[.$AB$12]; IF([.O2]=[.$AA$13]; [.$AA$13]/[.$AB$13]; IF([.O2]=[.$AA$14]; [.$AA$14]/[.$AB$14]; IF([.O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[.P2]" office:value-type="float" office:value="-84" calcext:value-type="float">
            <text:p>-84</text:p>
          </table:table-cell>
          <table:table-cell table:style-name="ce11" table:formula="of:=IF([.P1]=[.$AA$11]; [.$AA$11]/[.$AB$11]; IF([.P1]=[.$AA$12]; [.$AA$12]/[.$AB$12]; IF([.P1]=[.$AA$13]; [.$AA$13]/[.$AB$13]; IF([.P1]=[.$AA$14]; [.$AA$14]/[.$AB$14]; IF([.P1]=[.$AA$15]; [.$AA$15]/[.$AB$15]; 0)))))+IF([.P1]=[.$AA$11]; [.$AA$11]/[.$AB$11]; IF([.Q1]=[.$AA$12]; [.$AA$12]/[.$AB$12]; IF([.Q1]=[.$AA$13]; [.$AA$13]/[.$AB$13]; IF([.Q1]=[.$AA$14]; [.$AA$14]/[.$AB$14]; IF([.Q1]=[.$AA$15]; [.$AA$15]/[.$AB$15]; 0)))))+IF([.R1]=[.$AA$11]; [.$AA$11]/[.$AB$11]; IF([.R1]=[.$AA$12]; [.$AA$12]/[.$AB$12]; IF([.R1]=[.$AA$13]; [.$AA$13]/[.$AB$13]; IF([.R1]=[.$AA$14]; [.$AA$14]/[.$AB$14]; IF([.R1]=[.$AA$15]; [.$AA$15]/[.$AB$15]; 0)))))+IF([.P2]=[.$AA$11]; [.$AA$11]/[.$AB$11]; IF([.P2]=[.$AA$12]; [.$AA$12]/[.$AB$12]; IF([.P2]=[.$AA$13]; [.$AA$13]/[.$AB$13]; IF([.P2]=[.$AA$14]; [.$AA$14]/[.$AB$14]; IF([.P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[.Q2]" office:value-type="float" office:value="-84" calcext:value-type="float">
            <text:p>-84</text:p>
          </table:table-cell>
          <table:table-cell table:style-name="ce11" table:formula="of:=IF([.Q1]=[.$AA$11]; [.$AA$11]/[.$AB$11]; IF([.Q1]=[.$AA$12]; [.$AA$12]/[.$AB$12]; IF([.Q1]=[.$AA$13]; [.$AA$13]/[.$AB$13]; IF([.Q1]=[.$AA$14]; [.$AA$14]/[.$AB$14]; IF([.Q1]=[.$AA$15]; [.$AA$15]/[.$AB$15]; 0)))))+IF([.Q1]=[.$AA$11]; [.$AA$11]/[.$AB$11]; IF([.R1]=[.$AA$12]; [.$AA$12]/[.$AB$12]; IF([.R1]=[.$AA$13]; [.$AA$13]/[.$AB$13]; IF([.R1]=[.$AA$14]; [.$AA$14]/[.$AB$14]; IF([.R1]=[.$AA$15]; [.$AA$15]/[.$AB$15]; 0)))))+IF([.S1]=[.$AA$11]; [.$AA$11]/[.$AB$11]; IF([.S1]=[.$AA$12]; [.$AA$12]/[.$AB$12]; IF([.S1]=[.$AA$13]; [.$AA$13]/[.$AB$13]; IF([.S1]=[.$AA$14]; [.$AA$14]/[.$AB$14]; IF([.S1]=[.$AA$15]; [.$AA$15]/[.$AB$15]; 0)))))+IF([.Q2]=[.$AA$11]; [.$AA$11]/[.$AB$11]; IF([.Q2]=[.$AA$12]; [.$AA$12]/[.$AB$12]; IF([.Q2]=[.$AA$13]; [.$AA$13]/[.$AB$13]; IF([.Q2]=[.$AA$14]; [.$AA$14]/[.$AB$14]; IF([.Q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[.R2]" office:value-type="float" office:value="-84" calcext:value-type="float">
            <text:p>-84</text:p>
          </table:table-cell>
          <table:table-cell table:style-name="ce11" table:formula="of:=IF([.R1]=[.$AA$11]; [.$AA$11]/[.$AB$11]; IF([.R1]=[.$AA$12]; [.$AA$12]/[.$AB$12]; IF([.R1]=[.$AA$13]; [.$AA$13]/[.$AB$13]; IF([.R1]=[.$AA$14]; [.$AA$14]/[.$AB$14]; IF([.R1]=[.$AA$15]; [.$AA$15]/[.$AB$15]; 0)))))+IF([.R1]=[.$AA$11]; [.$AA$11]/[.$AB$11]; IF([.S1]=[.$AA$12]; [.$AA$12]/[.$AB$12]; IF([.S1]=[.$AA$13]; [.$AA$13]/[.$AB$13]; IF([.S1]=[.$AA$14]; [.$AA$14]/[.$AB$14]; IF([.S1]=[.$AA$15]; [.$AA$15]/[.$AB$15]; 0)))))+IF([.T1]=[.$AA$11]; [.$AA$11]/[.$AB$11]; IF([.T1]=[.$AA$12]; [.$AA$12]/[.$AB$12]; IF([.T1]=[.$AA$13]; [.$AA$13]/[.$AB$13]; IF([.T1]=[.$AA$14]; [.$AA$14]/[.$AB$14]; IF([.T1]=[.$AA$15]; [.$AA$15]/[.$AB$15]; 0)))))+IF([.R2]=[.$AA$11]; [.$AA$11]/[.$AB$11]; IF([.R2]=[.$AA$12]; [.$AA$12]/[.$AB$12]; IF([.R2]=[.$AA$13]; [.$AA$13]/[.$AB$13]; IF([.R2]=[.$AA$14]; [.$AA$14]/[.$AB$14]; IF([.R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[.S2]" office:value-type="float" office:value="-84" calcext:value-type="float">
            <text:p>-84</text:p>
          </table:table-cell>
          <table:table-cell table:style-name="ce11" table:formula="of:=IF([.S1]=[.$AA$11]; [.$AA$11]/[.$AB$11]; IF([.S1]=[.$AA$12]; [.$AA$12]/[.$AB$12]; IF([.S1]=[.$AA$13]; [.$AA$13]/[.$AB$13]; IF([.S1]=[.$AA$14]; [.$AA$14]/[.$AB$14]; IF([.S1]=[.$AA$15]; [.$AA$15]/[.$AB$15]; 0)))))+IF([.S1]=[.$AA$11]; [.$AA$11]/[.$AB$11]; IF([.T1]=[.$AA$12]; [.$AA$12]/[.$AB$12]; IF([.T1]=[.$AA$13]; [.$AA$13]/[.$AB$13]; IF([.T1]=[.$AA$14]; [.$AA$14]/[.$AB$14]; IF([.T1]=[.$AA$15]; [.$AA$15]/[.$AB$15]; 0)))))+IF([.U1]=[.$AA$11]; [.$AA$11]/[.$AB$11]; IF([.U1]=[.$AA$12]; [.$AA$12]/[.$AB$12]; IF([.U1]=[.$AA$13]; [.$AA$13]/[.$AB$13]; IF([.U1]=[.$AA$14]; [.$AA$14]/[.$AB$14]; IF([.U1]=[.$AA$15]; [.$AA$15]/[.$AB$15]; 0)))))+IF([.S2]=[.$AA$11]; [.$AA$11]/[.$AB$11]; IF([.S2]=[.$AA$12]; [.$AA$12]/[.$AB$12]; IF([.S2]=[.$AA$13]; [.$AA$13]/[.$AB$13]; IF([.S2]=[.$AA$14]; [.$AA$14]/[.$AB$14]; IF([.S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[.T2]" office:value-type="float" office:value="-84" calcext:value-type="float">
            <text:p>-84</text:p>
          </table:table-cell>
          <table:table-cell table:style-name="ce11" table:formula="of:=IF([.T1]=[.$AA$11]; [.$AA$11]/[.$AB$11]; IF([.T1]=[.$AA$12]; [.$AA$12]/[.$AB$12]; IF([.T1]=[.$AA$13]; [.$AA$13]/[.$AB$13]; IF([.T1]=[.$AA$14]; [.$AA$14]/[.$AB$14]; IF([.T1]=[.$AA$15]; [.$AA$15]/[.$AB$15]; 0)))))+IF([.T1]=[.$AA$11]; [.$AA$11]/[.$AB$11]; IF([.U1]=[.$AA$12]; [.$AA$12]/[.$AB$12]; IF([.U1]=[.$AA$13]; [.$AA$13]/[.$AB$13]; IF([.U1]=[.$AA$14]; [.$AA$14]/[.$AB$14]; IF([.U1]=[.$AA$15]; [.$AA$15]/[.$AB$15]; 0)))))+IF([.V1]=[.$AA$11]; [.$AA$11]/[.$AB$11]; IF([.V1]=[.$AA$12]; [.$AA$12]/[.$AB$12]; IF([.V1]=[.$AA$13]; [.$AA$13]/[.$AB$13]; IF([.V1]=[.$AA$14]; [.$AA$14]/[.$AB$14]; IF([.V1]=[.$AA$15]; [.$AA$15]/[.$AB$15]; 0)))))+IF([.T2]=[.$AA$11]; [.$AA$11]/[.$AB$11]; IF([.T2]=[.$AA$12]; [.$AA$12]/[.$AB$12]; IF([.T2]=[.$AA$13]; [.$AA$13]/[.$AB$13]; IF([.T2]=[.$AA$14]; [.$AA$14]/[.$AB$14]; IF([.T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[.U2]" office:value-type="float" office:value="-84" calcext:value-type="float">
            <text:p>-84</text:p>
          </table:table-cell>
          <table:table-cell table:style-name="ce11" table:formula="of:=IF([.U1]=[.$AA$11]; [.$AA$11]/[.$AB$11]; IF([.U1]=[.$AA$12]; [.$AA$12]/[.$AB$12]; IF([.U1]=[.$AA$13]; [.$AA$13]/[.$AB$13]; IF([.U1]=[.$AA$14]; [.$AA$14]/[.$AB$14]; IF([.U1]=[.$AA$15]; [.$AA$15]/[.$AB$15]; 0)))))+IF([.U1]=[.$AA$11]; [.$AA$11]/[.$AB$11]; IF([.V1]=[.$AA$12]; [.$AA$12]/[.$AB$12]; IF([.V1]=[.$AA$13]; [.$AA$13]/[.$AB$13]; IF([.V1]=[.$AA$14]; [.$AA$14]/[.$AB$14]; IF([.V1]=[.$AA$15]; [.$AA$15]/[.$AB$15]; 0)))))+IF([.W1]=[.$AA$11]; [.$AA$11]/[.$AB$11]; IF([.W1]=[.$AA$12]; [.$AA$12]/[.$AB$12]; IF([.W1]=[.$AA$13]; [.$AA$13]/[.$AB$13]; IF([.W1]=[.$AA$14]; [.$AA$14]/[.$AB$14]; IF([.W1]=[.$AA$15]; [.$AA$15]/[.$AB$15]; 0)))))+IF([.U2]=[.$AA$11]; [.$AA$11]/[.$AB$11]; IF([.U2]=[.$AA$12]; [.$AA$12]/[.$AB$12]; IF([.U2]=[.$AA$13]; [.$AA$13]/[.$AB$13]; IF([.U2]=[.$AA$14]; [.$AA$14]/[.$AB$14]; IF([.U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[.V2]" office:value-type="float" office:value="-84" calcext:value-type="float">
            <text:p>-84</text:p>
          </table:table-cell>
          <table:table-cell table:style-name="ce11" table:formula="of:=IF([.V1]=[.$AA$11]; [.$AA$11]/[.$AB$11]; IF([.V1]=[.$AA$12]; [.$AA$12]/[.$AB$12]; IF([.V1]=[.$AA$13]; [.$AA$13]/[.$AB$13]; IF([.V1]=[.$AA$14]; [.$AA$14]/[.$AB$14]; IF([.V1]=[.$AA$15]; [.$AA$15]/[.$AB$15]; 0)))))+IF([.V1]=[.$AA$11]; [.$AA$11]/[.$AB$11]; IF([.W1]=[.$AA$12]; [.$AA$12]/[.$AB$12]; IF([.W1]=[.$AA$13]; [.$AA$13]/[.$AB$13]; IF([.W1]=[.$AA$14]; [.$AA$14]/[.$AB$14]; IF([.W1]=[.$AA$15]; [.$AA$15]/[.$AB$15]; 0)))))+IF([.X1]=[.$AA$11]; [.$AA$11]/[.$AB$11]; IF([.X1]=[.$AA$12]; [.$AA$12]/[.$AB$12]; IF([.X1]=[.$AA$13]; [.$AA$13]/[.$AB$13]; IF([.X1]=[.$AA$14]; [.$AA$14]/[.$AB$14]; IF([.X1]=[.$AA$15]; [.$AA$15]/[.$AB$15]; 0)))))+IF([.V2]=[.$AA$11]; [.$AA$11]/[.$AB$11]; IF([.V2]=[.$AA$12]; [.$AA$12]/[.$AB$12]; IF([.V2]=[.$AA$13]; [.$AA$13]/[.$AB$13]; IF([.V2]=[.$AA$14]; [.$AA$14]/[.$AB$14]; IF([.V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[.W2]" office:value-type="float" office:value="-84" calcext:value-type="float">
            <text:p>-84</text:p>
          </table:table-cell>
          <table:table-cell table:style-name="ce11" table:formula="of:=IF([.W1]=[.$AA$11]; [.$AA$11]/[.$AB$11]; IF([.W1]=[.$AA$12]; [.$AA$12]/[.$AB$12]; IF([.W1]=[.$AA$13]; [.$AA$13]/[.$AB$13]; IF([.W1]=[.$AA$14]; [.$AA$14]/[.$AB$14]; IF([.W1]=[.$AA$15]; [.$AA$15]/[.$AB$15]; 0)))))+IF([.W1]=[.$AA$11]; [.$AA$11]/[.$AB$11]; IF([.X1]=[.$AA$12]; [.$AA$12]/[.$AB$12]; IF([.X1]=[.$AA$13]; [.$AA$13]/[.$AB$13]; IF([.X1]=[.$AA$14]; [.$AA$14]/[.$AB$14]; IF([.X1]=[.$AA$15]; [.$AA$15]/[.$AB$15]; 0)))))+IF([.Y1]=[.$AA$11]; [.$AA$11]/[.$AB$11]; IF([.Y1]=[.$AA$12]; [.$AA$12]/[.$AB$12]; IF([.Y1]=[.$AA$13]; [.$AA$13]/[.$AB$13]; IF([.Y1]=[.$AA$14]; [.$AA$14]/[.$AB$14]; IF([.Y1]=[.$AA$15]; [.$AA$15]/[.$AB$15]; 0)))))+IF([.W2]=[.$AA$11]; [.$AA$11]/[.$AB$11]; IF([.W2]=[.$AA$12]; [.$AA$12]/[.$AB$12]; IF([.W2]=[.$AA$13]; [.$AA$13]/[.$AB$13]; IF([.W2]=[.$AA$14]; [.$AA$14]/[.$AB$14]; IF([.W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[.X2]" office:value-type="float" office:value="-76" calcext:value-type="float">
            <text:p>-76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2]-MIN([.$O$11:.$X$17]))/(MAX([.$O$11:.$X$17])-MIN([.$O$11:.$X$17]))*127" office:value-type="float" office:value="26.7046642736327" calcext:value-type="float">
            <text:p>26.7046642736327</text:p>
          </table:table-cell>
          <table:table-cell table:style-name="ce7" table:formula="of:=([.P12]-MIN([.$O$11:.$X$17]))/(MAX([.$O$11:.$X$17])-MIN([.$O$11:.$X$17]))*127" office:value-type="float" office:value="28.5108688528309" calcext:value-type="float">
            <text:p>28.5108688528309</text:p>
          </table:table-cell>
          <table:table-cell table:style-name="ce7" table:formula="of:=([.Q12]-MIN([.$O$11:.$X$17]))/(MAX([.$O$11:.$X$17])-MIN([.$O$11:.$X$17]))*127" office:value-type="float" office:value="23.2084909853704" calcext:value-type="float">
            <text:p>23.2084909853704</text:p>
          </table:table-cell>
          <table:table-cell table:style-name="ce7" table:formula="of:=([.R12]-MIN([.$O$11:.$X$17]))/(MAX([.$O$11:.$X$17])-MIN([.$O$11:.$X$17]))*127" office:value-type="float" office:value="3.71335855765927" calcext:value-type="float">
            <text:p>3.71335855765927</text:p>
          </table:table-cell>
          <table:table-cell table:style-name="ce7" table:formula="of:=([.S12]-MIN([.$O$11:.$X$17]))/(MAX([.$O$11:.$X$17])-MIN([.$O$11:.$X$17]))*127" office:value-type="float" office:value="0" calcext:value-type="float">
            <text:p>0</text:p>
          </table:table-cell>
          <table:table-cell table:style-name="ce7" table:formula="of:=([.T12]-MIN([.$O$11:.$X$17]))/(MAX([.$O$11:.$X$17])-MIN([.$O$11:.$X$17]))*127" office:value-type="float" office:value="7.24263030117666" calcext:value-type="float">
            <text:p>7.24263030117666</text:p>
          </table:table-cell>
          <table:table-cell table:style-name="ce7" table:formula="of:=([.U12]-MIN([.$O$11:.$X$17]))/(MAX([.$O$11:.$X$17])-MIN([.$O$11:.$X$17]))*127" office:value-type="float" office:value="7.62209759903965" calcext:value-type="float">
            <text:p>7.62209759903965</text:p>
          </table:table-cell>
          <table:table-cell table:style-name="ce7" table:formula="of:=([.V12]-MIN([.$O$11:.$X$17]))/(MAX([.$O$11:.$X$17])-MIN([.$O$11:.$X$17]))*127" office:value-type="float" office:value="10.2835975641692" calcext:value-type="float">
            <text:p>10.2835975641692</text:p>
          </table:table-cell>
          <table:table-cell table:style-name="ce7" table:formula="of:=([.W12]-MIN([.$O$11:.$X$17]))/(MAX([.$O$11:.$X$17])-MIN([.$O$11:.$X$17]))*127" office:value-type="float" office:value="10.9160430606076" calcext:value-type="float">
            <text:p>10.9160430606076</text:p>
          </table:table-cell>
          <table:table-cell table:style-name="ce7" table:formula="of:=([.X12]-MIN([.$O$11:.$X$17]))/(MAX([.$O$11:.$X$17])-MIN([.$O$11:.$X$17]))*127" office:value-type="float" office:value="8.59691024414044" calcext:value-type="float">
            <text:p>8.59691024414044</text:p>
          </table:table-cell>
          <table:table-cell table:number-columns-repeated="2"/>
          <table:table-cell table:style-name="ce11" table:formula="of:=([.N3]+[.N4]+[.O4]+[.P4]+[.P3]+[.P2]+[.O2]+[.N2])/2 + [.O3]" office:value-type="float" office:value="-224" calcext:value-type="float">
            <text:p>-224</text:p>
          </table:table-cell>
          <table:table-cell table:style-name="ce11" table:formula="of:=([.O3]+[.O4]+[.P4]+[.Q4]+[.Q3]+[.Q2]+[.P2]+[.O2])/2 + [.P3]" office:value-type="float" office:value="-320" calcext:value-type="float">
            <text:p>-320</text:p>
          </table:table-cell>
          <table:table-cell table:style-name="ce11" table:formula="of:=([.P3]+[.P4]+[.Q4]+[.R4]+[.R3]+[.R2]+[.Q2]+[.P2])/2 + [.Q3]" office:value-type="float" office:value="-320" calcext:value-type="float">
            <text:p>-320</text:p>
          </table:table-cell>
          <table:table-cell table:style-name="ce11" table:formula="of:=([.Q3]+[.Q4]+[.R4]+[.S4]+[.S3]+[.S2]+[.R2]+[.Q2])/2 + [.R3]" office:value-type="float" office:value="-320" calcext:value-type="float">
            <text:p>-320</text:p>
          </table:table-cell>
          <table:table-cell table:style-name="ce11" table:formula="of:=([.R3]+[.R4]+[.S4]+[.T4]+[.T3]+[.T2]+[.S2]+[.R2])/2 + [.S3]" office:value-type="float" office:value="-320" calcext:value-type="float">
            <text:p>-320</text:p>
          </table:table-cell>
          <table:table-cell table:style-name="ce11" table:formula="of:=([.S3]+[.S4]+[.T4]+[.U4]+[.U3]+[.U2]+[.T2]+[.S2])/2 + [.T3]" office:value-type="float" office:value="-320" calcext:value-type="float">
            <text:p>-320</text:p>
          </table:table-cell>
          <table:table-cell table:style-name="ce11" table:formula="of:=([.T3]+[.T4]+[.U4]+[.V4]+[.V3]+[.V2]+[.U2]+[.T2])/2 + [.U3]" office:value-type="float" office:value="-320" calcext:value-type="float">
            <text:p>-320</text:p>
          </table:table-cell>
          <table:table-cell table:style-name="ce11" table:formula="of:=([.U3]+[.U4]+[.V4]+[.W4]+[.W3]+[.W2]+[.V2]+[.U2])/2 + [.V3]" office:value-type="float" office:value="-289" calcext:value-type="float">
            <text:p>-289</text:p>
          </table:table-cell>
          <table:table-cell table:style-name="ce11" table:formula="of:=([.V3]+[.V4]+[.W4]+[.X4]+[.X3]+[.X2]+[.W2]+[.V2])/2 + [.W3]" office:value-type="float" office:value="-289" calcext:value-type="float">
            <text:p>-289</text:p>
          </table:table-cell>
          <table:table-cell table:style-name="ce11" table:formula="of:=([.W3]+[.W4]+[.X4]+[.Y4]+[.Y3]+[.Y2]+[.X2]+[.W2])/2 + [.X3]" office:value-type="float" office:value="-193" calcext:value-type="float">
            <text:p>-193</text:p>
          </table:table-cell>
          <table:table-cell/>
          <table:table-cell table:style-name="ce11" table:formula="of:=IF([.N2]=[.$AA$11]; [.$AA$11]/[.$AB$11]; IF([.N2]=[.$AA$12]; [.$AA$12]/[.$AB$12]; IF([.N2]=[.$AA$13]; [.$AA$13]/[.$AB$13]; IF([.N2]=[.$AA$14]; [.$AA$14]/[.$AB$14]; IF([.N2]=[.$AA$15]; [.$AA$15]/[.$AB$15]; 0)))))+IF([.N2]=[.$AA$11]; [.$AA$11]/[.$AB$11]; IF([.O2]=[.$AA$12]; [.$AA$12]/[.$AB$12]; IF([.O2]=[.$AA$13]; [.$AA$13]/[.$AB$13]; IF([.O2]=[.$AA$14]; [.$AA$14]/[.$AB$14]; IF([.O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[.O3]" office:value-type="float" office:value="-80" calcext:value-type="float">
            <text:p>-80</text:p>
          </table:table-cell>
          <table:table-cell table:style-name="ce11" table:formula="of:=IF([.O2]=[.$AA$11]; [.$AA$11]/[.$AB$11]; IF([.O2]=[.$AA$12]; [.$AA$12]/[.$AB$12]; IF([.O2]=[.$AA$13]; [.$AA$13]/[.$AB$13]; IF([.O2]=[.$AA$14]; [.$AA$14]/[.$AB$14]; IF([.O2]=[.$AA$15]; [.$AA$15]/[.$AB$15]; 0)))))+IF([.O2]=[.$AA$11]; [.$AA$11]/[.$AB$11]; IF([.P2]=[.$AA$12]; [.$AA$12]/[.$AB$12]; IF([.P2]=[.$AA$13]; [.$AA$13]/[.$AB$13]; IF([.P2]=[.$AA$14]; [.$AA$14]/[.$AB$14]; IF([.P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[.P3]" office:value-type="float" office:value="-96" calcext:value-type="float">
            <text:p>-96</text:p>
          </table:table-cell>
          <table:table-cell table:style-name="ce11" table:formula="of:=IF([.P2]=[.$AA$11]; [.$AA$11]/[.$AB$11]; IF([.P2]=[.$AA$12]; [.$AA$12]/[.$AB$12]; IF([.P2]=[.$AA$13]; [.$AA$13]/[.$AB$13]; IF([.P2]=[.$AA$14]; [.$AA$14]/[.$AB$14]; IF([.P2]=[.$AA$15]; [.$AA$15]/[.$AB$15]; 0)))))+IF([.P2]=[.$AA$11]; [.$AA$11]/[.$AB$11]; IF([.Q2]=[.$AA$12]; [.$AA$12]/[.$AB$12]; IF([.Q2]=[.$AA$13]; [.$AA$13]/[.$AB$13]; IF([.Q2]=[.$AA$14]; [.$AA$14]/[.$AB$14]; IF([.Q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[.Q3]" office:value-type="float" office:value="-96" calcext:value-type="float">
            <text:p>-96</text:p>
          </table:table-cell>
          <table:table-cell table:style-name="ce11" table:formula="of:=IF([.Q2]=[.$AA$11]; [.$AA$11]/[.$AB$11]; IF([.Q2]=[.$AA$12]; [.$AA$12]/[.$AB$12]; IF([.Q2]=[.$AA$13]; [.$AA$13]/[.$AB$13]; IF([.Q2]=[.$AA$14]; [.$AA$14]/[.$AB$14]; IF([.Q2]=[.$AA$15]; [.$AA$15]/[.$AB$15]; 0)))))+IF([.Q2]=[.$AA$11]; [.$AA$11]/[.$AB$11]; IF([.R2]=[.$AA$12]; [.$AA$12]/[.$AB$12]; IF([.R2]=[.$AA$13]; [.$AA$13]/[.$AB$13]; IF([.R2]=[.$AA$14]; [.$AA$14]/[.$AB$14]; IF([.R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[.R3]" office:value-type="float" office:value="-96" calcext:value-type="float">
            <text:p>-96</text:p>
          </table:table-cell>
          <table:table-cell table:style-name="ce11" table:formula="of:=IF([.R2]=[.$AA$11]; [.$AA$11]/[.$AB$11]; IF([.R2]=[.$AA$12]; [.$AA$12]/[.$AB$12]; IF([.R2]=[.$AA$13]; [.$AA$13]/[.$AB$13]; IF([.R2]=[.$AA$14]; [.$AA$14]/[.$AB$14]; IF([.R2]=[.$AA$15]; [.$AA$15]/[.$AB$15]; 0)))))+IF([.R2]=[.$AA$11]; [.$AA$11]/[.$AB$11]; IF([.S2]=[.$AA$12]; [.$AA$12]/[.$AB$12]; IF([.S2]=[.$AA$13]; [.$AA$13]/[.$AB$13]; IF([.S2]=[.$AA$14]; [.$AA$14]/[.$AB$14]; IF([.S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[.S3]" office:value-type="float" office:value="-96" calcext:value-type="float">
            <text:p>-96</text:p>
          </table:table-cell>
          <table:table-cell table:style-name="ce11" table:formula="of:=IF([.S2]=[.$AA$11]; [.$AA$11]/[.$AB$11]; IF([.S2]=[.$AA$12]; [.$AA$12]/[.$AB$12]; IF([.S2]=[.$AA$13]; [.$AA$13]/[.$AB$13]; IF([.S2]=[.$AA$14]; [.$AA$14]/[.$AB$14]; IF([.S2]=[.$AA$15]; [.$AA$15]/[.$AB$15]; 0)))))+IF([.S2]=[.$AA$11]; [.$AA$11]/[.$AB$11]; IF([.T2]=[.$AA$12]; [.$AA$12]/[.$AB$12]; IF([.T2]=[.$AA$13]; [.$AA$13]/[.$AB$13]; IF([.T2]=[.$AA$14]; [.$AA$14]/[.$AB$14]; IF([.T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[.T3]" office:value-type="float" office:value="-96" calcext:value-type="float">
            <text:p>-96</text:p>
          </table:table-cell>
          <table:table-cell table:style-name="ce11" table:formula="of:=IF([.T2]=[.$AA$11]; [.$AA$11]/[.$AB$11]; IF([.T2]=[.$AA$12]; [.$AA$12]/[.$AB$12]; IF([.T2]=[.$AA$13]; [.$AA$13]/[.$AB$13]; IF([.T2]=[.$AA$14]; [.$AA$14]/[.$AB$14]; IF([.T2]=[.$AA$15]; [.$AA$15]/[.$AB$15]; 0)))))+IF([.T2]=[.$AA$11]; [.$AA$11]/[.$AB$11]; IF([.U2]=[.$AA$12]; [.$AA$12]/[.$AB$12]; IF([.U2]=[.$AA$13]; [.$AA$13]/[.$AB$13]; IF([.U2]=[.$AA$14]; [.$AA$14]/[.$AB$14]; IF([.U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[.U3]" office:value-type="float" office:value="-96" calcext:value-type="float">
            <text:p>-96</text:p>
          </table:table-cell>
          <table:table-cell table:style-name="ce11" table:formula="of:=IF([.U2]=[.$AA$11]; [.$AA$11]/[.$AB$11]; IF([.U2]=[.$AA$12]; [.$AA$12]/[.$AB$12]; IF([.U2]=[.$AA$13]; [.$AA$13]/[.$AB$13]; IF([.U2]=[.$AA$14]; [.$AA$14]/[.$AB$14]; IF([.U2]=[.$AA$15]; [.$AA$15]/[.$AB$15]; 0)))))+IF([.U2]=[.$AA$11]; [.$AA$11]/[.$AB$11]; IF([.V2]=[.$AA$12]; [.$AA$12]/[.$AB$12]; IF([.V2]=[.$AA$13]; [.$AA$13]/[.$AB$13]; IF([.V2]=[.$AA$14]; [.$AA$14]/[.$AB$14]; IF([.V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[.V3]" office:value-type="float" office:value="-93" calcext:value-type="float">
            <text:p>-93</text:p>
          </table:table-cell>
          <table:table-cell table:style-name="ce11" table:formula="of:=IF([.V2]=[.$AA$11]; [.$AA$11]/[.$AB$11]; IF([.V2]=[.$AA$12]; [.$AA$12]/[.$AB$12]; IF([.V2]=[.$AA$13]; [.$AA$13]/[.$AB$13]; IF([.V2]=[.$AA$14]; [.$AA$14]/[.$AB$14]; IF([.V2]=[.$AA$15]; [.$AA$15]/[.$AB$15]; 0)))))+IF([.V2]=[.$AA$11]; [.$AA$11]/[.$AB$11]; IF([.W2]=[.$AA$12]; [.$AA$12]/[.$AB$12]; IF([.W2]=[.$AA$13]; [.$AA$13]/[.$AB$13]; IF([.W2]=[.$AA$14]; [.$AA$14]/[.$AB$14]; IF([.W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[.W3]" office:value-type="float" office:value="-93" calcext:value-type="float">
            <text:p>-93</text:p>
          </table:table-cell>
          <table:table-cell table:style-name="ce11" table:formula="of:=IF([.W2]=[.$AA$11]; [.$AA$11]/[.$AB$11]; IF([.W2]=[.$AA$12]; [.$AA$12]/[.$AB$12]; IF([.W2]=[.$AA$13]; [.$AA$13]/[.$AB$13]; IF([.W2]=[.$AA$14]; [.$AA$14]/[.$AB$14]; IF([.W2]=[.$AA$15]; [.$AA$15]/[.$AB$15]; 0)))))+IF([.W2]=[.$AA$11]; [.$AA$11]/[.$AB$11]; IF([.X2]=[.$AA$12]; [.$AA$12]/[.$AB$12]; IF([.X2]=[.$AA$13]; [.$AA$13]/[.$AB$13]; IF([.X2]=[.$AA$14]; [.$AA$14]/[.$AB$14]; IF([.X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[.X3]" office:value-type="float" office:value="-81" calcext:value-type="float">
            <text:p>-81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3]-MIN([.$O$11:.$X$17]))/(MAX([.$O$11:.$X$17])-MIN([.$O$11:.$X$17]))*127" office:value-type="float" office:value="57.4840133902351" calcext:value-type="float">
            <text:p>57.4840133902351</text:p>
          </table:table-cell>
          <table:table-cell table:style-name="ce7" table:formula="of:=([.P13]-MIN([.$O$11:.$X$17]))/(MAX([.$O$11:.$X$17])-MIN([.$O$11:.$X$17]))*127" office:value-type="float" office:value="58.4974023649696" calcext:value-type="float">
            <text:p>58.4974023649696</text:p>
          </table:table-cell>
          <table:table-cell table:style-name="ce7" table:formula="of:=([.Q13]-MIN([.$O$11:.$X$17]))/(MAX([.$O$11:.$X$17])-MIN([.$O$11:.$X$17]))*127" office:value-type="float" office:value="42.9916119873525" calcext:value-type="float">
            <text:p>42.9916119873525</text:p>
          </table:table-cell>
          <table:table-cell table:style-name="ce7" table:formula="of:=([.R13]-MIN([.$O$11:.$X$17]))/(MAX([.$O$11:.$X$17])-MIN([.$O$11:.$X$17]))*127" office:value-type="float" office:value="21.9153658185456" calcext:value-type="float">
            <text:p>21.9153658185456</text:p>
          </table:table-cell>
          <table:table-cell table:style-name="ce7" table:formula="of:=([.S13]-MIN([.$O$11:.$X$17]))/(MAX([.$O$11:.$X$17])-MIN([.$O$11:.$X$17]))*127" office:value-type="float" office:value="10.6262137071217" calcext:value-type="float">
            <text:p>10.6262137071217</text:p>
          </table:table-cell>
          <table:table-cell table:style-name="ce7" table:formula="of:=([.T13]-MIN([.$O$11:.$X$17]))/(MAX([.$O$11:.$X$17])-MIN([.$O$11:.$X$17]))*127" office:value-type="float" office:value="11.2902814783819" calcext:value-type="float">
            <text:p>11.2902814783819</text:p>
          </table:table-cell>
          <table:table-cell table:style-name="ce7" table:formula="of:=([.U13]-MIN([.$O$11:.$X$17]))/(MAX([.$O$11:.$X$17])-MIN([.$O$11:.$X$17]))*127" office:value-type="float" office:value="89.6504070002713" calcext:value-type="float">
            <text:p>89.6504070002713</text:p>
          </table:table-cell>
          <table:table-cell table:style-name="ce7" table:formula="of:=([.V13]-MIN([.$O$11:.$X$17]))/(MAX([.$O$11:.$X$17])-MIN([.$O$11:.$X$17]))*127" office:value-type="float" office:value="84.9377964916064" calcext:value-type="float">
            <text:p>84.9377964916064</text:p>
          </table:table-cell>
          <table:table-cell table:style-name="ce7" table:formula="of:=([.W13]-MIN([.$O$11:.$X$17]))/(MAX([.$O$11:.$X$17])-MIN([.$O$11:.$X$17]))*127" office:value-type="float" office:value="81.4152903360247" calcext:value-type="float">
            <text:p>81.4152903360247</text:p>
          </table:table-cell>
          <table:table-cell table:style-name="ce7" table:formula="of:=([.X13]-MIN([.$O$11:.$X$17]))/(MAX([.$O$11:.$X$17])-MIN([.$O$11:.$X$17]))*127" office:value-type="float" office:value="40.725141463207" calcext:value-type="float">
            <text:p>40.725141463207</text:p>
          </table:table-cell>
          <table:table-cell table:number-columns-repeated="2"/>
          <table:table-cell table:style-name="ce11" table:formula="of:=([.N4]+[.N5]+[.O5]+[.P5]+[.P4]+[.P3]+[.O3]+[.N3])/2 + [.O4]" office:value-type="float" office:value="-193" calcext:value-type="float">
            <text:p>-193</text:p>
          </table:table-cell>
          <table:table-cell table:style-name="ce11" table:formula="of:=([.O4]+[.O5]+[.P5]+[.Q5]+[.Q4]+[.Q3]+[.P3]+[.O3])/2 + [.P4]" office:value-type="float" office:value="-289" calcext:value-type="float">
            <text:p>-289</text:p>
          </table:table-cell>
          <table:table-cell table:style-name="ce11" table:formula="of:=([.P4]+[.P5]+[.Q5]+[.R5]+[.R4]+[.R3]+[.Q3]+[.P3])/2 + [.Q4]" office:value-type="float" office:value="-320" calcext:value-type="float">
            <text:p>-320</text:p>
          </table:table-cell>
          <table:table-cell table:style-name="ce11" table:formula="of:=([.Q4]+[.Q5]+[.R5]+[.S5]+[.S4]+[.S3]+[.R3]+[.Q3])/2 + [.R4]" office:value-type="float" office:value="-320" calcext:value-type="float">
            <text:p>-320</text:p>
          </table:table-cell>
          <table:table-cell table:style-name="ce11" table:formula="of:=([.R4]+[.R5]+[.S5]+[.T5]+[.T4]+[.T3]+[.S3]+[.R3])/2 + [.S4]" office:value-type="float" office:value="-320" calcext:value-type="float">
            <text:p>-320</text:p>
          </table:table-cell>
          <table:table-cell table:style-name="ce11" table:formula="of:=([.S4]+[.S5]+[.T5]+[.U5]+[.U4]+[.U3]+[.T3]+[.S3])/2 + [.T4]" office:value-type="float" office:value="-320" calcext:value-type="float">
            <text:p>-320</text:p>
          </table:table-cell>
          <table:table-cell table:style-name="ce11" table:formula="of:=([.T4]+[.T5]+[.U5]+[.V5]+[.V4]+[.V3]+[.U3]+[.T3])/2 + [.U4]" office:value-type="float" office:value="-289" calcext:value-type="float">
            <text:p>-289</text:p>
          </table:table-cell>
          <table:table-cell table:style-name="ce11" table:formula="of:=([.U4]+[.U5]+[.V5]+[.W5]+[.W4]+[.W3]+[.V3]+[.U3])/2 + [.V4]" office:value-type="float" office:value="-258" calcext:value-type="float">
            <text:p>-258</text:p>
          </table:table-cell>
          <table:table-cell table:style-name="ce11" table:formula="of:=([.V4]+[.V5]+[.W5]+[.X5]+[.X4]+[.X3]+[.W3]+[.V3])/2 + [.W4]" office:value-type="float" office:value="-227" calcext:value-type="float">
            <text:p>-227</text:p>
          </table:table-cell>
          <table:table-cell table:style-name="ce11" table:formula="of:=([.W4]+[.W5]+[.X5]+[.Y5]+[.Y4]+[.Y3]+[.X3]+[.W3])/2 + [.X4]" office:value-type="float" office:value="-193" calcext:value-type="float">
            <text:p>-193</text:p>
          </table:table-cell>
          <table:table-cell/>
          <table:table-cell table:style-name="ce11" table:formula="of:=IF([.N3]=[.$AA$11]; [.$AA$11]/[.$AB$11]; IF([.N3]=[.$AA$12]; [.$AA$12]/[.$AB$12]; IF([.N3]=[.$AA$13]; [.$AA$13]/[.$AB$13]; IF([.N3]=[.$AA$14]; [.$AA$14]/[.$AB$14]; IF([.N3]=[.$AA$15]; [.$AA$15]/[.$AB$15]; 0)))))+IF([.N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[.O4]" office:value-type="float" office:value="-77" calcext:value-type="float">
            <text:p>-77</text:p>
          </table:table-cell>
          <table:table-cell table:style-name="ce11" table:formula="of:=IF([.O3]=[.$AA$11]; [.$AA$11]/[.$AB$11]; IF([.O3]=[.$AA$12]; [.$AA$12]/[.$AB$12]; IF([.O3]=[.$AA$13]; [.$AA$13]/[.$AB$13]; IF([.O3]=[.$AA$14]; [.$AA$14]/[.$AB$14]; IF([.O3]=[.$AA$15]; [.$AA$15]/[.$AB$15]; 0)))))+IF([.O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[.P4]" office:value-type="float" office:value="-93" calcext:value-type="float">
            <text:p>-93</text:p>
          </table:table-cell>
          <table:table-cell table:style-name="ce11" table:formula="of:=IF([.P3]=[.$AA$11]; [.$AA$11]/[.$AB$11]; IF([.P3]=[.$AA$12]; [.$AA$12]/[.$AB$12]; IF([.P3]=[.$AA$13]; [.$AA$13]/[.$AB$13]; IF([.P3]=[.$AA$14]; [.$AA$14]/[.$AB$14]; IF([.P3]=[.$AA$15]; [.$AA$15]/[.$AB$15]; 0)))))+IF([.P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[.Q4]" office:value-type="float" office:value="-96" calcext:value-type="float">
            <text:p>-96</text:p>
          </table:table-cell>
          <table:table-cell table:style-name="ce11" table:formula="of:=IF([.Q3]=[.$AA$11]; [.$AA$11]/[.$AB$11]; IF([.Q3]=[.$AA$12]; [.$AA$12]/[.$AB$12]; IF([.Q3]=[.$AA$13]; [.$AA$13]/[.$AB$13]; IF([.Q3]=[.$AA$14]; [.$AA$14]/[.$AB$14]; IF([.Q3]=[.$AA$15]; [.$AA$15]/[.$AB$15]; 0)))))+IF([.Q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[.R4]" office:value-type="float" office:value="-96" calcext:value-type="float">
            <text:p>-96</text:p>
          </table:table-cell>
          <table:table-cell table:style-name="ce11" table:formula="of:=IF([.R3]=[.$AA$11]; [.$AA$11]/[.$AB$11]; IF([.R3]=[.$AA$12]; [.$AA$12]/[.$AB$12]; IF([.R3]=[.$AA$13]; [.$AA$13]/[.$AB$13]; IF([.R3]=[.$AA$14]; [.$AA$14]/[.$AB$14]; IF([.R3]=[.$AA$15]; [.$AA$15]/[.$AB$15]; 0)))))+IF([.R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[.S4]" office:value-type="float" office:value="-96" calcext:value-type="float">
            <text:p>-96</text:p>
          </table:table-cell>
          <table:table-cell table:style-name="ce11" table:formula="of:=IF([.S3]=[.$AA$11]; [.$AA$11]/[.$AB$11]; IF([.S3]=[.$AA$12]; [.$AA$12]/[.$AB$12]; IF([.S3]=[.$AA$13]; [.$AA$13]/[.$AB$13]; IF([.S3]=[.$AA$14]; [.$AA$14]/[.$AB$14]; IF([.S3]=[.$AA$15]; [.$AA$15]/[.$AB$15]; 0)))))+IF([.S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[.T4]" office:value-type="float" office:value="-96" calcext:value-type="float">
            <text:p>-96</text:p>
          </table:table-cell>
          <table:table-cell table:style-name="ce11" table:formula="of:=IF([.T3]=[.$AA$11]; [.$AA$11]/[.$AB$11]; IF([.T3]=[.$AA$12]; [.$AA$12]/[.$AB$12]; IF([.T3]=[.$AA$13]; [.$AA$13]/[.$AB$13]; IF([.T3]=[.$AA$14]; [.$AA$14]/[.$AB$14]; IF([.T3]=[.$AA$15]; [.$AA$15]/[.$AB$15]; 0)))))+IF([.T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[.U4]" office:value-type="float" office:value="-93" calcext:value-type="float">
            <text:p>-93</text:p>
          </table:table-cell>
          <table:table-cell table:style-name="ce11" table:formula="of:=IF([.U3]=[.$AA$11]; [.$AA$11]/[.$AB$11]; IF([.U3]=[.$AA$12]; [.$AA$12]/[.$AB$12]; IF([.U3]=[.$AA$13]; [.$AA$13]/[.$AB$13]; IF([.U3]=[.$AA$14]; [.$AA$14]/[.$AB$14]; IF([.U3]=[.$AA$15]; [.$AA$15]/[.$AB$15]; 0)))))+IF([.U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[.V4]" office:value-type="float" office:value="-90" calcext:value-type="float">
            <text:p>-90</text:p>
          </table:table-cell>
          <table:table-cell table:style-name="ce11" table:formula="of:=IF([.V3]=[.$AA$11]; [.$AA$11]/[.$AB$11]; IF([.V3]=[.$AA$12]; [.$AA$12]/[.$AB$12]; IF([.V3]=[.$AA$13]; [.$AA$13]/[.$AB$13]; IF([.V3]=[.$AA$14]; [.$AA$14]/[.$AB$14]; IF([.V3]=[.$AA$15]; [.$AA$15]/[.$AB$15]; 0)))))+IF([.V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[.W4]" office:value-type="float" office:value="-31" calcext:value-type="float">
            <text:p>-31</text:p>
          </table:table-cell>
          <table:table-cell table:style-name="ce11" table:formula="of:=IF([.W3]=[.$AA$11]; [.$AA$11]/[.$AB$11]; IF([.W3]=[.$AA$12]; [.$AA$12]/[.$AB$12]; IF([.W3]=[.$AA$13]; [.$AA$13]/[.$AB$13]; IF([.W3]=[.$AA$14]; [.$AA$14]/[.$AB$14]; IF([.W3]=[.$AA$15]; [.$AA$15]/[.$AB$15]; 0)))))+IF([.W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[.X4]" office:value-type="float" office:value="-81" calcext:value-type="float">
            <text:p>-81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4]-MIN([.$O$11:.$X$17]))/(MAX([.$O$11:.$X$17])-MIN([.$O$11:.$X$17]))*127" office:value-type="float" office:value="98.0455833902603" calcext:value-type="float">
            <text:p>98.0455833902603</text:p>
          </table:table-cell>
          <table:table-cell table:style-name="ce7" table:formula="of:=([.P14]-MIN([.$O$11:.$X$17]))/(MAX([.$O$11:.$X$17])-MIN([.$O$11:.$X$17]))*127" office:value-type="float" office:value="94.0253215849481" calcext:value-type="float">
            <text:p>94.0253215849481</text:p>
          </table:table-cell>
          <table:table-cell table:style-name="ce7" table:formula="of:=([.Q14]-MIN([.$O$11:.$X$17]))/(MAX([.$O$11:.$X$17])-MIN([.$O$11:.$X$17]))*127" office:value-type="float" office:value="46.1748794870438" calcext:value-type="float">
            <text:p>46.1748794870438</text:p>
          </table:table-cell>
          <table:table-cell table:style-name="ce7" table:formula="of:=([.R14]-MIN([.$O$11:.$X$17]))/(MAX([.$O$11:.$X$17])-MIN([.$O$11:.$X$17]))*127" office:value-type="float" office:value="21.2512980472854" calcext:value-type="float">
            <text:p>21.2512980472854</text:p>
          </table:table-cell>
          <table:table-cell table:style-name="ce7" table:formula="of:=([.S14]-MIN([.$O$11:.$X$17]))/(MAX([.$O$11:.$X$17])-MIN([.$O$11:.$X$17]))*127" office:value-type="float" office:value="5.66151656008087" calcext:value-type="float">
            <text:p>5.66151656008087</text:p>
          </table:table-cell>
          <table:table-cell table:style-name="ce7" table:formula="of:=([.T14]-MIN([.$O$11:.$X$17]))/(MAX([.$O$11:.$X$17])-MIN([.$O$11:.$X$17]))*127" office:value-type="float" office:value="47.383666443946" calcext:value-type="float">
            <text:p>47.383666443946</text:p>
          </table:table-cell>
          <table:table-cell table:style-name="ce7" table:formula="of:=([.U14]-MIN([.$O$11:.$X$17]))/(MAX([.$O$11:.$X$17])-MIN([.$O$11:.$X$17]))*127" office:value-type="float" office:value="48.6650071241062" calcext:value-type="float">
            <text:p>48.6650071241062</text:p>
          </table:table-cell>
          <table:table-cell table:style-name="ce7" table:formula="of:=([.V14]-MIN([.$O$11:.$X$17]))/(MAX([.$O$11:.$X$17])-MIN([.$O$11:.$X$17]))*127" office:value-type="float" office:value="65.7776786674166" calcext:value-type="float">
            <text:p>65.7776786674166</text:p>
          </table:table-cell>
          <table:table-cell table:style-name="ce7" table:formula="of:=([.W14]-MIN([.$O$11:.$X$17]))/(MAX([.$O$11:.$X$17])-MIN([.$O$11:.$X$17]))*127" office:value-type="float" office:value="38.770669918653" calcext:value-type="float">
            <text:p>38.770669918653</text:p>
          </table:table-cell>
          <table:table-cell table:style-name="ce7" table:formula="of:=([.X14]-MIN([.$O$11:.$X$17]))/(MAX([.$O$11:.$X$17])-MIN([.$O$11:.$X$17]))*127" office:value-type="float" office:value="30.3199207725943" calcext:value-type="float">
            <text:p>30.3199207725943</text:p>
          </table:table-cell>
          <table:table-cell table:number-columns-repeated="2"/>
          <table:table-cell table:style-name="ce11" table:formula="of:=([.N5]+[.N6]+[.O6]+[.P6]+[.P5]+[.P4]+[.O4]+[.N4])/2 + [.O5]" office:value-type="float" office:value="-100" calcext:value-type="float">
            <text:p>-100</text:p>
          </table:table-cell>
          <table:table-cell table:style-name="ce11" table:formula="of:=([.O5]+[.O6]+[.P6]+[.Q6]+[.Q5]+[.Q4]+[.P4]+[.O4])/2 + [.P5]" office:value-type="float" office:value="-227" calcext:value-type="float">
            <text:p>-227</text:p>
          </table:table-cell>
          <table:table-cell table:style-name="ce11" table:formula="of:=([.P5]+[.P6]+[.Q6]+[.R6]+[.R5]+[.R4]+[.Q4]+[.P4])/2 + [.Q5]" office:value-type="float" office:value="-289" calcext:value-type="float">
            <text:p>-289</text:p>
          </table:table-cell>
          <table:table-cell table:style-name="ce11" table:formula="of:=([.Q5]+[.Q6]+[.R6]+[.S6]+[.S5]+[.S4]+[.R4]+[.Q4])/2 + [.R5]" office:value-type="float" office:value="-320" calcext:value-type="float">
            <text:p>-320</text:p>
          </table:table-cell>
          <table:table-cell table:style-name="ce11" table:formula="of:=([.R5]+[.R6]+[.S6]+[.T6]+[.T5]+[.T4]+[.S4]+[.R4])/2 + [.S5]" office:value-type="float" office:value="-320" calcext:value-type="float">
            <text:p>-320</text:p>
          </table:table-cell>
          <table:table-cell table:style-name="ce11" table:formula="of:=([.S5]+[.S6]+[.T6]+[.U6]+[.U5]+[.U4]+[.T4]+[.S4])/2 + [.T5]" office:value-type="float" office:value="-289" calcext:value-type="float">
            <text:p>-289</text:p>
          </table:table-cell>
          <table:table-cell table:style-name="ce11" table:formula="of:=([.T5]+[.T6]+[.U6]+[.V6]+[.V5]+[.V4]+[.U4]+[.T4])/2 + [.U5]" office:value-type="float" office:value="-258" calcext:value-type="float">
            <text:p>-258</text:p>
          </table:table-cell>
          <table:table-cell table:style-name="ce11" table:formula="of:=([.U5]+[.U6]+[.V6]+[.W6]+[.W5]+[.W4]+[.V4]+[.U4])/2 + [.V5]" office:value-type="float" office:value="-196" calcext:value-type="float">
            <text:p>-196</text:p>
          </table:table-cell>
          <table:table-cell table:style-name="ce11" table:formula="of:=([.V5]+[.V6]+[.W6]+[.X6]+[.X5]+[.X4]+[.W4]+[.V4])/2 + [.W5]" office:value-type="float" office:value="-258" calcext:value-type="float">
            <text:p>-258</text:p>
          </table:table-cell>
          <table:table-cell table:style-name="ce11" table:formula="of:=([.W5]+[.W6]+[.X6]+[.Y6]+[.Y5]+[.Y4]+[.X4]+[.W4])/2 + [.X5]" office:value-type="float" office:value="-193" calcext:value-type="float">
            <text:p>-193</text:p>
          </table:table-cell>
          <table:table-cell/>
          <table:table-cell table:style-name="ce11" table:formula="of:=IF([.N4]=[.$AA$11]; [.$AA$11]/[.$AB$11]; IF([.N4]=[.$AA$12]; [.$AA$12]/[.$AB$12]; IF([.N4]=[.$AA$13]; [.$AA$13]/[.$AB$13]; IF([.N4]=[.$AA$14]; [.$AA$14]/[.$AB$14]; IF([.N4]=[.$AA$15]; [.$AA$15]/[.$AB$15]; 0)))))+IF([.N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[.O5]" office:value-type="float" office:value="-12" calcext:value-type="float">
            <text:p>-12</text:p>
          </table:table-cell>
          <table:table-cell table:style-name="ce11" table:formula="of:=IF([.O4]=[.$AA$11]; [.$AA$11]/[.$AB$11]; IF([.O4]=[.$AA$12]; [.$AA$12]/[.$AB$12]; IF([.O4]=[.$AA$13]; [.$AA$13]/[.$AB$13]; IF([.O4]=[.$AA$14]; [.$AA$14]/[.$AB$14]; IF([.O4]=[.$AA$15]; [.$AA$15]/[.$AB$15]; 0)))))+IF([.O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[.P5]" office:value-type="float" office:value="-87" calcext:value-type="float">
            <text:p>-87</text:p>
          </table:table-cell>
          <table:table-cell table:style-name="ce11" table:formula="of:=IF([.P4]=[.$AA$11]; [.$AA$11]/[.$AB$11]; IF([.P4]=[.$AA$12]; [.$AA$12]/[.$AB$12]; IF([.P4]=[.$AA$13]; [.$AA$13]/[.$AB$13]; IF([.P4]=[.$AA$14]; [.$AA$14]/[.$AB$14]; IF([.P4]=[.$AA$15]; [.$AA$15]/[.$AB$15]; 0)))))+IF([.P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[.Q5]" office:value-type="float" office:value="-93" calcext:value-type="float">
            <text:p>-93</text:p>
          </table:table-cell>
          <table:table-cell table:style-name="ce11" table:formula="of:=IF([.Q4]=[.$AA$11]; [.$AA$11]/[.$AB$11]; IF([.Q4]=[.$AA$12]; [.$AA$12]/[.$AB$12]; IF([.Q4]=[.$AA$13]; [.$AA$13]/[.$AB$13]; IF([.Q4]=[.$AA$14]; [.$AA$14]/[.$AB$14]; IF([.Q4]=[.$AA$15]; [.$AA$15]/[.$AB$15]; 0)))))+IF([.Q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[.R5]" office:value-type="float" office:value="-96" calcext:value-type="float">
            <text:p>-96</text:p>
          </table:table-cell>
          <table:table-cell table:style-name="ce11" table:formula="of:=IF([.R4]=[.$AA$11]; [.$AA$11]/[.$AB$11]; IF([.R4]=[.$AA$12]; [.$AA$12]/[.$AB$12]; IF([.R4]=[.$AA$13]; [.$AA$13]/[.$AB$13]; IF([.R4]=[.$AA$14]; [.$AA$14]/[.$AB$14]; IF([.R4]=[.$AA$15]; [.$AA$15]/[.$AB$15]; 0)))))+IF([.R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[.S5]" office:value-type="float" office:value="-96" calcext:value-type="float">
            <text:p>-96</text:p>
          </table:table-cell>
          <table:table-cell table:style-name="ce11" table:formula="of:=IF([.S4]=[.$AA$11]; [.$AA$11]/[.$AB$11]; IF([.S4]=[.$AA$12]; [.$AA$12]/[.$AB$12]; IF([.S4]=[.$AA$13]; [.$AA$13]/[.$AB$13]; IF([.S4]=[.$AA$14]; [.$AA$14]/[.$AB$14]; IF([.S4]=[.$AA$15]; [.$AA$15]/[.$AB$15]; 0)))))+IF([.S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[.T5]" office:value-type="float" office:value="-93" calcext:value-type="float">
            <text:p>-93</text:p>
          </table:table-cell>
          <table:table-cell table:style-name="ce11" table:formula="of:=IF([.T4]=[.$AA$11]; [.$AA$11]/[.$AB$11]; IF([.T4]=[.$AA$12]; [.$AA$12]/[.$AB$12]; IF([.T4]=[.$AA$13]; [.$AA$13]/[.$AB$13]; IF([.T4]=[.$AA$14]; [.$AA$14]/[.$AB$14]; IF([.T4]=[.$AA$15]; [.$AA$15]/[.$AB$15]; 0)))))+IF([.T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[.U5]" office:value-type="float" office:value="-90" calcext:value-type="float">
            <text:p>-90</text:p>
          </table:table-cell>
          <table:table-cell table:style-name="ce11" table:formula="of:=IF([.U4]=[.$AA$11]; [.$AA$11]/[.$AB$11]; IF([.U4]=[.$AA$12]; [.$AA$12]/[.$AB$12]; IF([.U4]=[.$AA$13]; [.$AA$13]/[.$AB$13]; IF([.U4]=[.$AA$14]; [.$AA$14]/[.$AB$14]; IF([.U4]=[.$AA$15]; [.$AA$15]/[.$AB$15]; 0)))))+IF([.U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[.V5]" office:value-type="float" office:value="-28" calcext:value-type="float">
            <text:p>-28</text:p>
          </table:table-cell>
          <table:table-cell table:style-name="ce11" table:formula="of:=IF([.V4]=[.$AA$11]; [.$AA$11]/[.$AB$11]; IF([.V4]=[.$AA$12]; [.$AA$12]/[.$AB$12]; IF([.V4]=[.$AA$13]; [.$AA$13]/[.$AB$13]; IF([.V4]=[.$AA$14]; [.$AA$14]/[.$AB$14]; IF([.V4]=[.$AA$15]; [.$AA$15]/[.$AB$15]; 0)))))+IF([.V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[.W5]" office:value-type="float" office:value="-93" calcext:value-type="float">
            <text:p>-93</text:p>
          </table:table-cell>
          <table:table-cell table:style-name="ce11" table:formula="of:=IF([.W4]=[.$AA$11]; [.$AA$11]/[.$AB$11]; IF([.W4]=[.$AA$12]; [.$AA$12]/[.$AB$12]; IF([.W4]=[.$AA$13]; [.$AA$13]/[.$AB$13]; IF([.W4]=[.$AA$14]; [.$AA$14]/[.$AB$14]; IF([.W4]=[.$AA$15]; [.$AA$15]/[.$AB$15]; 0)))))+IF([.W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[.X5]" office:value-type="float" office:value="-77" calcext:value-type="float">
            <text:p>-77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5]-MIN([.$O$11:.$X$17]))/(MAX([.$O$11:.$X$17])-MIN([.$O$11:.$X$17]))*127" office:value-type="float" office:value="113.023763760155" calcext:value-type="float">
            <text:p>113.023763760155</text:p>
          </table:table-cell>
          <table:table-cell table:style-name="ce7" table:formula="of:=([.P15]-MIN([.$O$11:.$X$17]))/(MAX([.$O$11:.$X$17])-MIN([.$O$11:.$X$17]))*127" office:value-type="float" office:value="127" calcext:value-type="float">
            <text:p>127</text:p>
          </table:table-cell>
          <table:table-cell table:style-name="ce7" table:formula="of:=([.Q15]-MIN([.$O$11:.$X$17]))/(MAX([.$O$11:.$X$17])-MIN([.$O$11:.$X$17]))*127" office:value-type="float" office:value="33.8773972006068" calcext:value-type="float">
            <text:p>33.8773972006068</text:p>
          </table:table-cell>
          <table:table-cell table:style-name="ce7" table:formula="of:=([.R15]-MIN([.$O$11:.$X$17]))/(MAX([.$O$11:.$X$17])-MIN([.$O$11:.$X$17]))*127" office:value-type="float" office:value="37.2890202620854" calcext:value-type="float">
            <text:p>37.2890202620854</text:p>
          </table:table-cell>
          <table:table-cell table:style-name="ce7" table:formula="of:=([.S15]-MIN([.$O$11:.$X$17]))/(MAX([.$O$11:.$X$17])-MIN([.$O$11:.$X$17]))*127" office:value-type="float" office:value="13.6039364204704" calcext:value-type="float">
            <text:p>13.6039364204704</text:p>
          </table:table-cell>
          <table:table-cell table:style-name="ce7" table:formula="of:=([.T15]-MIN([.$O$11:.$X$17]))/(MAX([.$O$11:.$X$17])-MIN([.$O$11:.$X$17]))*127" office:value-type="float" office:value="47.0522711081885" calcext:value-type="float">
            <text:p>47.0522711081885</text:p>
          </table:table-cell>
          <table:table-cell table:style-name="ce7" table:formula="of:=([.U15]-MIN([.$O$11:.$X$17]))/(MAX([.$O$11:.$X$17])-MIN([.$O$11:.$X$17]))*127" office:value-type="float" office:value="67.9485902446007" calcext:value-type="float">
            <text:p>67.9485902446007</text:p>
          </table:table-cell>
          <table:table-cell table:style-name="ce7" table:formula="of:=([.V15]-MIN([.$O$11:.$X$17]))/(MAX([.$O$11:.$X$17])-MIN([.$O$11:.$X$17]))*127" office:value-type="float" office:value="45.5692344783435" calcext:value-type="float">
            <text:p>45.5692344783435</text:p>
          </table:table-cell>
          <table:table-cell table:style-name="ce7" table:formula="of:=([.W15]-MIN([.$O$11:.$X$17]))/(MAX([.$O$11:.$X$17])-MIN([.$O$11:.$X$17]))*127" office:value-type="float" office:value="35.5894176510171" calcext:value-type="float">
            <text:p>35.5894176510171</text:p>
          </table:table-cell>
          <table:table-cell table:style-name="ce7" table:formula="of:=([.X15]-MIN([.$O$11:.$X$17]))/(MAX([.$O$11:.$X$17])-MIN([.$O$11:.$X$17]))*127" office:value-type="float" office:value="29.5052188986867" calcext:value-type="float">
            <text:p>29.5052188986867</text:p>
          </table:table-cell>
          <table:table-cell table:number-columns-repeated="2"/>
          <table:table-cell table:style-name="ce11" table:formula="of:=([.N6]+[.N7]+[.O7]+[.P7]+[.P6]+[.P5]+[.O5]+[.N5])/2 + [.O6]" office:value-type="float" office:value="-69" calcext:value-type="float">
            <text:p>-69</text:p>
          </table:table-cell>
          <table:table-cell table:style-name="ce11" table:formula="of:=([.O6]+[.O7]+[.P7]+[.Q7]+[.Q6]+[.Q5]+[.P5]+[.O5])/2 + [.P6]" office:value-type="float" office:value="-134" calcext:value-type="float">
            <text:p>-134</text:p>
          </table:table-cell>
          <table:table-cell table:style-name="ce11" table:formula="of:=([.P6]+[.P7]+[.Q7]+[.R7]+[.R6]+[.R5]+[.Q5]+[.P5])/2 + [.Q6]" office:value-type="float" office:value="-227" calcext:value-type="float">
            <text:p>-227</text:p>
          </table:table-cell>
          <table:table-cell table:style-name="ce11" table:formula="of:=([.Q6]+[.Q7]+[.R7]+[.S7]+[.S6]+[.S5]+[.R5]+[.Q5])/2 + [.R6]" office:value-type="float" office:value="-289" calcext:value-type="float">
            <text:p>-289</text:p>
          </table:table-cell>
          <table:table-cell table:style-name="ce11" table:formula="of:=([.R6]+[.R7]+[.S7]+[.T7]+[.T6]+[.T5]+[.S5]+[.R5])/2 + [.S6]" office:value-type="float" office:value="-289" calcext:value-type="float">
            <text:p>-289</text:p>
          </table:table-cell>
          <table:table-cell table:style-name="ce11" table:formula="of:=([.S6]+[.S7]+[.T7]+[.U7]+[.U6]+[.U5]+[.T5]+[.S5])/2 + [.T6]" office:value-type="float" office:value="-258" calcext:value-type="float">
            <text:p>-258</text:p>
          </table:table-cell>
          <table:table-cell table:style-name="ce11" table:formula="of:=([.T6]+[.T7]+[.U7]+[.V7]+[.V6]+[.V5]+[.U5]+[.T5])/2 + [.U6]" office:value-type="float" office:value="-196" calcext:value-type="float">
            <text:p>-196</text:p>
          </table:table-cell>
          <table:table-cell table:style-name="ce11" table:formula="of:=([.U6]+[.U7]+[.V7]+[.W7]+[.W6]+[.W5]+[.V5]+[.U5])/2 + [.V6]" office:value-type="float" office:value="-258" calcext:value-type="float">
            <text:p>-258</text:p>
          </table:table-cell>
          <table:table-cell table:style-name="ce11" table:formula="of:=([.V6]+[.V7]+[.W7]+[.X7]+[.X6]+[.X5]+[.W5]+[.V5])/2 + [.W6]" office:value-type="float" office:value="-289" calcext:value-type="float">
            <text:p>-289</text:p>
          </table:table-cell>
          <table:table-cell table:style-name="ce11" table:formula="of:=([.W6]+[.W7]+[.X7]+[.Y7]+[.Y6]+[.Y5]+[.X5]+[.W5])/2 + [.X6]" office:value-type="float" office:value="-224" calcext:value-type="float">
            <text:p>-224</text:p>
          </table:table-cell>
          <table:table-cell/>
          <table:table-cell table:style-name="ce11" table:formula="of:=IF([.N5]=[.$AA$11]; [.$AA$11]/[.$AB$11]; IF([.N5]=[.$AA$12]; [.$AA$12]/[.$AB$12]; IF([.N5]=[.$AA$13]; [.$AA$13]/[.$AB$13]; IF([.N5]=[.$AA$14]; [.$AA$14]/[.$AB$14]; IF([.N5]=[.$AA$15]; [.$AA$15]/[.$AB$15]; 0)))))+IF([.N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[.O6]" office:value-type="float" office:value="-13" calcext:value-type="float">
            <text:p>-13</text:p>
          </table:table-cell>
          <table:table-cell table:style-name="ce11" table:formula="of:=IF([.O5]=[.$AA$11]; [.$AA$11]/[.$AB$11]; IF([.O5]=[.$AA$12]; [.$AA$12]/[.$AB$12]; IF([.O5]=[.$AA$13]; [.$AA$13]/[.$AB$13]; IF([.O5]=[.$AA$14]; [.$AA$14]/[.$AB$14]; IF([.O5]=[.$AA$15]; [.$AA$15]/[.$AB$15]; 0)))))+IF([.O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[.P6]" office:value-type="float" office:value="-18" calcext:value-type="float">
            <text:p>-18</text:p>
          </table:table-cell>
          <table:table-cell table:style-name="ce11" table:formula="of:=IF([.P5]=[.$AA$11]; [.$AA$11]/[.$AB$11]; IF([.P5]=[.$AA$12]; [.$AA$12]/[.$AB$12]; IF([.P5]=[.$AA$13]; [.$AA$13]/[.$AB$13]; IF([.P5]=[.$AA$14]; [.$AA$14]/[.$AB$14]; IF([.P5]=[.$AA$15]; [.$AA$15]/[.$AB$15]; 0)))))+IF([.P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[.Q6]" office:value-type="float" office:value="-87" calcext:value-type="float">
            <text:p>-87</text:p>
          </table:table-cell>
          <table:table-cell table:style-name="ce11" table:formula="of:=IF([.Q5]=[.$AA$11]; [.$AA$11]/[.$AB$11]; IF([.Q5]=[.$AA$12]; [.$AA$12]/[.$AB$12]; IF([.Q5]=[.$AA$13]; [.$AA$13]/[.$AB$13]; IF([.Q5]=[.$AA$14]; [.$AA$14]/[.$AB$14]; IF([.Q5]=[.$AA$15]; [.$AA$15]/[.$AB$15]; 0)))))+IF([.Q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[.R6]" office:value-type="float" office:value="-93" calcext:value-type="float">
            <text:p>-93</text:p>
          </table:table-cell>
          <table:table-cell table:style-name="ce11" table:formula="of:=IF([.R5]=[.$AA$11]; [.$AA$11]/[.$AB$11]; IF([.R5]=[.$AA$12]; [.$AA$12]/[.$AB$12]; IF([.R5]=[.$AA$13]; [.$AA$13]/[.$AB$13]; IF([.R5]=[.$AA$14]; [.$AA$14]/[.$AB$14]; IF([.R5]=[.$AA$15]; [.$AA$15]/[.$AB$15]; 0)))))+IF([.R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[.S6]" office:value-type="float" office:value="-93" calcext:value-type="float">
            <text:p>-93</text:p>
          </table:table-cell>
          <table:table-cell table:style-name="ce11" table:formula="of:=IF([.S5]=[.$AA$11]; [.$AA$11]/[.$AB$11]; IF([.S5]=[.$AA$12]; [.$AA$12]/[.$AB$12]; IF([.S5]=[.$AA$13]; [.$AA$13]/[.$AB$13]; IF([.S5]=[.$AA$14]; [.$AA$14]/[.$AB$14]; IF([.S5]=[.$AA$15]; [.$AA$15]/[.$AB$15]; 0)))))+IF([.S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[.T6]" office:value-type="float" office:value="-90" calcext:value-type="float">
            <text:p>-90</text:p>
          </table:table-cell>
          <table:table-cell table:style-name="ce11" table:formula="of:=IF([.T5]=[.$AA$11]; [.$AA$11]/[.$AB$11]; IF([.T5]=[.$AA$12]; [.$AA$12]/[.$AB$12]; IF([.T5]=[.$AA$13]; [.$AA$13]/[.$AB$13]; IF([.T5]=[.$AA$14]; [.$AA$14]/[.$AB$14]; IF([.T5]=[.$AA$15]; [.$AA$15]/[.$AB$15]; 0)))))+IF([.T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[.U6]" office:value-type="float" office:value="-28" calcext:value-type="float">
            <text:p>-28</text:p>
          </table:table-cell>
          <table:table-cell table:style-name="ce11" table:formula="of:=IF([.U5]=[.$AA$11]; [.$AA$11]/[.$AB$11]; IF([.U5]=[.$AA$12]; [.$AA$12]/[.$AB$12]; IF([.U5]=[.$AA$13]; [.$AA$13]/[.$AB$13]; IF([.U5]=[.$AA$14]; [.$AA$14]/[.$AB$14]; IF([.U5]=[.$AA$15]; [.$AA$15]/[.$AB$15]; 0)))))+IF([.U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[.V6]" office:value-type="float" office:value="-93" calcext:value-type="float">
            <text:p>-93</text:p>
          </table:table-cell>
          <table:table-cell table:style-name="ce11" table:formula="of:=IF([.V5]=[.$AA$11]; [.$AA$11]/[.$AB$11]; IF([.V5]=[.$AA$12]; [.$AA$12]/[.$AB$12]; IF([.V5]=[.$AA$13]; [.$AA$13]/[.$AB$13]; IF([.V5]=[.$AA$14]; [.$AA$14]/[.$AB$14]; IF([.V5]=[.$AA$15]; [.$AA$15]/[.$AB$15]; 0)))))+IF([.V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[.W6]" office:value-type="float" office:value="-89" calcext:value-type="float">
            <text:p>-89</text:p>
          </table:table-cell>
          <table:table-cell table:style-name="ce11" table:formula="of:=IF([.W5]=[.$AA$11]; [.$AA$11]/[.$AB$11]; IF([.W5]=[.$AA$12]; [.$AA$12]/[.$AB$12]; IF([.W5]=[.$AA$13]; [.$AA$13]/[.$AB$13]; IF([.W5]=[.$AA$14]; [.$AA$14]/[.$AB$14]; IF([.W5]=[.$AA$15]; [.$AA$15]/[.$AB$15]; 0)))))+IF([.W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[.X6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6]-MIN([.$O$11:.$X$17]))/(MAX([.$O$11:.$X$17])-MIN([.$O$11:.$X$17]))*127" office:value-type="float" office:value="98.0882414477184" calcext:value-type="float">
            <text:p>98.0882414477184</text:p>
          </table:table-cell>
          <table:table-cell table:style-name="ce7" table:formula="of:=([.P16]-MIN([.$O$11:.$X$17]))/(MAX([.$O$11:.$X$17])-MIN([.$O$11:.$X$17]))*127" office:value-type="float" office:value="118.738903019105" calcext:value-type="float">
            <text:p>118.738903019105</text:p>
          </table:table-cell>
          <table:table-cell table:style-name="ce7" table:formula="of:=([.Q16]-MIN([.$O$11:.$X$17]))/(MAX([.$O$11:.$X$17])-MIN([.$O$11:.$X$17]))*127" office:value-type="float" office:value="51.3110892431063" calcext:value-type="float">
            <text:p>51.3110892431063</text:p>
          </table:table-cell>
          <table:table-cell table:style-name="ce7" table:formula="of:=([.R16]-MIN([.$O$11:.$X$17]))/(MAX([.$O$11:.$X$17])-MIN([.$O$11:.$X$17]))*127" office:value-type="float" office:value="29.6137466393201" calcext:value-type="float">
            <text:p>29.6137466393201</text:p>
          </table:table-cell>
          <table:table-cell table:style-name="ce7" table:formula="of:=([.S16]-MIN([.$O$11:.$X$17]))/(MAX([.$O$11:.$X$17])-MIN([.$O$11:.$X$17]))*127" office:value-type="float" office:value="57.1050942814137" calcext:value-type="float">
            <text:p>57.1050942814137</text:p>
          </table:table-cell>
          <table:table-cell table:style-name="ce7" table:formula="of:=([.T16]-MIN([.$O$11:.$X$17]))/(MAX([.$O$11:.$X$17])-MIN([.$O$11:.$X$17]))*127" office:value-type="float" office:value="72.7439261049824" calcext:value-type="float">
            <text:p>72.7439261049824</text:p>
          </table:table-cell>
          <table:table-cell table:style-name="ce7" table:formula="of:=([.U16]-MIN([.$O$11:.$X$17]))/(MAX([.$O$11:.$X$17])-MIN([.$O$11:.$X$17]))*127" office:value-type="float" office:value="50.1287777771148" calcext:value-type="float">
            <text:p>50.1287777771148</text:p>
          </table:table-cell>
          <table:table-cell table:style-name="ce7" table:formula="of:=([.V16]-MIN([.$O$11:.$X$17]))/(MAX([.$O$11:.$X$17])-MIN([.$O$11:.$X$17]))*127" office:value-type="float" office:value="41.3959483736192" calcext:value-type="float">
            <text:p>41.3959483736192</text:p>
          </table:table-cell>
          <table:table-cell table:style-name="ce7" table:formula="of:=([.W16]-MIN([.$O$11:.$X$17]))/(MAX([.$O$11:.$X$17])-MIN([.$O$11:.$X$17]))*127" office:value-type="float" office:value="28.385965797922" calcext:value-type="float">
            <text:p>28.385965797922</text:p>
          </table:table-cell>
          <table:table-cell table:style-name="ce7" table:formula="of:=([.X16]-MIN([.$O$11:.$X$17]))/(MAX([.$O$11:.$X$17])-MIN([.$O$11:.$X$17]))*127" office:value-type="float" office:value="16.4446387756568" calcext:value-type="float">
            <text:p>16.4446387756568</text:p>
          </table:table-cell>
          <table:table-cell table:number-columns-repeated="2"/>
          <table:table-cell table:style-name="ce11" table:formula="of:=([.N7]+[.N8]+[.O8]+[.P8]+[.P7]+[.P6]+[.O6]+[.N6])/2 + [.O7]" office:value-type="float" office:value="-131" calcext:value-type="float">
            <text:p>-131</text:p>
          </table:table-cell>
          <table:table-cell table:style-name="ce11" table:formula="of:=([.O7]+[.O8]+[.P8]+[.Q8]+[.Q7]+[.Q6]+[.P6]+[.O6])/2 + [.P7]" office:value-type="float" office:value="-165" calcext:value-type="float">
            <text:p>-165</text:p>
          </table:table-cell>
          <table:table-cell table:style-name="ce11" table:formula="of:=([.P7]+[.P8]+[.Q8]+[.R8]+[.R7]+[.R6]+[.Q6]+[.P6])/2 + [.Q7]" office:value-type="float" office:value="-196" calcext:value-type="float">
            <text:p>-196</text:p>
          </table:table-cell>
          <table:table-cell table:style-name="ce11" table:formula="of:=([.Q7]+[.Q8]+[.R8]+[.S8]+[.S7]+[.S6]+[.R6]+[.Q6])/2 + [.R7]" office:value-type="float" office:value="-289" calcext:value-type="float">
            <text:p>-289</text:p>
          </table:table-cell>
          <table:table-cell table:style-name="ce11" table:formula="of:=([.R7]+[.R8]+[.S8]+[.T8]+[.T7]+[.T6]+[.S6]+[.R6])/2 + [.S7]" office:value-type="float" office:value="-258" calcext:value-type="float">
            <text:p>-258</text:p>
          </table:table-cell>
          <table:table-cell table:style-name="ce11" table:formula="of:=([.S7]+[.S8]+[.T8]+[.U8]+[.U7]+[.U6]+[.T6]+[.S6])/2 + [.T7]" office:value-type="float" office:value="-196" calcext:value-type="float">
            <text:p>-196</text:p>
          </table:table-cell>
          <table:table-cell table:style-name="ce11" table:formula="of:=([.T7]+[.T8]+[.U8]+[.V8]+[.V7]+[.V6]+[.U6]+[.T6])/2 + [.U7]" office:value-type="float" office:value="-227" calcext:value-type="float">
            <text:p>-227</text:p>
          </table:table-cell>
          <table:table-cell table:style-name="ce11" table:formula="of:=([.U7]+[.U8]+[.V8]+[.W8]+[.W7]+[.W6]+[.V6]+[.U6])/2 + [.V7]" office:value-type="float" office:value="-289" calcext:value-type="float">
            <text:p>-289</text:p>
          </table:table-cell>
          <table:table-cell table:style-name="ce11" table:formula="of:=([.V7]+[.V8]+[.W8]+[.X8]+[.X7]+[.X6]+[.W6]+[.V6])/2 + [.W7]" office:value-type="float" office:value="-320" calcext:value-type="float">
            <text:p>-320</text:p>
          </table:table-cell>
          <table:table-cell table:style-name="ce11" table:formula="of:=([.W7]+[.W8]+[.X8]+[.Y8]+[.Y7]+[.Y6]+[.X6]+[.W6])/2 + [.X7]" office:value-type="float" office:value="-224" calcext:value-type="float">
            <text:p>-224</text:p>
          </table:table-cell>
          <table:table-cell/>
          <table:table-cell table:style-name="ce11" table:formula="of:=IF([.N6]=[.$AA$11]; [.$AA$11]/[.$AB$11]; IF([.N6]=[.$AA$12]; [.$AA$12]/[.$AB$12]; IF([.N6]=[.$AA$13]; [.$AA$13]/[.$AB$13]; IF([.N6]=[.$AA$14]; [.$AA$14]/[.$AB$14]; IF([.N6]=[.$AA$15]; [.$AA$15]/[.$AB$15]; 0)))))+IF([.N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[.O7]" office:value-type="float" office:value="-75" calcext:value-type="float">
            <text:p>-75</text:p>
          </table:table-cell>
          <table:table-cell table:style-name="ce11" table:formula="of:=IF([.O6]=[.$AA$11]; [.$AA$11]/[.$AB$11]; IF([.O6]=[.$AA$12]; [.$AA$12]/[.$AB$12]; IF([.O6]=[.$AA$13]; [.$AA$13]/[.$AB$13]; IF([.O6]=[.$AA$14]; [.$AA$14]/[.$AB$14]; IF([.O6]=[.$AA$15]; [.$AA$15]/[.$AB$15]; 0)))))+IF([.O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[.P7]" office:value-type="float" office:value="-25" calcext:value-type="float">
            <text:p>-25</text:p>
          </table:table-cell>
          <table:table-cell table:style-name="ce11" table:formula="of:=IF([.P6]=[.$AA$11]; [.$AA$11]/[.$AB$11]; IF([.P6]=[.$AA$12]; [.$AA$12]/[.$AB$12]; IF([.P6]=[.$AA$13]; [.$AA$13]/[.$AB$13]; IF([.P6]=[.$AA$14]; [.$AA$14]/[.$AB$14]; IF([.P6]=[.$AA$15]; [.$AA$15]/[.$AB$15]; 0)))))+IF([.P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[.Q7]" office:value-type="float" office:value="-24" calcext:value-type="float">
            <text:p>-24</text:p>
          </table:table-cell>
          <table:table-cell table:style-name="ce11" table:formula="of:=IF([.Q6]=[.$AA$11]; [.$AA$11]/[.$AB$11]; IF([.Q6]=[.$AA$12]; [.$AA$12]/[.$AB$12]; IF([.Q6]=[.$AA$13]; [.$AA$13]/[.$AB$13]; IF([.Q6]=[.$AA$14]; [.$AA$14]/[.$AB$14]; IF([.Q6]=[.$AA$15]; [.$AA$15]/[.$AB$15]; 0)))))+IF([.Q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[.R7]" office:value-type="float" office:value="-93" calcext:value-type="float">
            <text:p>-93</text:p>
          </table:table-cell>
          <table:table-cell table:style-name="ce11" table:formula="of:=IF([.R6]=[.$AA$11]; [.$AA$11]/[.$AB$11]; IF([.R6]=[.$AA$12]; [.$AA$12]/[.$AB$12]; IF([.R6]=[.$AA$13]; [.$AA$13]/[.$AB$13]; IF([.R6]=[.$AA$14]; [.$AA$14]/[.$AB$14]; IF([.R6]=[.$AA$15]; [.$AA$15]/[.$AB$15]; 0)))))+IF([.R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[.S7]" office:value-type="float" office:value="-90" calcext:value-type="float">
            <text:p>-90</text:p>
          </table:table-cell>
          <table:table-cell table:style-name="ce11" table:formula="of:=IF([.S6]=[.$AA$11]; [.$AA$11]/[.$AB$11]; IF([.S6]=[.$AA$12]; [.$AA$12]/[.$AB$12]; IF([.S6]=[.$AA$13]; [.$AA$13]/[.$AB$13]; IF([.S6]=[.$AA$14]; [.$AA$14]/[.$AB$14]; IF([.S6]=[.$AA$15]; [.$AA$15]/[.$AB$15]; 0)))))+IF([.S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[.T7]" office:value-type="float" office:value="-28" calcext:value-type="float">
            <text:p>-28</text:p>
          </table:table-cell>
          <table:table-cell table:style-name="ce11" table:formula="of:=IF([.T6]=[.$AA$11]; [.$AA$11]/[.$AB$11]; IF([.T6]=[.$AA$12]; [.$AA$12]/[.$AB$12]; IF([.T6]=[.$AA$13]; [.$AA$13]/[.$AB$13]; IF([.T6]=[.$AA$14]; [.$AA$14]/[.$AB$14]; IF([.T6]=[.$AA$15]; [.$AA$15]/[.$AB$15]; 0)))))+IF([.T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[.U7]" office:value-type="float" office:value="-90" calcext:value-type="float">
            <text:p>-90</text:p>
          </table:table-cell>
          <table:table-cell table:style-name="ce11" table:formula="of:=IF([.U6]=[.$AA$11]; [.$AA$11]/[.$AB$11]; IF([.U6]=[.$AA$12]; [.$AA$12]/[.$AB$12]; IF([.U6]=[.$AA$13]; [.$AA$13]/[.$AB$13]; IF([.U6]=[.$AA$14]; [.$AA$14]/[.$AB$14]; IF([.U6]=[.$AA$15]; [.$AA$15]/[.$AB$15]; 0)))))+IF([.U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[.V7]" office:value-type="float" office:value="-89" calcext:value-type="float">
            <text:p>-89</text:p>
          </table:table-cell>
          <table:table-cell table:style-name="ce11" table:formula="of:=IF([.V6]=[.$AA$11]; [.$AA$11]/[.$AB$11]; IF([.V6]=[.$AA$12]; [.$AA$12]/[.$AB$12]; IF([.V6]=[.$AA$13]; [.$AA$13]/[.$AB$13]; IF([.V6]=[.$AA$14]; [.$AA$14]/[.$AB$14]; IF([.V6]=[.$AA$15]; [.$AA$15]/[.$AB$15]; 0)))))+IF([.V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[.W7]" office:value-type="float" office:value="-96" calcext:value-type="float">
            <text:p>-96</text:p>
          </table:table-cell>
          <table:table-cell table:style-name="ce11" table:formula="of:=IF([.W6]=[.$AA$11]; [.$AA$11]/[.$AB$11]; IF([.W6]=[.$AA$12]; [.$AA$12]/[.$AB$12]; IF([.W6]=[.$AA$13]; [.$AA$13]/[.$AB$13]; IF([.W6]=[.$AA$14]; [.$AA$14]/[.$AB$14]; IF([.W6]=[.$AA$15]; [.$AA$15]/[.$AB$15]; 0)))))+IF([.W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IF([.Y8]=[.$AA$11]; [.$AA$11]/[.$AB$11]; IF([.Y8]=[.$AA$12]; [.$AA$12]/[.$AB$12]; IF([.Y8]=[.$AA$13]; [.$AA$13]/[.$AB$13]; IF([.Y8]=[.$AA$14]; [.$AA$14]/[.$AB$14]; IF([.Y8]=[.$AA$15]; [.$AA$15]/[.$AB$15]; 0)))))+[.X7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7]-MIN([.$O$11:.$X$17]))/(MAX([.$O$11:.$X$17])-MIN([.$O$11:.$X$17]))*127" office:value-type="float" office:value="64.6412030793508" calcext:value-type="float">
            <text:p>64.6412030793508</text:p>
          </table:table-cell>
          <table:table-cell table:style-name="ce7" table:formula="of:=([.P17]-MIN([.$O$11:.$X$17]))/(MAX([.$O$11:.$X$17])-MIN([.$O$11:.$X$17]))*127" office:value-type="float" office:value="78.8130421192467" calcext:value-type="float">
            <text:p>78.8130421192467</text:p>
          </table:table-cell>
          <table:table-cell table:style-name="ce7" table:formula="of:=([.Q17]-MIN([.$O$11:.$X$17]))/(MAX([.$O$11:.$X$17])-MIN([.$O$11:.$X$17]))*127" office:value-type="float" office:value="76.487257598177" calcext:value-type="float">
            <text:p>76.487257598177</text:p>
          </table:table-cell>
          <table:table-cell table:style-name="ce7" table:formula="of:=([.R17]-MIN([.$O$11:.$X$17]))/(MAX([.$O$11:.$X$17])-MIN([.$O$11:.$X$17]))*127" office:value-type="float" office:value="21.7885280376081" calcext:value-type="float">
            <text:p>21.7885280376081</text:p>
          </table:table-cell>
          <table:table-cell table:style-name="ce7" table:formula="of:=([.S17]-MIN([.$O$11:.$X$17]))/(MAX([.$O$11:.$X$17])-MIN([.$O$11:.$X$17]))*127" office:value-type="float" office:value="16.9120930331728" calcext:value-type="float">
            <text:p>16.9120930331728</text:p>
          </table:table-cell>
          <table:table-cell table:style-name="ce7" table:formula="of:=([.T17]-MIN([.$O$11:.$X$17]))/(MAX([.$O$11:.$X$17])-MIN([.$O$11:.$X$17]))*127" office:value-type="float" office:value="29.9499135662116" calcext:value-type="float">
            <text:p>29.9499135662116</text:p>
          </table:table-cell>
          <table:table-cell table:style-name="ce7" table:formula="of:=([.U17]-MIN([.$O$11:.$X$17]))/(MAX([.$O$11:.$X$17])-MIN([.$O$11:.$X$17]))*127" office:value-type="float" office:value="12.6107521197581" calcext:value-type="float">
            <text:p>12.6107521197581</text:p>
          </table:table-cell>
          <table:table-cell table:style-name="ce7" table:formula="of:=([.V17]-MIN([.$O$11:.$X$17]))/(MAX([.$O$11:.$X$17])-MIN([.$O$11:.$X$17]))*127" office:value-type="float" office:value="5.85563804584443" calcext:value-type="float">
            <text:p>5.85563804584443</text:p>
          </table:table-cell>
          <table:table-cell table:style-name="ce7" table:formula="of:=([.W17]-MIN([.$O$11:.$X$17]))/(MAX([.$O$11:.$X$17])-MIN([.$O$11:.$X$17]))*127" office:value-type="float" office:value="1.78990274162849" calcext:value-type="float">
            <text:p>1.78990274162849</text:p>
          </table:table-cell>
          <table:table-cell table:style-name="ce7" table:formula="of:=([.X17]-MIN([.$O$11:.$X$17]))/(MAX([.$O$11:.$X$17])-MIN([.$O$11:.$X$17]))*127" office:value-type="float" office:value="1.17798705138881" calcext:value-type="float">
            <text:p>1.17798705138881</text:p>
          </table:table-cell>
          <table:table-cell table:number-columns-repeated="2"/>
          <table:table-cell table:style-name="ce11" table:formula="of:=([.N8]+[.N9]+[.O9]+[.P9]+[.P8]+[.P7]+[.O7]+[.N7])/2 + [.O8]" office:value-type="float" office:value="-129" calcext:value-type="float">
            <text:p>-129</text:p>
          </table:table-cell>
          <table:table-cell table:style-name="ce11" table:formula="of:=([.O8]+[.O9]+[.P9]+[.Q9]+[.Q8]+[.Q7]+[.P7]+[.O7])/2 + [.P8]" office:value-type="float" office:value="-162" calcext:value-type="float">
            <text:p>-162</text:p>
          </table:table-cell>
          <table:table-cell table:style-name="ce11" table:formula="of:=([.P8]+[.P9]+[.Q9]+[.R9]+[.R8]+[.R7]+[.Q7]+[.P7])/2 + [.Q8]" office:value-type="float" office:value="-162" calcext:value-type="float">
            <text:p>-162</text:p>
          </table:table-cell>
          <table:table-cell table:style-name="ce11" table:formula="of:=([.Q8]+[.Q9]+[.R9]+[.S9]+[.S8]+[.S7]+[.R7]+[.Q7])/2 + [.R8]" office:value-type="float" office:value="-193" calcext:value-type="float">
            <text:p>-193</text:p>
          </table:table-cell>
          <table:table-cell table:style-name="ce11" table:formula="of:=([.R8]+[.R9]+[.S9]+[.T9]+[.T8]+[.T7]+[.S7]+[.R7])/2 + [.S8]" office:value-type="float" office:value="-162" calcext:value-type="float">
            <text:p>-162</text:p>
          </table:table-cell>
          <table:table-cell table:style-name="ce11" table:formula="of:=([.S8]+[.S9]+[.T9]+[.U9]+[.U8]+[.U7]+[.T7]+[.S7])/2 + [.T8]" office:value-type="float" office:value="-131" calcext:value-type="float">
            <text:p>-131</text:p>
          </table:table-cell>
          <table:table-cell table:style-name="ce11" table:formula="of:=([.T8]+[.T9]+[.U9]+[.V9]+[.V8]+[.V7]+[.U7]+[.T7])/2 + [.U8]" office:value-type="float" office:value="-162" calcext:value-type="float">
            <text:p>-162</text:p>
          </table:table-cell>
          <table:table-cell table:style-name="ce11" table:formula="of:=([.U8]+[.U9]+[.V9]+[.W9]+[.W8]+[.W7]+[.V7]+[.U7])/2 + [.V8]" office:value-type="float" office:value="-224" calcext:value-type="float">
            <text:p>-224</text:p>
          </table:table-cell>
          <table:table-cell table:style-name="ce11" table:formula="of:=([.V8]+[.V9]+[.W9]+[.X9]+[.X8]+[.X7]+[.W7]+[.V7])/2 + [.W8]" office:value-type="float" office:value="-224" calcext:value-type="float">
            <text:p>-224</text:p>
          </table:table-cell>
          <table:table-cell table:style-name="ce11" table:formula="of:=([.W8]+[.W9]+[.X9]+[.Y9]+[.Y8]+[.Y7]+[.X7]+[.W7])/2 + [.X8]" office:value-type="float" office:value="-160" calcext:value-type="float">
            <text:p>-160</text:p>
          </table:table-cell>
          <table:table-cell/>
          <table:table-cell table:style-name="ce11" table:formula="of:=IF([.N7]=[.$AA$11]; [.$AA$11]/[.$AB$11]; IF([.N7]=[.$AA$12]; [.$AA$12]/[.$AB$12]; IF([.N7]=[.$AA$13]; [.$AA$13]/[.$AB$13]; IF([.N7]=[.$AA$14]; [.$AA$14]/[.$AB$14]; IF([.N7]=[.$AA$15]; [.$AA$15]/[.$AB$15]; 0)))))+IF([.N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P8]=[.$AA$11]; [.$AA$11]/[.$AB$11]; IF([.P8]=[.$AA$12]; [.$AA$12]/[.$AB$12]; IF([.P8]=[.$AA$13]; [.$AA$13]/[.$AB$13]; IF([.P8]=[.$AA$14]; [.$AA$14]/[.$AB$14]; IF([.P8]=[.$AA$15]; [.$AA$15]/[.$AB$15]; 0)))))+IF([.N9]=[.$AA$11]; [.$AA$11]/[.$AB$11]; IF([.N9]=[.$AA$12]; [.$AA$12]/[.$AB$12]; IF([.N9]=[.$AA$13]; [.$AA$13]/[.$AB$13]; IF([.N9]=[.$AA$14]; [.$AA$14]/[.$AB$14]; IF([.N9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[.O8]" office:value-type="float" office:value="-69" calcext:value-type="float">
            <text:p>-69</text:p>
          </table:table-cell>
          <table:table-cell table:style-name="ce11" table:formula="of:=IF([.O7]=[.$AA$11]; [.$AA$11]/[.$AB$11]; IF([.O7]=[.$AA$12]; [.$AA$12]/[.$AB$12]; IF([.O7]=[.$AA$13]; [.$AA$13]/[.$AB$13]; IF([.O7]=[.$AA$14]; [.$AA$14]/[.$AB$14]; IF([.O7]=[.$AA$15]; [.$AA$15]/[.$AB$15]; 0)))))+IF([.O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Q8]=[.$AA$11]; [.$AA$11]/[.$AB$11]; IF([.Q8]=[.$AA$12]; [.$AA$12]/[.$AB$12]; IF([.Q8]=[.$AA$13]; [.$AA$13]/[.$AB$13]; IF([.Q8]=[.$AA$14]; [.$AA$14]/[.$AB$14]; IF([.Q8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[.P8]" office:value-type="float" office:value="-81" calcext:value-type="float">
            <text:p>-81</text:p>
          </table:table-cell>
          <table:table-cell table:style-name="ce11" table:formula="of:=IF([.P7]=[.$AA$11]; [.$AA$11]/[.$AB$11]; IF([.P7]=[.$AA$12]; [.$AA$12]/[.$AB$12]; IF([.P7]=[.$AA$13]; [.$AA$13]/[.$AB$13]; IF([.P7]=[.$AA$14]; [.$AA$14]/[.$AB$14]; IF([.P7]=[.$AA$15]; [.$AA$15]/[.$AB$15]; 0)))))+IF([.P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R8]=[.$AA$11]; [.$AA$11]/[.$AB$11]; IF([.R8]=[.$AA$12]; [.$AA$12]/[.$AB$12]; IF([.R8]=[.$AA$13]; [.$AA$13]/[.$AB$13]; IF([.R8]=[.$AA$14]; [.$AA$14]/[.$AB$14]; IF([.R8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[.Q8]" office:value-type="float" office:value="-78" calcext:value-type="float">
            <text:p>-78</text:p>
          </table:table-cell>
          <table:table-cell table:style-name="ce11" table:formula="of:=IF([.Q7]=[.$AA$11]; [.$AA$11]/[.$AB$11]; IF([.Q7]=[.$AA$12]; [.$AA$12]/[.$AB$12]; IF([.Q7]=[.$AA$13]; [.$AA$13]/[.$AB$13]; IF([.Q7]=[.$AA$14]; [.$AA$14]/[.$AB$14]; IF([.Q7]=[.$AA$15]; [.$AA$15]/[.$AB$15]; 0)))))+IF([.Q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S8]=[.$AA$11]; [.$AA$11]/[.$AB$11]; IF([.S8]=[.$AA$12]; [.$AA$12]/[.$AB$12]; IF([.S8]=[.$AA$13]; [.$AA$13]/[.$AB$13]; IF([.S8]=[.$AA$14]; [.$AA$14]/[.$AB$14]; IF([.S8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[.R8]" office:value-type="float" office:value="-77" calcext:value-type="float">
            <text:p>-77</text:p>
          </table:table-cell>
          <table:table-cell table:style-name="ce11" table:formula="of:=IF([.R7]=[.$AA$11]; [.$AA$11]/[.$AB$11]; IF([.R7]=[.$AA$12]; [.$AA$12]/[.$AB$12]; IF([.R7]=[.$AA$13]; [.$AA$13]/[.$AB$13]; IF([.R7]=[.$AA$14]; [.$AA$14]/[.$AB$14]; IF([.R7]=[.$AA$15]; [.$AA$15]/[.$AB$15]; 0)))))+IF([.R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T8]=[.$AA$11]; [.$AA$11]/[.$AB$11]; IF([.T8]=[.$AA$12]; [.$AA$12]/[.$AB$12]; IF([.T8]=[.$AA$13]; [.$AA$13]/[.$AB$13]; IF([.T8]=[.$AA$14]; [.$AA$14]/[.$AB$14]; IF([.T8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[.S8]" office:value-type="float" office:value="-78" calcext:value-type="float">
            <text:p>-78</text:p>
          </table:table-cell>
          <table:table-cell table:style-name="ce11" table:formula="of:=IF([.S7]=[.$AA$11]; [.$AA$11]/[.$AB$11]; IF([.S7]=[.$AA$12]; [.$AA$12]/[.$AB$12]; IF([.S7]=[.$AA$13]; [.$AA$13]/[.$AB$13]; IF([.S7]=[.$AA$14]; [.$AA$14]/[.$AB$14]; IF([.S7]=[.$AA$15]; [.$AA$15]/[.$AB$15]; 0)))))+IF([.S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U8]=[.$AA$11]; [.$AA$11]/[.$AB$11]; IF([.U8]=[.$AA$12]; [.$AA$12]/[.$AB$12]; IF([.U8]=[.$AA$13]; [.$AA$13]/[.$AB$13]; IF([.U8]=[.$AA$14]; [.$AA$14]/[.$AB$14]; IF([.U8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[.T8]" office:value-type="float" office:value="-22" calcext:value-type="float">
            <text:p>-22</text:p>
          </table:table-cell>
          <table:table-cell table:style-name="ce11" table:formula="of:=IF([.T7]=[.$AA$11]; [.$AA$11]/[.$AB$11]; IF([.T7]=[.$AA$12]; [.$AA$12]/[.$AB$12]; IF([.T7]=[.$AA$13]; [.$AA$13]/[.$AB$13]; IF([.T7]=[.$AA$14]; [.$AA$14]/[.$AB$14]; IF([.T7]=[.$AA$15]; [.$AA$15]/[.$AB$15]; 0)))))+IF([.T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V8]=[.$AA$11]; [.$AA$11]/[.$AB$11]; IF([.V8]=[.$AA$12]; [.$AA$12]/[.$AB$12]; IF([.V8]=[.$AA$13]; [.$AA$13]/[.$AB$13]; IF([.V8]=[.$AA$14]; [.$AA$14]/[.$AB$14]; IF([.V8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[.U8]" office:value-type="float" office:value="-74" calcext:value-type="float">
            <text:p>-74</text:p>
          </table:table-cell>
          <table:table-cell table:style-name="ce11" table:formula="of:=IF([.U7]=[.$AA$11]; [.$AA$11]/[.$AB$11]; IF([.U7]=[.$AA$12]; [.$AA$12]/[.$AB$12]; IF([.U7]=[.$AA$13]; [.$AA$13]/[.$AB$13]; IF([.U7]=[.$AA$14]; [.$AA$14]/[.$AB$14]; IF([.U7]=[.$AA$15]; [.$AA$15]/[.$AB$15]; 0)))))+IF([.U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W8]=[.$AA$11]; [.$AA$11]/[.$AB$11]; IF([.W8]=[.$AA$12]; [.$AA$12]/[.$AB$12]; IF([.W8]=[.$AA$13]; [.$AA$13]/[.$AB$13]; IF([.W8]=[.$AA$14]; [.$AA$14]/[.$AB$14]; IF([.W8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[.V8]" office:value-type="float" office:value="-84" calcext:value-type="float">
            <text:p>-84</text:p>
          </table:table-cell>
          <table:table-cell table:style-name="ce11" table:formula="of:=IF([.V7]=[.$AA$11]; [.$AA$11]/[.$AB$11]; IF([.V7]=[.$AA$12]; [.$AA$12]/[.$AB$12]; IF([.V7]=[.$AA$13]; [.$AA$13]/[.$AB$13]; IF([.V7]=[.$AA$14]; [.$AA$14]/[.$AB$14]; IF([.V7]=[.$AA$15]; [.$AA$15]/[.$AB$15]; 0)))))+IF([.V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X8]=[.$AA$11]; [.$AA$11]/[.$AB$11]; IF([.X8]=[.$AA$12]; [.$AA$12]/[.$AB$12]; IF([.X8]=[.$AA$13]; [.$AA$13]/[.$AB$13]; IF([.X8]=[.$AA$14]; [.$AA$14]/[.$AB$14]; IF([.X8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[.W8]" office:value-type="float" office:value="-84" calcext:value-type="float">
            <text:p>-84</text:p>
          </table:table-cell>
          <table:table-cell table:style-name="ce11" table:formula="of:=IF([.W7]=[.$AA$11]; [.$AA$11]/[.$AB$11]; IF([.W7]=[.$AA$12]; [.$AA$12]/[.$AB$12]; IF([.W7]=[.$AA$13]; [.$AA$13]/[.$AB$13]; IF([.W7]=[.$AA$14]; [.$AA$14]/[.$AB$14]; IF([.W7]=[.$AA$15]; [.$AA$15]/[.$AB$15]; 0)))))+IF([.W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Y8]=[.$AA$11]; [.$AA$11]/[.$AB$11]; IF([.Y8]=[.$AA$12]; [.$AA$12]/[.$AB$12]; IF([.Y8]=[.$AA$13]; [.$AA$13]/[.$AB$13]; IF([.Y8]=[.$AA$14]; [.$AA$14]/[.$AB$14]; IF([.Y8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IF([.Y9]=[.$AA$11]; [.$AA$11]/[.$AB$11]; IF([.Y9]=[.$AA$12]; [.$AA$12]/[.$AB$12]; IF([.Y9]=[.$AA$13]; [.$AA$13]/[.$AB$13]; IF([.Y9]=[.$AA$14]; [.$AA$14]/[.$AB$14]; IF([.Y9]=[.$AA$15]; [.$AA$15]/[.$AB$15]; 0)))))+[.X8]" office:value-type="float" office:value="-76" calcext:value-type="float">
            <text:p>-76</text:p>
          </table:table-cell>
          <table:table-cell table:number-columns-repeated="98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a.O2:Mapa.X8">
            <calcext:color-scale>
              <calcext:color-scale-entry calcext:value="0" calcext:type="maximum" calcext:color="#aa55a1"/>
              <calcext:color-scale-entry calcext:value="50" calcext:type="percentile" calcext:color="#d4711a"/>
              <calcext:color-scale-entry calcext:value="0" calcext:type="minimum" calcext:color="#95231f"/>
            </calcext:color-scale>
            <calcext:condition calcext:apply-style-name="Bez názvu2" calcext:value="=64" calcext:base-cell-address="Mapa.O2"/>
          </calcext:conditional-format>
          <calcext:conditional-format calcext:target-range-address="Mapa.C12:Mapa.L17 Mapa.D11:Mapa.L1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O11:Mapa.X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11:Mapa.C1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20:Mapa.L2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2:Mapa.L8">
            <calcext:condition calcext:apply-style-name="unknown" calcext:value="=&quot;u&quot;" calcext:base-cell-address="Mapa.C2"/>
            <calcext:condition calcext:apply-style-name="candle" calcext:value="=&quot;c&quot;" calcext:base-cell-address="Mapa.C2"/>
            <calcext:condition calcext:apply-style-name="barrier" calcext:value="=&quot;b&quot;" calcext:base-cell-address="Mapa.C2"/>
            <calcext:condition calcext:apply-style-name="interesting" calcext:value="=&quot;I&quot;" calcext:base-cell-address="Mapa.C2"/>
            <calcext:condition calcext:apply-style-name="Bez názvu4" calcext:value="=&quot;d&quot;" calcext:base-cell-address="Mapa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názvu1" style:display-name="Bez názvu1" style:family="table-cell" style:parent-style-name="Default">
      <style:table-cell-properties fo:background-color="#454fa1"/>
    </style:style>
    <style:style style:name="Bez_20_názvu2" style:display-name="Bez názvu2" style:family="table-cell" style:parent-style-name="Default">
      <style:table-cell-properties fo:background-color="#5565af" loext:vertical-justify="auto"/>
      <style:paragraph-properties css3t:text-justify="auto"/>
      <style:text-properties fo:color="#dddddd"/>
    </style:style>
    <style:style style:name="unknown" style:family="table-cell" style:parent-style-name="Default">
      <style:table-cell-properties fo:background-color="#999999"/>
    </style:style>
    <style:style style:name="candle" style:family="table-cell" style:parent-style-name="Default">
      <style:table-cell-properties fo:background-color="#ce181e" loext:vertical-justify="auto"/>
      <style:paragraph-properties css3t:text-justify="auto"/>
    </style:style>
    <style:style style:name="Bez_20_názvu3" style:display-name="Bez názvu3" style:family="table-cell" style:parent-style-name="Default">
      <style:table-cell-properties fo:background-color="#000000"/>
    </style:style>
    <style:style style:name="barrier" style:family="table-cell" style:parent-style-name="Default">
      <style:table-cell-properties fo:background-color="#000000"/>
    </style:style>
    <style:style style:name="interesting" style:family="table-cell" style:parent-style-name="Default">
      <style:table-cell-properties fo:background-color="#fdb94d"/>
    </style:style>
    <style:style style:name="Bez_20_názvu4" style:display-name="Bez názvu4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3:10:23.17016442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4:26:36.764907314</meta:creation-date>
    <dc:date>2020-11-14T21:51:43.105033124</dc:date>
    <meta:editing-duration>P1DT10H5M7S</meta:editing-duration>
    <meta:editing-cycles>14</meta:editing-cycles>
    <meta:generator>LibreOffice/6.0.7.3$Linux_X86_64 LibreOffice_project/00m0$Build-3</meta:generator>
    <meta:document-statistic meta:table-count="3" meta:cell-count="636" meta:object-count="0"/>
  </office:meta>
</office:document-meta>
</file>